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FreeSans" svg:font-family="FreeSans" style:font-family-generic="system" style:font-pitch="variable"/>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JetBrains Mono" svg:font-family="JetBrains Mono" style:font-family-generic="modern" style:font-pitch="fixed" svg:panose-1="2 0 0 9 0 0 0 0 0 0"/>
    <style:font-face style:name="Calibri" svg:font-family="Calibri" style:font-family-generic="swiss" style:font-pitch="variable" svg:panose-1="2 15 5 2 2 2 4 3 2 4"/>
  </office:font-face-decls>
  <office:automatic-styles>
    <text:list-style style:name="LFO2">
      <text:list-level-style-bullet text:level="1" text:style-name="WW_CharLFO2LVL1" text:bullet-char="-">
        <style:list-level-properties text:space-before="0.0416in" text:min-label-width="0.25in" text:list-level-position-and-space-mode="label-alignment">
          <style:list-level-label-alignment text:label-followed-by="listtab" fo:margin-left="0.2916in" fo:text-indent="-0.25in"/>
        </style:list-level-properties>
        <style:text-properties style:font-name="Liberation Serif"/>
      </text:list-level-style-bullet>
      <text:list-level-style-bullet text:level="2" text:style-name="WW_CharLFO2LVL2" text:bullet-char="o">
        <style:list-level-properties text:space-before="0.5416in" text:min-label-width="0.25in" text:list-level-position-and-space-mode="label-alignment">
          <style:list-level-label-alignment text:label-followed-by="listtab" fo:margin-left="0.7916in" fo:text-indent="-0.25in"/>
        </style:list-level-properties>
        <style:text-properties style:font-name="Courier New"/>
      </text:list-level-style-bullet>
      <text:list-level-style-bullet text:level="3" text:style-name="WW_CharLFO2LVL3"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Wingdings"/>
      </text:list-level-style-bullet>
      <text:list-level-style-bullet text:level="4" text:style-name="WW_CharLFO2LVL4"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Symbol"/>
      </text:list-level-style-bullet>
      <text:list-level-style-bullet text:level="5" text:style-name="WW_CharLFO2LVL5" text:bullet-char="o">
        <style:list-level-properties text:space-before="2.0416in" text:min-label-width="0.25in" text:list-level-position-and-space-mode="label-alignment">
          <style:list-level-label-alignment text:label-followed-by="listtab" fo:margin-left="2.2916in" fo:text-indent="-0.25in"/>
        </style:list-level-properties>
        <style:text-properties style:font-name="Courier New"/>
      </text:list-level-style-bullet>
      <text:list-level-style-bullet text:level="6" text:style-name="WW_CharLFO2LVL6" text:bullet-char="">
        <style:list-level-properties text:space-before="2.5416in" text:min-label-width="0.25in" text:list-level-position-and-space-mode="label-alignment">
          <style:list-level-label-alignment text:label-followed-by="listtab" fo:margin-left="2.7916in" fo:text-indent="-0.25in"/>
        </style:list-level-properties>
        <style:text-properties style:font-name="Wingdings"/>
      </text:list-level-style-bullet>
      <text:list-level-style-bullet text:level="7" text:style-name="WW_CharLFO2LVL7"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Symbol"/>
      </text:list-level-style-bullet>
      <text:list-level-style-bullet text:level="8" text:style-name="WW_CharLFO2LVL8" text:bullet-char="o">
        <style:list-level-properties text:space-before="3.5416in" text:min-label-width="0.25in" text:list-level-position-and-space-mode="label-alignment">
          <style:list-level-label-alignment text:label-followed-by="listtab" fo:margin-left="3.7916in" fo:text-indent="-0.25in"/>
        </style:list-level-properties>
        <style:text-properties style:font-name="Courier New"/>
      </text:list-level-style-bullet>
      <text:list-level-style-bullet text:level="9" text:style-name="WW_CharLFO2LVL9" text:bullet-char="">
        <style:list-level-properties text:space-before="4.0416in" text:min-label-width="0.25in" text:list-level-position-and-space-mode="label-alignment">
          <style:list-level-label-alignment text:label-followed-by="listtab" fo:margin-left="4.2916in" fo:text-indent="-0.25in"/>
        </style:list-level-properties>
        <style:text-properties style:font-name="Wingdings"/>
      </text:list-level-style-bullet>
    </text:list-style>
    <style:style style:name="P1" style:parent-style-name="Title" style:master-page-name="MP0" style:family="paragraph">
      <style:paragraph-properties fo:break-before="page"/>
      <style:text-properties fo:language="de" fo:country="DE"/>
    </style:style>
    <style:style style:name="P10" style:parent-style-name="Subtitle" style:family="paragraph">
      <style:text-properties fo:language="de" fo:country="DE"/>
    </style:style>
    <style:style style:name="P11" style:parent-style-name="Subtitle" style:family="paragraph">
      <style:text-properties fo:language="de" fo:country="DE"/>
    </style:style>
    <style:style style:name="P12" style:parent-style-name="Subtitle" style:family="paragraph">
      <style:text-properties fo:language="de" fo:country="DE"/>
    </style:style>
    <style:style style:name="P13" style:parent-style-name="TOC1" style:family="paragraph">
      <style:paragraph-properties>
        <style:tab-stops>
          <style:tab-stop style:type="right" style:leader-style="dotted" style:leader-text="." style:position="6.293in"/>
        </style:tab-stops>
      </style:paragraph-properties>
    </style:style>
    <style:style style:name="P14" style:parent-style-name="TOC1" style:family="paragraph">
      <style:paragraph-properties>
        <style:tab-stops>
          <style:tab-stop style:type="right" style:leader-style="dotted" style:leader-text="." style:position="6.293in"/>
        </style:tab-stops>
      </style:paragraph-properties>
    </style:style>
    <style:style style:name="T15" style:parent-style-name="Hyperlink" style:family="text">
      <style:text-properties fo:language="de" fo:country="DE"/>
    </style:style>
    <style:style style:name="P16" style:parent-style-name="TOC1" style:family="paragraph">
      <style:paragraph-properties>
        <style:tab-stops>
          <style:tab-stop style:type="right" style:leader-style="dotted" style:leader-text="." style:position="6.293in"/>
        </style:tab-stops>
      </style:paragraph-properties>
    </style:style>
    <style:style style:name="T17" style:parent-style-name="Hyperlink" style:family="text">
      <style:text-properties fo:language="de" fo:country="DE"/>
    </style:style>
    <style:style style:name="P18" style:parent-style-name="TOC2" style:family="paragraph">
      <style:paragraph-properties>
        <style:tab-stops>
          <style:tab-stop style:type="right" style:leader-style="dotted" style:leader-text="." style:position="6.1263in"/>
        </style:tab-stops>
      </style:paragraph-properties>
    </style:style>
    <style:style style:name="T19" style:parent-style-name="Hyperlink" style:family="text">
      <style:text-properties fo:language="de" fo:country="DE"/>
    </style:style>
    <style:style style:name="P20" style:parent-style-name="TOC2" style:family="paragraph">
      <style:paragraph-properties>
        <style:tab-stops>
          <style:tab-stop style:type="right" style:leader-style="dotted" style:leader-text="." style:position="6.1263in"/>
        </style:tab-stops>
      </style:paragraph-properties>
    </style:style>
    <style:style style:name="T21" style:parent-style-name="Hyperlink" style:family="text">
      <style:text-properties fo:language="de" fo:country="DE"/>
    </style:style>
    <style:style style:name="P22" style:parent-style-name="TOC2" style:family="paragraph">
      <style:paragraph-properties>
        <style:tab-stops>
          <style:tab-stop style:type="right" style:leader-style="dotted" style:leader-text="." style:position="6.1263in"/>
        </style:tab-stops>
      </style:paragraph-properties>
    </style:style>
    <style:style style:name="T23" style:parent-style-name="Hyperlink" style:family="text">
      <style:text-properties fo:language="de" fo:country="DE"/>
    </style:style>
    <style:style style:name="P24" style:parent-style-name="TOC1" style:family="paragraph">
      <style:paragraph-properties>
        <style:tab-stops>
          <style:tab-stop style:type="right" style:leader-style="dotted" style:leader-text="." style:position="6.293in"/>
        </style:tab-stops>
      </style:paragraph-properties>
    </style:style>
    <style:style style:name="T25" style:parent-style-name="Hyperlink" style:family="text">
      <style:text-properties fo:language="de" fo:country="DE"/>
    </style:style>
    <style:style style:name="P26" style:parent-style-name="TOC2" style:family="paragraph">
      <style:paragraph-properties>
        <style:tab-stops>
          <style:tab-stop style:type="right" style:leader-style="dotted" style:leader-text="." style:position="6.1263in"/>
        </style:tab-stops>
      </style:paragraph-properties>
    </style:style>
    <style:style style:name="T27" style:parent-style-name="Hyperlink" style:family="text">
      <style:text-properties fo:language="de" fo:country="DE"/>
    </style:style>
    <style:style style:name="P28" style:parent-style-name="TOC2" style:family="paragraph">
      <style:paragraph-properties>
        <style:tab-stops>
          <style:tab-stop style:type="right" style:leader-style="dotted" style:leader-text="." style:position="6.1263in"/>
        </style:tab-stops>
      </style:paragraph-properties>
    </style:style>
    <style:style style:name="T29" style:parent-style-name="Hyperlink" style:family="text">
      <style:text-properties fo:language="de" fo:country="DE"/>
    </style:style>
    <style:style style:name="P30" style:parent-style-name="TOC2" style:family="paragraph">
      <style:paragraph-properties>
        <style:tab-stops>
          <style:tab-stop style:type="right" style:leader-style="dotted" style:leader-text="." style:position="6.1263in"/>
        </style:tab-stops>
      </style:paragraph-properties>
    </style:style>
    <style:style style:name="T31" style:parent-style-name="Hyperlink" style:family="text">
      <style:text-properties fo:language="de" fo:country="DE"/>
    </style:style>
    <style:style style:name="P32" style:parent-style-name="TOC2" style:family="paragraph">
      <style:paragraph-properties>
        <style:tab-stops>
          <style:tab-stop style:type="right" style:leader-style="dotted" style:leader-text="." style:position="6.1263in"/>
        </style:tab-stops>
      </style:paragraph-properties>
    </style:style>
    <style:style style:name="T33" style:parent-style-name="Hyperlink" style:family="text">
      <style:text-properties fo:language="de" fo:country="DE"/>
    </style:style>
    <style:style style:name="P34" style:parent-style-name="TOC2" style:family="paragraph">
      <style:paragraph-properties>
        <style:tab-stops>
          <style:tab-stop style:type="right" style:leader-style="dotted" style:leader-text="." style:position="6.1263in"/>
        </style:tab-stops>
      </style:paragraph-properties>
    </style:style>
    <style:style style:name="T35" style:parent-style-name="Hyperlink" style:family="text">
      <style:text-properties fo:language="de" fo:country="DE"/>
    </style:style>
    <style:style style:name="P36" style:parent-style-name="TOC1" style:family="paragraph">
      <style:paragraph-properties>
        <style:tab-stops>
          <style:tab-stop style:type="right" style:leader-style="dotted" style:leader-text="." style:position="6.293in"/>
        </style:tab-stops>
      </style:paragraph-properties>
    </style:style>
    <style:style style:name="T37" style:parent-style-name="Hyperlink" style:family="text">
      <style:text-properties fo:language="de" fo:country="DE"/>
    </style:style>
    <style:style style:name="P38" style:parent-style-name="TOC2" style:family="paragraph">
      <style:paragraph-properties>
        <style:tab-stops>
          <style:tab-stop style:type="right" style:leader-style="dotted" style:leader-text="." style:position="6.1263in"/>
        </style:tab-stops>
      </style:paragraph-properties>
    </style:style>
    <style:style style:name="T39" style:parent-style-name="Hyperlink" style:family="text">
      <style:text-properties fo:language="de" fo:country="DE"/>
    </style:style>
    <style:style style:name="P40" style:parent-style-name="TOC2" style:family="paragraph">
      <style:paragraph-properties>
        <style:tab-stops>
          <style:tab-stop style:type="right" style:leader-style="dotted" style:leader-text="." style:position="6.1263in"/>
        </style:tab-stops>
      </style:paragraph-properties>
    </style:style>
    <style:style style:name="T41" style:parent-style-name="Hyperlink" style:family="text">
      <style:text-properties fo:language="de" fo:country="DE"/>
    </style:style>
    <style:style style:name="P42" style:parent-style-name="TOC2" style:family="paragraph">
      <style:paragraph-properties>
        <style:tab-stops>
          <style:tab-stop style:type="right" style:leader-style="dotted" style:leader-text="." style:position="6.1263in"/>
        </style:tab-stops>
      </style:paragraph-properties>
    </style:style>
    <style:style style:name="T43" style:parent-style-name="Hyperlink" style:family="text">
      <style:text-properties fo:language="de" fo:country="DE"/>
    </style:style>
    <style:style style:name="P44" style:parent-style-name="Textbody" style:family="paragraph">
      <style:text-properties fo:font-weight="bold" style:font-weight-asian="bold" style:font-weight-complex="bold" fo:background-color="#FFF200" fo:language="de" fo:country="DE"/>
    </style:style>
    <style:style style:name="P45" style:parent-style-name="Heading1" style:family="paragraph">
      <style:text-properties fo:language="de" fo:country="DE"/>
    </style:style>
    <style:style style:name="P46" style:parent-style-name="Textbody" style:family="paragraph">
      <style:text-properties fo:language="de" fo:country="DE"/>
    </style:style>
    <style:style style:name="P47" style:parent-style-name="Heading1" style:family="paragraph">
      <style:text-properties fo:language="de" fo:country="DE"/>
    </style:style>
    <style:style style:name="P48" style:parent-style-name="Heading2" style:family="paragraph">
      <style:text-properties fo:language="de" fo:country="DE"/>
    </style:style>
    <style:style style:name="P49" style:parent-style-name="Textbody" style:family="paragraph">
      <style:text-properties fo:language="de" fo:country="DE"/>
    </style:style>
    <style:style style:name="P50" style:parent-style-name="Textbody" style:family="paragraph">
      <style:text-properties fo:language="de" fo:country="DE"/>
    </style:style>
    <style:style style:name="P51" style:parent-style-name="Textbody" style:family="paragraph">
      <style:text-properties fo:language="de" fo:country="DE"/>
    </style:style>
    <style:style style:name="P52" style:parent-style-name="Textbody" style:family="paragraph">
      <style:text-properties fo:language="de" fo:country="DE"/>
    </style:style>
    <style:style style:name="P53" style:parent-style-name="Normal" style:family="paragraph">
      <style:text-properties fo:language="de" fo:country="DE"/>
    </style:style>
    <style:style style:name="P54" style:parent-style-name="Normal" style:family="paragraph">
      <style:paragraph-properties fo:margin-top="0.1666in" fo:margin-bottom="0.1666in"/>
      <style:text-properties fo:language="de" fo:country="DE"/>
    </style:style>
    <style:style style:name="P55" style:parent-style-name="Normal" style:family="paragraph">
      <style:text-properties fo:language="de" fo:country="DE"/>
    </style:style>
    <style:style style:name="P56" style:parent-style-name="Heading2" style:family="paragraph">
      <style:text-properties fo:language="de" fo:country="DE"/>
    </style:style>
    <style:style style:name="P57" style:parent-style-name="Normal" style:family="paragraph">
      <style:text-properties fo:language="de" fo:country="DE"/>
    </style:style>
    <style:style style:name="P58" style:parent-style-name="Heading2" style:family="paragraph">
      <style:text-properties fo:language="de" fo:country="DE"/>
    </style:style>
    <style:style style:name="P59" style:parent-style-name="Normal" style:family="paragraph">
      <style:text-properties fo:language="de" fo:country="DE"/>
    </style:style>
    <style:style style:name="P60" style:parent-style-name="Heading1" style:family="paragraph">
      <style:text-properties fo:language="de" fo:country="DE"/>
    </style:style>
    <style:style style:name="P61" style:parent-style-name="Heading2" style:family="paragraph">
      <style:text-properties fo:language="de" fo:country="DE"/>
    </style:style>
    <style:style style:name="P62" style:parent-style-name="Textbody" style:family="paragraph">
      <style:text-properties fo:language="de" fo:country="DE"/>
    </style:style>
    <style:style style:name="T63" style:parent-style-name="DefaultParagraphFont" style:family="text">
      <style:text-properties fo:language="de" fo:country="DE"/>
    </style:style>
    <style:style style:name="T64" style:parent-style-name="DefaultParagraphFont" style:family="text">
      <style:text-properties fo:language="de" fo:country="DE"/>
    </style:style>
    <style:style style:name="T65" style:parent-style-name="DefaultParagraphFont" style:family="text">
      <style:text-properties fo:language="de" fo:country="DE"/>
    </style:style>
    <style:style style:name="T66" style:parent-style-name="hgkelc" style:family="text">
      <style:text-properties fo:language="de" fo:country="DE"/>
    </style:style>
    <style:style style:name="P67" style:parent-style-name="Textbody" style:family="paragraph">
      <style:text-properties fo:language="de" fo:country="DE"/>
    </style:style>
    <style:style style:name="P68" style:parent-style-name="Textbody" style:family="paragraph">
      <style:text-properties fo:language="de" fo:country="DE"/>
    </style:style>
    <style:style style:name="P69" style:parent-style-name="Textbody" style:family="paragraph">
      <style:text-properties fo:language="de" fo:country="DE"/>
    </style:style>
    <style:style style:name="P70" style:parent-style-name="Textbody" style:family="paragraph">
      <style:text-properties fo:language="de" fo:country="DE"/>
    </style:style>
    <style:style style:name="P71" style:parent-style-name="Heading2" style:family="paragraph">
      <style:text-properties fo:language="de" fo:country="DE"/>
    </style:style>
    <style:style style:name="P72" style:parent-style-name="Textbody" style:family="paragraph">
      <style:text-properties fo:language="de" fo:country="DE"/>
    </style:style>
    <style:style style:name="P73" style:parent-style-name="Textbody" style:family="paragraph">
      <style:text-properties fo:language="de" fo:country="DE"/>
    </style:style>
    <style:style style:name="P74" style:parent-style-name="Textbody" style:family="paragraph">
      <style:text-properties fo:language="de" fo:country="DE"/>
    </style:style>
    <style:style style:name="P75" style:parent-style-name="Heading2" style:family="paragraph">
      <style:text-properties fo:language="de" fo:country="DE"/>
    </style:style>
    <style:style style:name="P76" style:parent-style-name="Textbody" style:family="paragraph">
      <style:text-properties fo:language="de" fo:country="DE"/>
    </style:style>
    <style:style style:name="P77" style:parent-style-name="Textbody" style:family="paragraph">
      <style:text-properties fo:language="de" fo:country="DE"/>
    </style:style>
    <style:style style:name="P78" style:parent-style-name="Heading2" style:family="paragraph">
      <style:text-properties fo:language="de" fo:country="DE"/>
    </style:style>
    <style:style style:name="P79" style:parent-style-name="Textbody" style:family="paragraph">
      <style:text-properties fo:language="de" fo:country="DE"/>
    </style:style>
    <style:style style:name="P80" style:parent-style-name="Textbody" style:family="paragraph">
      <style:text-properties fo:language="de" fo:country="DE"/>
    </style:style>
    <style:style style:name="P81" style:parent-style-name="Textbody" style:family="paragraph">
      <style:text-properties fo:language="de" fo:country="DE"/>
    </style:style>
    <style:style style:name="P82" style:parent-style-name="Textbody" style:family="paragraph">
      <style:text-properties fo:language="de" fo:country="DE"/>
    </style:style>
    <style:style style:name="P83" style:parent-style-name="Textbody" style:family="paragraph">
      <style:text-properties fo:language="de" fo:country="DE"/>
    </style:style>
    <style:style style:name="P84" style:parent-style-name="Textbody" style:family="paragraph">
      <style:text-properties fo:language="de" fo:country="DE"/>
    </style:style>
    <style:style style:name="P85" style:parent-style-name="Textbody" style:family="paragraph">
      <style:text-properties fo:language="de" fo:country="DE"/>
    </style:style>
    <style:style style:name="P86" style:parent-style-name="Textbody" style:family="paragraph">
      <style:text-properties fo:language="de" fo:country="DE"/>
    </style:style>
    <style:style style:name="P87" style:parent-style-name="Textbody" style:family="paragraph">
      <style:text-properties fo:language="de" fo:country="DE"/>
    </style:style>
    <style:style style:name="P88" style:parent-style-name="Textbody" style:family="paragraph">
      <style:text-properties fo:language="de" fo:country="DE"/>
    </style:style>
    <style:style style:name="P89" style:parent-style-name="Textbody" style:family="paragraph">
      <style:text-properties fo:language="de" fo:country="DE"/>
    </style:style>
    <style:style style:name="P90" style:parent-style-name="Textbody" style:family="paragraph">
      <style:text-properties fo:language="de" fo:country="DE"/>
    </style:style>
    <style:style style:name="P91" style:parent-style-name="Textbody" style:family="paragraph">
      <style:text-properties fo:language="de" fo:country="DE"/>
    </style:style>
    <style:style style:name="P92" style:parent-style-name="Textbody" style:family="paragraph">
      <style:text-properties fo:language="de" fo:country="DE"/>
    </style:style>
    <style:style style:name="P93" style:parent-style-name="Textbody" style:family="paragraph">
      <style:text-properties fo:language="de" fo:country="DE"/>
    </style:style>
    <style:style style:name="P94" style:parent-style-name="Textbody" style:family="paragraph">
      <style:text-properties fo:language="de" fo:country="DE"/>
    </style:style>
    <style:style style:name="P95" style:parent-style-name="Textbody" style:family="paragraph">
      <style:text-properties fo:language="de" fo:country="DE"/>
    </style:style>
    <style:style style:name="P96" style:parent-style-name="Textbody" style:family="paragraph">
      <style:text-properties fo:language="de" fo:country="DE"/>
    </style:style>
    <style:style style:name="P97" style:parent-style-name="Textbody" style:family="paragraph">
      <style:text-properties fo:language="de" fo:country="DE"/>
    </style:style>
    <style:style style:name="P98" style:parent-style-name="Textbody" style:family="paragraph">
      <style:text-properties fo:language="de" fo:country="DE"/>
    </style:style>
    <style:style style:name="P99" style:parent-style-name="Textbody" style:family="paragraph">
      <style:text-properties fo:language="de" fo:country="DE"/>
    </style:style>
    <style:style style:name="P100" style:parent-style-name="Textbody" style:family="paragraph">
      <style:text-properties fo:language="de" fo:country="DE"/>
    </style:style>
    <style:style style:name="P101" style:parent-style-name="Textbody" style:family="paragraph">
      <style:text-properties fo:language="de" fo:country="DE"/>
    </style:style>
    <style:style style:name="P102" style:parent-style-name="Textbody" style:family="paragraph">
      <style:text-properties fo:language="de" fo:country="DE"/>
    </style:style>
    <style:style style:name="P103" style:parent-style-name="Textbody" style:family="paragraph">
      <style:text-properties fo:language="de" fo:country="DE"/>
    </style:style>
    <style:style style:name="P104" style:parent-style-name="Textbody" style:family="paragraph">
      <style:text-properties fo:language="de" fo:country="DE"/>
    </style:style>
    <style:style style:name="P105" style:parent-style-name="Textbody" style:family="paragraph">
      <style:text-properties fo:language="de" fo:country="DE"/>
    </style:style>
    <style:style style:name="P106" style:parent-style-name="Textbody" style:family="paragraph">
      <style:text-properties fo:language="de" fo:country="DE"/>
    </style:style>
    <style:style style:name="P107" style:parent-style-name="Textbody" style:family="paragraph">
      <style:text-properties fo:language="de" fo:country="DE"/>
    </style:style>
    <style:style style:name="P108" style:parent-style-name="Textbody" style:family="paragraph">
      <style:text-properties fo:language="de" fo:country="DE"/>
    </style:style>
    <style:style style:name="P109" style:parent-style-name="Textbody" style:family="paragraph">
      <style:text-properties fo:language="de" fo:country="DE"/>
    </style:style>
    <style:style style:name="P110" style:parent-style-name="Textbody" style:family="paragraph">
      <style:text-properties fo:language="de" fo:country="DE"/>
    </style:style>
    <style:style style:name="P111" style:parent-style-name="Textbody" style:family="paragraph">
      <style:text-properties fo:language="de" fo:country="DE"/>
    </style:style>
    <style:style style:name="P112" style:parent-style-name="Textbody" style:family="paragraph">
      <style:text-properties fo:language="de" fo:country="DE"/>
    </style:style>
    <style:style style:name="P113" style:parent-style-name="Textbody" style:family="paragraph">
      <style:text-properties fo:language="de" fo:country="DE"/>
    </style:style>
    <style:style style:name="P114" style:parent-style-name="Textbody" style:family="paragraph">
      <style:text-properties fo:language="de" fo:country="DE"/>
    </style:style>
    <style:style style:name="P115" style:parent-style-name="Textbody" style:family="paragraph">
      <style:text-properties fo:language="de" fo:country="DE"/>
    </style:style>
    <style:style style:name="P116" style:parent-style-name="Textbody" style:family="paragraph">
      <style:text-properties fo:language="de" fo:country="DE"/>
    </style:style>
    <style:style style:name="P117" style:parent-style-name="Textbody" style:family="paragraph">
      <style:text-properties fo:language="de" fo:country="DE"/>
    </style:style>
    <style:style style:name="P118" style:parent-style-name="Textbody" style:family="paragraph">
      <style:text-properties fo:language="de" fo:country="DE"/>
    </style:style>
    <style:style style:name="P119" style:parent-style-name="Textbody" style:family="paragraph">
      <style:text-properties fo:language="de" fo:country="DE"/>
    </style:style>
    <style:style style:name="P120" style:parent-style-name="Textbody" style:family="paragraph">
      <style:text-properties fo:language="de" fo:country="DE"/>
    </style:style>
    <style:style style:name="P121" style:parent-style-name="Textbody" style:family="paragraph">
      <style:text-properties fo:language="de" fo:country="DE"/>
    </style:style>
    <style:style style:name="P122" style:parent-style-name="Textbody" style:family="paragraph">
      <style:text-properties fo:language="de" fo:country="DE"/>
    </style:style>
    <style:style style:name="P123" style:parent-style-name="Textbody" style:family="paragraph">
      <style:text-properties fo:language="de" fo:country="DE"/>
    </style:style>
    <style:style style:name="P124" style:parent-style-name="Textbody" style:family="paragraph">
      <style:text-properties fo:language="de" fo:country="DE"/>
    </style:style>
    <style:style style:name="P125" style:parent-style-name="Textbody" style:family="paragraph">
      <style:text-properties fo:language="de" fo:country="DE"/>
    </style:style>
    <style:style style:name="P126" style:parent-style-name="Textbody" style:family="paragraph">
      <style:text-properties fo:language="de" fo:country="DE"/>
    </style:style>
    <style:style style:name="P127" style:parent-style-name="Textbody" style:family="paragraph">
      <style:text-properties fo:language="de" fo:country="DE"/>
    </style:style>
    <style:style style:name="P128" style:parent-style-name="Textbody" style:family="paragraph">
      <style:text-properties fo:language="de" fo:country="DE"/>
    </style:style>
    <style:style style:name="P129" style:parent-style-name="Textbody" style:family="paragraph">
      <style:text-properties fo:language="de" fo:country="DE"/>
    </style:style>
    <style:style style:name="P130" style:parent-style-name="Textbody" style:family="paragraph">
      <style:text-properties fo:language="de" fo:country="DE"/>
    </style:style>
    <style:style style:name="P131" style:parent-style-name="Textbody" style:family="paragraph">
      <style:text-properties fo:language="de" fo:country="DE"/>
    </style:style>
    <style:style style:name="P132" style:parent-style-name="Textbody" style:family="paragraph">
      <style:text-properties fo:language="de" fo:country="DE"/>
    </style:style>
    <style:style style:name="P133" style:parent-style-name="Textbody" style:family="paragraph">
      <style:text-properties fo:language="de" fo:country="DE"/>
    </style:style>
    <style:style style:name="P134" style:parent-style-name="Textbody" style:family="paragraph">
      <style:text-properties fo:language="de" fo:country="DE"/>
    </style:style>
    <style:style style:name="P135" style:parent-style-name="Textbody" style:family="paragraph">
      <style:text-properties fo:language="de" fo:country="DE"/>
    </style:style>
    <style:style style:name="P136" style:parent-style-name="Textbody" style:family="paragraph">
      <style:text-properties fo:language="de" fo:country="DE"/>
    </style:style>
    <style:style style:name="P137" style:parent-style-name="Textbody" style:family="paragraph">
      <style:text-properties fo:language="de" fo:country="DE"/>
    </style:style>
    <style:style style:name="P138" style:parent-style-name="Textbody" style:family="paragraph">
      <style:text-properties fo:language="de" fo:country="DE"/>
    </style:style>
    <style:style style:name="P139" style:parent-style-name="Heading2" style:family="paragraph">
      <style:text-properties fo:language="de" fo:country="DE"/>
    </style:style>
    <style:style style:name="P140" style:parent-style-name="Textbody" style:family="paragraph">
      <style:text-properties fo:language="de" fo:country="DE"/>
    </style:style>
    <style:style style:name="P141" style:parent-style-name="Textbody" style:family="paragraph">
      <style:text-properties fo:language="de" fo:country="DE"/>
    </style:style>
    <style:style style:name="P142" style:parent-style-name="Textbody" style:family="paragraph">
      <style:text-properties fo:language="de" fo:country="DE"/>
    </style:style>
    <style:style style:name="P143" style:parent-style-name="Textbody" style:family="paragraph"/>
    <style:style style:name="T144" style:parent-style-name="DefaultParagraphFont" style:family="text">
      <style:text-properties fo:language="de" fo:country="DE"/>
    </style:style>
    <style:style style:name="T145" style:parent-style-name="DefaultParagraphFont" style:family="text">
      <style:text-properties style:text-underline-type="single" style:text-underline-style="solid" style:text-underline-width="auto" style:text-underline-mode="continuous" fo:language="de" fo:country="DE"/>
    </style:style>
    <style:style style:name="T146" style:parent-style-name="DefaultParagraphFont" style:family="text">
      <style:text-properties fo:language="de" fo:country="DE"/>
    </style:style>
    <style:style style:name="P147" style:parent-style-name="Textbody" style:family="paragraph">
      <style:text-properties fo:language="de" fo:country="DE"/>
    </style:style>
    <style:style style:name="P148" style:parent-style-name="Textbody" style:family="paragraph">
      <style:text-properties fo:language="de" fo:country="DE"/>
    </style:style>
    <style:style style:name="P149" style:parent-style-name="Heading1" style:family="paragraph">
      <style:text-properties fo:language="de" fo:country="DE"/>
    </style:style>
    <style:style style:name="P150" style:parent-style-name="Heading2" style:family="paragraph">
      <style:text-properties fo:language="de" fo:country="DE"/>
    </style:style>
    <style:style style:name="P151" style:parent-style-name="Normal" style:family="paragraph">
      <style:text-properties fo:language="de" fo:country="DE"/>
    </style:style>
    <style:style style:name="P152" style:parent-style-name="HTMLPreformatted" style:family="paragraph">
      <style:paragraph-properties fo:background-color="#2B2B2B"/>
    </style:style>
    <style:style style:name="T153" style:parent-style-name="DefaultParagraphFont" style:family="text">
      <style:text-properties style:font-name="JetBrains Mono" style:font-name-complex="JetBrains Mono" fo:color="#CC7832"/>
    </style:style>
    <style:style style:name="T154" style:parent-style-name="DefaultParagraphFont" style:family="text">
      <style:text-properties style:font-name="JetBrains Mono" style:font-name-complex="JetBrains Mono" fo:color="#A9B7C6"/>
    </style:style>
    <style:style style:name="T155" style:parent-style-name="DefaultParagraphFont" style:family="text">
      <style:text-properties style:font-name="JetBrains Mono" style:font-name-complex="JetBrains Mono" fo:color="#A9B7C6"/>
    </style:style>
    <style:style style:name="T156" style:parent-style-name="DefaultParagraphFont" style:family="text">
      <style:text-properties style:font-name="JetBrains Mono" style:font-name-complex="JetBrains Mono" fo:color="#A9B7C6"/>
    </style:style>
    <style:style style:name="T157" style:parent-style-name="DefaultParagraphFont" style:family="text">
      <style:text-properties style:font-name="JetBrains Mono" style:font-name-complex="JetBrains Mono" fo:color="#CC7832"/>
    </style:style>
    <style:style style:name="T158" style:parent-style-name="DefaultParagraphFont" style:family="text">
      <style:text-properties style:font-name="JetBrains Mono" style:font-name-complex="JetBrains Mono" fo:color="#A9B7C6"/>
    </style:style>
    <style:style style:name="T159" style:parent-style-name="DefaultParagraphFont" style:family="text">
      <style:text-properties style:font-name="JetBrains Mono" style:font-name-complex="JetBrains Mono" fo:color="#6A8759"/>
    </style:style>
    <style:style style:name="T160" style:parent-style-name="DefaultParagraphFont" style:family="text">
      <style:text-properties style:font-name="JetBrains Mono" style:font-name-complex="JetBrains Mono" fo:color="#CC7832"/>
    </style:style>
    <style:style style:name="T161" style:parent-style-name="DefaultParagraphFont" style:family="text">
      <style:text-properties style:font-name="JetBrains Mono" style:font-name-complex="JetBrains Mono" fo:color="#6A8759"/>
    </style:style>
    <style:style style:name="T162" style:parent-style-name="DefaultParagraphFont" style:family="text">
      <style:text-properties style:font-name="JetBrains Mono" style:font-name-complex="JetBrains Mono" fo:color="#CC7832"/>
    </style:style>
    <style:style style:name="T163" style:parent-style-name="DefaultParagraphFont" style:family="text">
      <style:text-properties style:font-name="JetBrains Mono" style:font-name-complex="JetBrains Mono" fo:color="#6A8759"/>
    </style:style>
    <style:style style:name="T164" style:parent-style-name="DefaultParagraphFont" style:family="text">
      <style:text-properties style:font-name="JetBrains Mono" style:font-name-complex="JetBrains Mono" fo:color="#CC7832"/>
    </style:style>
    <style:style style:name="T165" style:parent-style-name="DefaultParagraphFont" style:family="text">
      <style:text-properties style:font-name="JetBrains Mono" style:font-name-complex="JetBrains Mono" fo:color="#6A8759"/>
    </style:style>
    <style:style style:name="T166" style:parent-style-name="DefaultParagraphFont" style:family="text">
      <style:text-properties style:font-name="JetBrains Mono" style:font-name-complex="JetBrains Mono" fo:color="#CC7832"/>
    </style:style>
    <style:style style:name="T167" style:parent-style-name="DefaultParagraphFont" style:family="text">
      <style:text-properties style:font-name="JetBrains Mono" style:font-name-complex="JetBrains Mono" fo:color="#6A8759"/>
    </style:style>
    <style:style style:name="T168" style:parent-style-name="DefaultParagraphFont" style:family="text">
      <style:text-properties style:font-name="JetBrains Mono" style:font-name-complex="JetBrains Mono" fo:color="#CC7832"/>
    </style:style>
    <style:style style:name="T169" style:parent-style-name="DefaultParagraphFont" style:family="text">
      <style:text-properties style:font-name="JetBrains Mono" style:font-name-complex="JetBrains Mono" fo:color="#6A8759"/>
    </style:style>
    <style:style style:name="T170" style:parent-style-name="DefaultParagraphFont" style:family="text">
      <style:text-properties style:font-name="JetBrains Mono" style:font-name-complex="JetBrains Mono" fo:color="#CC7832"/>
    </style:style>
    <style:style style:name="T171" style:parent-style-name="DefaultParagraphFont" style:family="text">
      <style:text-properties style:font-name="JetBrains Mono" style:font-name-complex="JetBrains Mono" fo:color="#6A8759"/>
    </style:style>
    <style:style style:name="T172" style:parent-style-name="DefaultParagraphFont" style:family="text">
      <style:text-properties style:font-name="JetBrains Mono" style:font-name-complex="JetBrains Mono" fo:color="#CC7832"/>
    </style:style>
    <style:style style:name="T173" style:parent-style-name="DefaultParagraphFont" style:family="text">
      <style:text-properties style:font-name="JetBrains Mono" style:font-name-complex="JetBrains Mono" fo:color="#6A8759"/>
    </style:style>
    <style:style style:name="T174" style:parent-style-name="DefaultParagraphFont" style:family="text">
      <style:text-properties style:font-name="JetBrains Mono" style:font-name-complex="JetBrains Mono" fo:color="#A9B7C6"/>
    </style:style>
    <style:style style:name="T175" style:parent-style-name="DefaultParagraphFont" style:family="text">
      <style:text-properties style:font-name="JetBrains Mono" style:font-name-complex="JetBrains Mono" fo:color="#A9B7C6"/>
    </style:style>
    <style:style style:name="T176" style:parent-style-name="DefaultParagraphFont" style:family="text">
      <style:text-properties style:font-name="JetBrains Mono" style:font-name-complex="JetBrains Mono" fo:color="#A9B7C6"/>
    </style:style>
    <style:style style:name="P177" style:parent-style-name="Normal" style:family="paragraph">
      <style:text-properties fo:language="de" fo:country="DE"/>
    </style:style>
    <style:style style:name="P178" style:parent-style-name="HTMLPreformatted" style:family="paragraph">
      <style:paragraph-properties fo:background-color="#2B2B2B"/>
    </style:style>
    <style:style style:name="T179" style:parent-style-name="DefaultParagraphFont" style:family="text">
      <style:text-properties style:font-name="JetBrains Mono" style:font-name-complex="JetBrains Mono" fo:color="#CC7832" fo:language="en" fo:country="US"/>
    </style:style>
    <style:style style:name="T180" style:parent-style-name="DefaultParagraphFont" style:family="text">
      <style:text-properties style:font-name="JetBrains Mono" style:font-name-complex="JetBrains Mono" fo:color="#A9B7C6" fo:language="en" fo:country="US"/>
    </style:style>
    <style:style style:name="T181" style:parent-style-name="DefaultParagraphFont" style:family="text">
      <style:text-properties style:font-name="JetBrains Mono" style:font-name-complex="JetBrains Mono" fo:color="#CC7832" fo:language="en" fo:country="US"/>
    </style:style>
    <style:style style:name="T182" style:parent-style-name="DefaultParagraphFont" style:family="text">
      <style:text-properties style:font-name="JetBrains Mono" style:font-name-complex="JetBrains Mono" fo:color="#A9B7C6" fo:language="en" fo:country="US"/>
    </style:style>
    <style:style style:name="T183" style:parent-style-name="DefaultParagraphFont" style:family="text">
      <style:text-properties style:font-name="JetBrains Mono" style:font-name-complex="JetBrains Mono" fo:color="#A9B7C6" fo:language="en" fo:country="US"/>
    </style:style>
    <style:style style:name="T184" style:parent-style-name="DefaultParagraphFont" style:family="text">
      <style:text-properties style:font-name="JetBrains Mono" style:font-name-complex="JetBrains Mono" fo:color="#A9B7C6" fo:language="en" fo:country="US"/>
    </style:style>
    <style:style style:name="T185" style:parent-style-name="DefaultParagraphFont" style:family="text">
      <style:text-properties style:font-name="JetBrains Mono" style:font-name-complex="JetBrains Mono" fo:color="#CC7832" fo:language="en" fo:country="US"/>
    </style:style>
    <style:style style:name="T186" style:parent-style-name="DefaultParagraphFont" style:family="text">
      <style:text-properties style:font-name="JetBrains Mono" style:font-name-complex="JetBrains Mono" fo:color="#CC7832" fo:language="en" fo:country="US"/>
    </style:style>
    <style:style style:name="T187" style:parent-style-name="DefaultParagraphFont" style:family="text">
      <style:text-properties style:font-name="JetBrains Mono" style:font-name-complex="JetBrains Mono" fo:color="#CC7832" fo:language="en" fo:country="US"/>
    </style:style>
    <style:style style:name="T188" style:parent-style-name="DefaultParagraphFont" style:family="text">
      <style:text-properties style:font-name="JetBrains Mono" style:font-name-complex="JetBrains Mono" fo:color="#A9B7C6" fo:language="en" fo:country="US"/>
    </style:style>
    <style:style style:name="T189" style:parent-style-name="DefaultParagraphFont" style:family="text">
      <style:text-properties style:font-name="JetBrains Mono" style:font-name-complex="JetBrains Mono" fo:color="#CC7832" fo:language="en" fo:country="US"/>
    </style:style>
    <style:style style:name="T190" style:parent-style-name="DefaultParagraphFont" style:family="text">
      <style:text-properties style:font-name="JetBrains Mono" style:font-name-complex="JetBrains Mono" fo:color="#CC7832" fo:language="en" fo:country="US"/>
    </style:style>
    <style:style style:name="T191" style:parent-style-name="DefaultParagraphFont" style:family="text">
      <style:text-properties style:font-name="JetBrains Mono" style:font-name-complex="JetBrains Mono" fo:color="#A9B7C6" fo:language="en" fo:country="US"/>
    </style:style>
    <style:style style:name="P192" style:parent-style-name="HTMLPreformatted" style:family="paragraph">
      <style:paragraph-properties fo:background-color="#2B2B2B"/>
    </style:style>
    <style:style style:name="T193" style:parent-style-name="DefaultParagraphFont" style:family="text">
      <style:text-properties style:font-name="JetBrains Mono" style:font-name-complex="JetBrains Mono" fo:color="#CC7832" fo:language="en" fo:country="US"/>
    </style:style>
    <style:style style:name="T194" style:parent-style-name="DefaultParagraphFont" style:family="text">
      <style:text-properties style:font-name="JetBrains Mono" style:font-name-complex="JetBrains Mono" fo:color="#A9B7C6" fo:language="en" fo:country="US"/>
    </style:style>
    <style:style style:name="T195" style:parent-style-name="DefaultParagraphFont" style:family="text">
      <style:text-properties style:font-name="JetBrains Mono" style:font-name-complex="JetBrains Mono" fo:color="#CC7832" fo:language="en" fo:country="US"/>
    </style:style>
    <style:style style:name="T196" style:parent-style-name="DefaultParagraphFont" style:family="text">
      <style:text-properties style:font-name="JetBrains Mono" style:font-name-complex="JetBrains Mono" fo:color="#A9B7C6" fo:language="en" fo:country="US"/>
    </style:style>
    <style:style style:name="T197" style:parent-style-name="DefaultParagraphFont" style:family="text">
      <style:text-properties style:font-name="JetBrains Mono" style:font-name-complex="JetBrains Mono" fo:color="#A9B7C6" fo:language="en" fo:country="US"/>
    </style:style>
    <style:style style:name="T198" style:parent-style-name="DefaultParagraphFont" style:family="text">
      <style:text-properties style:font-name="JetBrains Mono" style:font-name-complex="JetBrains Mono" fo:color="#A9B7C6" fo:language="en" fo:country="US"/>
    </style:style>
    <style:style style:name="T199" style:parent-style-name="DefaultParagraphFont" style:family="text">
      <style:text-properties style:font-name="JetBrains Mono" style:font-name-complex="JetBrains Mono" fo:color="#CC7832" fo:language="en" fo:country="US"/>
    </style:style>
    <style:style style:name="T200" style:parent-style-name="DefaultParagraphFont" style:family="text">
      <style:text-properties style:font-name="JetBrains Mono" style:font-name-complex="JetBrains Mono" fo:color="#CC7832" fo:language="en" fo:country="US"/>
    </style:style>
    <style:style style:name="T201" style:parent-style-name="DefaultParagraphFont" style:family="text">
      <style:text-properties style:font-name="JetBrains Mono" style:font-name-complex="JetBrains Mono" fo:color="#CC7832" fo:language="en" fo:country="US"/>
    </style:style>
    <style:style style:name="T202" style:parent-style-name="DefaultParagraphFont" style:family="text">
      <style:text-properties style:font-name="JetBrains Mono" style:font-name-complex="JetBrains Mono" fo:color="#A9B7C6" fo:language="en" fo:country="US"/>
    </style:style>
    <style:style style:name="T203" style:parent-style-name="DefaultParagraphFont" style:family="text">
      <style:text-properties style:font-name="JetBrains Mono" style:font-name-complex="JetBrains Mono" fo:color="#CC7832" fo:language="en" fo:country="US"/>
    </style:style>
    <style:style style:name="T204" style:parent-style-name="DefaultParagraphFont" style:family="text">
      <style:text-properties style:font-name="JetBrains Mono" style:font-name-complex="JetBrains Mono" fo:color="#CC7832" fo:language="en" fo:country="US"/>
    </style:style>
    <style:style style:name="T205" style:parent-style-name="DefaultParagraphFont" style:family="text">
      <style:text-properties style:font-name="JetBrains Mono" style:font-name-complex="JetBrains Mono" fo:color="#A9B7C6" fo:language="en" fo:country="US"/>
    </style:style>
    <style:style style:name="P206" style:parent-style-name="Normal" style:family="paragraph">
      <style:text-properties fo:language="de" fo:country="DE"/>
    </style:style>
    <style:style style:name="P207" style:parent-style-name="Normal" style:family="paragraph">
      <style:paragraph-properties style:vertical-align="auto"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08" style:parent-style-name="DefaultParagraphFont" style:family="text">
      <style:text-properties style:font-name="JetBrains Mono" style:font-name-asian="Times New Roman" style:font-name-complex="JetBrains Mono" fo:color="#CC7832" style:letter-kerning="false" fo:font-size="10pt" style:font-size-asian="10pt" style:font-size-complex="10pt" fo:language="de" fo:country="DE" style:language-asian="de" style:country-asian="DE" style:language-complex="ar" style:country-complex="SA"/>
    </style:style>
    <style:style style:name="T209" style:parent-style-name="DefaultParagraphFont" style:family="text">
      <style:text-properties style:font-name="JetBrains Mono" style:font-name-asian="Times New Roman" style:font-name-complex="JetBrains Mono" fo:color="#FFC66D" style:letter-kerning="false" fo:font-size="10pt" style:font-size-asian="10pt" style:font-size-complex="10pt" fo:language="de" fo:country="DE" style:language-asian="de" style:country-asian="DE" style:language-complex="ar" style:country-complex="SA"/>
    </style:style>
    <style:style style:name="T210"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211" style:parent-style-name="DefaultParagraphFont" style:family="text">
      <style:text-properties style:font-name="JetBrains Mono" style:font-name-asian="Times New Roman" style:font-name-complex="JetBrains Mono" fo:color="#CC7832" style:letter-kerning="false" fo:font-size="10pt" style:font-size-asian="10pt" style:font-size-complex="10pt" fo:language="de" fo:country="DE" style:language-asian="de" style:country-asian="DE" style:language-complex="ar" style:country-complex="SA"/>
    </style:style>
    <style:style style:name="T212"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213" style:parent-style-name="DefaultParagraphFont" style:family="text">
      <style:text-properties style:font-name="JetBrains Mono" style:font-name-asian="Times New Roman" style:font-name-complex="JetBrains Mono" fo:color="#6FAFBD" style:letter-kerning="false" fo:font-size="10pt" style:font-size-asian="10pt" style:font-size-complex="10pt" fo:language="de" fo:country="DE" style:language-asian="de" style:country-asian="DE" style:language-complex="ar" style:country-complex="SA"/>
    </style:style>
    <style:style style:name="T214"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215"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216"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217" style:parent-style-name="DefaultParagraphFont" style:family="text">
      <style:text-properties style:font-name="JetBrains Mono" style:font-name-asian="Times New Roman" style:font-name-complex="JetBrains Mono" fo:color="#6A8759" style:letter-kerning="false" fo:font-size="10pt" style:font-size-asian="10pt" style:font-size-complex="10pt" fo:language="de" fo:country="DE" style:language-asian="de" style:country-asian="DE" style:language-complex="ar" style:country-complex="SA"/>
    </style:style>
    <style:style style:name="T218" style:parent-style-name="DefaultParagraphFont" style:family="text">
      <style:text-properties style:font-name="JetBrains Mono" style:font-name-asian="Times New Roman" style:font-name-complex="JetBrains Mono" fo:color="#6A8759" style:letter-kerning="false" fo:font-size="10pt" style:font-size-asian="10pt" style:font-size-complex="10pt" fo:language="de" fo:country="DE" style:language-asian="de" style:country-asian="DE" style:language-complex="ar" style:country-complex="SA"/>
    </style:style>
    <style:style style:name="T219" style:parent-style-name="DefaultParagraphFont" style:family="text">
      <style:text-properties style:font-name="JetBrains Mono" style:font-name-asian="Times New Roman" style:font-name-complex="JetBrains Mono" fo:color="#6A8759" style:letter-kerning="false" fo:font-size="10pt" style:font-size-asian="10pt" style:font-size-complex="10pt" fo:language="de" fo:country="DE" style:language-asian="de" style:country-asian="DE" style:language-complex="ar" style:country-complex="SA"/>
    </style:style>
    <style:style style:name="T220"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221" style:parent-style-name="DefaultParagraphFont" style:family="text">
      <style:text-properties style:font-name="JetBrains Mono" style:font-name-asian="Times New Roman" style:font-name-complex="JetBrains Mono" fo:color="#FFC66D" style:letter-kerning="false" fo:font-size="10pt" style:font-size-asian="10pt" style:font-size-complex="10pt" fo:language="de" fo:country="DE" style:language-asian="de" style:country-asian="DE" style:language-complex="ar" style:country-complex="SA"/>
    </style:style>
    <style:style style:name="T222"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223" style:parent-style-name="DefaultParagraphFont" style:family="text">
      <style:text-properties style:font-name="JetBrains Mono" style:font-name-asian="Times New Roman" style:font-name-complex="JetBrains Mono" fo:color="#6FAFBD" style:letter-kerning="false" fo:font-size="10pt" style:font-size-asian="10pt" style:font-size-complex="10pt" fo:language="de" fo:country="DE" style:language-asian="de" style:country-asian="DE" style:language-complex="ar" style:country-complex="SA"/>
    </style:style>
    <style:style style:name="T224" style:parent-style-name="DefaultParagraphFont" style:family="text">
      <style:text-properties style:font-name="JetBrains Mono" style:font-name-asian="Times New Roman" style:font-name-complex="JetBrains Mono" fo:color="#CC7832" style:letter-kerning="false" fo:font-size="10pt" style:font-size-asian="10pt" style:font-size-complex="10pt" fo:language="de" fo:country="DE" style:language-asian="de" style:country-asian="DE" style:language-complex="ar" style:country-complex="SA"/>
    </style:style>
    <style:style style:name="T225" style:parent-style-name="DefaultParagraphFont" style:family="text">
      <style:text-properties style:font-name="JetBrains Mono" style:font-name-asian="Times New Roman" style:font-name-complex="JetBrains Mono" fo:color="#6897BB" style:letter-kerning="false" fo:font-size="10pt" style:font-size-asian="10pt" style:font-size-complex="10pt" fo:language="de" fo:country="DE" style:language-asian="de" style:country-asian="DE" style:language-complex="ar" style:country-complex="SA"/>
    </style:style>
    <style:style style:name="T226"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227"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228"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229" style:parent-style-name="DefaultParagraphFont" style:family="text">
      <style:text-properties style:font-name="JetBrains Mono" style:font-name-asian="Times New Roman" style:font-name-complex="JetBrains Mono" fo:color="#CC7832" style:letter-kerning="false" fo:font-size="10pt" style:font-size-asian="10pt" style:font-size-complex="10pt" fo:language="de" fo:country="DE" style:language-asian="de" style:country-asian="DE" style:language-complex="ar" style:country-complex="SA"/>
    </style:style>
    <style:style style:name="T230"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231" style:parent-style-name="DefaultParagraphFont" style:family="text">
      <style:text-properties style:font-name="JetBrains Mono" style:font-name-asian="Times New Roman" style:font-name-complex="JetBrains Mono" fo:color="#72737A" style:letter-kerning="false" fo:font-size="10pt" style:font-size-asian="10pt" style:font-size-complex="10pt" fo:language="de" fo:country="DE" style:language-asian="de" style:country-asian="DE" style:language-complex="ar" style:country-complex="SA"/>
    </style:style>
    <style:style style:name="T232"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233" style:parent-style-name="DefaultParagraphFont" style:family="text">
      <style:text-properties style:font-name="JetBrains Mono" style:font-name-asian="Times New Roman" style:font-name-complex="JetBrains Mono" fo:color="#6FAFBD" style:letter-kerning="false" fo:font-size="10pt" style:font-size-asian="10pt" style:font-size-complex="10pt" fo:language="de" fo:country="DE" style:language-asian="de" style:country-asian="DE" style:language-complex="ar" style:country-complex="SA"/>
    </style:style>
    <style:style style:name="T234"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235" style:parent-style-name="DefaultParagraphFont" style:family="text">
      <style:text-properties style:font-name="JetBrains Mono" style:font-name-asian="Times New Roman" style:font-name-complex="JetBrains Mono" fo:color="#6A8759" style:letter-kerning="false" fo:font-size="10pt" style:font-size-asian="10pt" style:font-size-complex="10pt" fo:language="de" fo:country="DE" style:language-asian="de" style:country-asian="DE" style:language-complex="ar" style:country-complex="SA"/>
    </style:style>
    <style:style style:name="T236"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237"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238"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239" style:parent-style-name="DefaultParagraphFont" style:family="text">
      <style:text-properties style:font-name="JetBrains Mono" style:font-name-asian="Times New Roman" style:font-name-complex="JetBrains Mono" fo:color="#CC7832" style:letter-kerning="false" fo:font-size="10pt" style:font-size-asian="10pt" style:font-size-complex="10pt" fo:language="de" fo:country="DE" style:language-asian="de" style:country-asian="DE" style:language-complex="ar" style:country-complex="SA"/>
    </style:style>
    <style:style style:name="T240"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241" style:parent-style-name="DefaultParagraphFont" style:family="text">
      <style:text-properties style:font-name="JetBrains Mono" style:font-name-asian="Times New Roman" style:font-name-complex="JetBrains Mono" fo:color="#CC7832" style:letter-kerning="false" fo:font-size="10pt" style:font-size-asian="10pt" style:font-size-complex="10pt" fo:language="de" fo:country="DE" style:language-asian="de" style:country-asian="DE" style:language-complex="ar" style:country-complex="SA"/>
    </style:style>
    <style:style style:name="T242"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243" style:parent-style-name="DefaultParagraphFont" style:family="text">
      <style:text-properties style:font-name="JetBrains Mono" style:font-name-asian="Times New Roman" style:font-name-complex="JetBrains Mono" fo:color="#CC7832" style:letter-kerning="false" fo:font-size="10pt" style:font-size-asian="10pt" style:font-size-complex="10pt" fo:language="de" fo:country="DE" style:language-asian="de" style:country-asian="DE" style:language-complex="ar" style:country-complex="SA"/>
    </style:style>
    <style:style style:name="T244" style:parent-style-name="DefaultParagraphFont" style:family="text">
      <style:text-properties style:font-name="JetBrains Mono" style:font-name-asian="Times New Roman" style:font-name-complex="JetBrains Mono" fo:color="#AFBF7E" style:letter-kerning="false" fo:font-size="10pt" style:font-size-asian="10pt" style:font-size-complex="10pt" fo:language="de" fo:country="DE" style:language-asian="de" style:country-asian="DE" style:language-complex="ar" style:country-complex="SA"/>
    </style:style>
    <style:style style:name="T245"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246" style:parent-style-name="DefaultParagraphFont" style:family="text">
      <style:text-properties style:font-name="JetBrains Mono" style:font-name-asian="Times New Roman" style:font-name-complex="JetBrains Mono" fo:color="#B09D79" style:letter-kerning="false" fo:font-size="10pt" style:font-size-asian="10pt" style:font-size-complex="10pt" fo:language="de" fo:country="DE" style:language-asian="de" style:country-asian="DE" style:language-complex="ar" style:country-complex="SA"/>
    </style:style>
    <style:style style:name="T247"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248" style:parent-style-name="DefaultParagraphFont" style:family="text">
      <style:text-properties style:font-name="JetBrains Mono" style:font-name-asian="Times New Roman" style:font-name-complex="JetBrains Mono" fo:color="#CC7832" style:letter-kerning="false" fo:font-size="10pt" style:font-size-asian="10pt" style:font-size-complex="10pt" fo:language="de" fo:country="DE" style:language-asian="de" style:country-asian="DE" style:language-complex="ar" style:country-complex="SA"/>
    </style:style>
    <style:style style:name="T249" style:parent-style-name="DefaultParagraphFont" style:family="text">
      <style:text-properties style:font-name="JetBrains Mono" style:font-name-asian="Times New Roman" style:font-name-complex="JetBrains Mono" fo:color="#6A8759" style:letter-kerning="false" fo:font-size="10pt" style:font-size-asian="10pt" style:font-size-complex="10pt" fo:language="de" fo:country="DE" style:language-asian="de" style:country-asian="DE" style:language-complex="ar" style:country-complex="SA"/>
    </style:style>
    <style:style style:name="T250"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251"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252"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253" style:parent-style-name="DefaultParagraphFont" style:family="text">
      <style:text-properties style:font-name="JetBrains Mono" style:font-name-asian="Times New Roman" style:font-name-complex="JetBrains Mono" fo:color="#CC7832" style:letter-kerning="false" fo:font-size="10pt" style:font-size-asian="10pt" style:font-size-complex="10pt" fo:language="de" fo:country="DE" style:language-asian="de" style:country-asian="DE" style:language-complex="ar" style:country-complex="SA"/>
    </style:style>
    <style:style style:name="T254" style:parent-style-name="DefaultParagraphFont" style:family="text">
      <style:text-properties style:font-name="JetBrains Mono" style:font-name-asian="Times New Roman" style:font-name-complex="JetBrains Mono" fo:color="#AFBF7E" style:letter-kerning="false" fo:font-size="10pt" style:font-size-asian="10pt" style:font-size-complex="10pt" fo:language="de" fo:country="DE" style:language-asian="de" style:country-asian="DE" style:language-complex="ar" style:country-complex="SA"/>
    </style:style>
    <style:style style:name="T255"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256" style:parent-style-name="DefaultParagraphFont" style:family="text">
      <style:text-properties style:font-name="JetBrains Mono" style:font-name-asian="Times New Roman" style:font-name-complex="JetBrains Mono" fo:color="#B09D79" style:letter-kerning="false" fo:font-size="10pt" style:font-size-asian="10pt" style:font-size-complex="10pt" fo:language="de" fo:country="DE" style:language-asian="de" style:country-asian="DE" style:language-complex="ar" style:country-complex="SA"/>
    </style:style>
    <style:style style:name="T257"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258" style:parent-style-name="DefaultParagraphFont" style:family="text">
      <style:text-properties style:font-name="JetBrains Mono" style:font-name-asian="Times New Roman" style:font-name-complex="JetBrains Mono" fo:color="#CC7832" style:letter-kerning="false" fo:font-size="10pt" style:font-size-asian="10pt" style:font-size-complex="10pt" fo:language="de" fo:country="DE" style:language-asian="de" style:country-asian="DE" style:language-complex="ar" style:country-complex="SA"/>
    </style:style>
    <style:style style:name="T259" style:parent-style-name="DefaultParagraphFont" style:family="text">
      <style:text-properties style:font-name="JetBrains Mono" style:font-name-asian="Times New Roman" style:font-name-complex="JetBrains Mono" fo:color="#AFBF7E" style:letter-kerning="false" fo:font-size="10pt" style:font-size-asian="10pt" style:font-size-complex="10pt" fo:language="de" fo:country="DE" style:language-asian="de" style:country-asian="DE" style:language-complex="ar" style:country-complex="SA"/>
    </style:style>
    <style:style style:name="T260"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261" style:parent-style-name="DefaultParagraphFont" style:family="text">
      <style:text-properties style:font-name="JetBrains Mono" style:font-name-asian="Times New Roman" style:font-name-complex="JetBrains Mono" fo:color="#B09D79" style:letter-kerning="false" fo:font-size="10pt" style:font-size-asian="10pt" style:font-size-complex="10pt" fo:language="de" fo:country="DE" style:language-asian="de" style:country-asian="DE" style:language-complex="ar" style:country-complex="SA"/>
    </style:style>
    <style:style style:name="T262"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263"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264"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265" style:parent-style-name="DefaultParagraphFont" style:family="text">
      <style:text-properties style:font-name="JetBrains Mono" style:font-name-asian="Times New Roman" style:font-name-complex="JetBrains Mono" fo:color="#CC7832" style:letter-kerning="false" fo:font-size="10pt" style:font-size-asian="10pt" style:font-size-complex="10pt" fo:language="de" fo:country="DE" style:language-asian="de" style:country-asian="DE" style:language-complex="ar" style:country-complex="SA"/>
    </style:style>
    <style:style style:name="T266" style:parent-style-name="DefaultParagraphFont" style:family="text">
      <style:text-properties style:font-name="JetBrains Mono" style:font-name-asian="Times New Roman" style:font-name-complex="JetBrains Mono" fo:color="#6A8759" style:letter-kerning="false" fo:font-size="10pt" style:font-size-asian="10pt" style:font-size-complex="10pt" fo:language="de" fo:country="DE" style:language-asian="de" style:country-asian="DE" style:language-complex="ar" style:country-complex="SA"/>
    </style:style>
    <style:style style:name="T267"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268"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269"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270" style:parent-style-name="DefaultParagraphFont" style:family="text">
      <style:text-properties style:font-name="JetBrains Mono" style:font-name-asian="Times New Roman" style:font-name-complex="JetBrains Mono" fo:color="#6FAFBD" style:letter-kerning="false" fo:font-size="10pt" style:font-size-asian="10pt" style:font-size-complex="10pt" fo:language="de" fo:country="DE" style:language-asian="de" style:country-asian="DE" style:language-complex="ar" style:country-complex="SA"/>
    </style:style>
    <style:style style:name="T271"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272"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273"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274" style:parent-style-name="DefaultParagraphFont" style:family="text">
      <style:text-properties style:font-name="JetBrains Mono" style:font-name-asian="Times New Roman" style:font-name-complex="JetBrains Mono" fo:color="#CC7832" style:letter-kerning="false" fo:font-size="10pt" style:font-size-asian="10pt" style:font-size-complex="10pt" fo:language="de" fo:country="DE" style:language-asian="de" style:country-asian="DE" style:language-complex="ar" style:country-complex="SA"/>
    </style:style>
    <style:style style:name="T275" style:parent-style-name="DefaultParagraphFont" style:family="text">
      <style:text-properties style:font-name="JetBrains Mono" style:font-name-asian="Times New Roman" style:font-name-complex="JetBrains Mono" fo:color="#CC7832" style:letter-kerning="false" fo:font-size="10pt" style:font-size-asian="10pt" style:font-size-complex="10pt" fo:language="de" fo:country="DE" style:language-asian="de" style:country-asian="DE" style:language-complex="ar" style:country-complex="SA"/>
    </style:style>
    <style:style style:name="T276" style:parent-style-name="DefaultParagraphFont" style:family="text">
      <style:text-properties style:font-name="JetBrains Mono" style:font-name-asian="Times New Roman" style:font-name-complex="JetBrains Mono" fo:color="#CC7832" style:letter-kerning="false" fo:font-size="10pt" style:font-size-asian="10pt" style:font-size-complex="10pt" fo:language="de" fo:country="DE" style:language-asian="de" style:country-asian="DE" style:language-complex="ar" style:country-complex="SA"/>
    </style:style>
    <style:style style:name="T277"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278" style:parent-style-name="DefaultParagraphFont" style:family="text">
      <style:text-properties style:font-name="JetBrains Mono" style:font-name-asian="Times New Roman" style:font-name-complex="JetBrains Mono" fo:color="#CC7832" style:letter-kerning="false" fo:font-size="10pt" style:font-size-asian="10pt" style:font-size-complex="10pt" fo:language="de" fo:country="DE" style:language-asian="de" style:country-asian="DE" style:language-complex="ar" style:country-complex="SA"/>
    </style:style>
    <style:style style:name="T279"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280" style:parent-style-name="DefaultParagraphFont" style:family="text">
      <style:text-properties style:font-name="JetBrains Mono" style:font-name-asian="Times New Roman" style:font-name-complex="JetBrains Mono" fo:color="#CC7832" style:letter-kerning="false" fo:font-size="10pt" style:font-size-asian="10pt" style:font-size-complex="10pt" fo:language="de" fo:country="DE" style:language-asian="de" style:country-asian="DE" style:language-complex="ar" style:country-complex="SA"/>
    </style:style>
    <style:style style:name="T281" style:parent-style-name="DefaultParagraphFont" style:family="text">
      <style:text-properties style:font-name="JetBrains Mono" style:font-name-asian="Times New Roman" style:font-name-complex="JetBrains Mono" fo:color="#CC7832" style:letter-kerning="false" fo:font-size="10pt" style:font-size-asian="10pt" style:font-size-complex="10pt" fo:language="de" fo:country="DE" style:language-asian="de" style:country-asian="DE" style:language-complex="ar" style:country-complex="SA"/>
    </style:style>
    <style:style style:name="T282" style:parent-style-name="DefaultParagraphFont" style:family="text">
      <style:text-properties style:font-name="JetBrains Mono" style:font-name-asian="Times New Roman" style:font-name-complex="JetBrains Mono" fo:color="#CC7832" style:letter-kerning="false" fo:font-size="10pt" style:font-size-asian="10pt" style:font-size-complex="10pt" fo:language="de" fo:country="DE" style:language-asian="de" style:country-asian="DE" style:language-complex="ar" style:country-complex="SA"/>
    </style:style>
    <style:style style:name="T283"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284"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285"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286" style:parent-style-name="DefaultParagraphFont" style:family="text">
      <style:text-properties style:font-name="JetBrains Mono" style:font-name-asian="Times New Roman" style:font-name-complex="JetBrains Mono" fo:color="#CC7832" style:letter-kerning="false" fo:font-size="10pt" style:font-size-asian="10pt" style:font-size-complex="10pt" fo:language="de" fo:country="DE" style:language-asian="de" style:country-asian="DE" style:language-complex="ar" style:country-complex="SA"/>
    </style:style>
    <style:style style:name="T287"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288"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289"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290"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291"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292"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293"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294" style:parent-style-name="DefaultParagraphFont" style:family="text">
      <style:text-properties style:font-name="JetBrains Mono" style:font-name-asian="Times New Roman" style:font-name-complex="JetBrains Mono" fo:color="#CC7832" style:letter-kerning="false" fo:font-size="10pt" style:font-size-asian="10pt" style:font-size-complex="10pt" fo:language="de" fo:country="DE" style:language-asian="de" style:country-asian="DE" style:language-complex="ar" style:country-complex="SA"/>
    </style:style>
    <style:style style:name="T295"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296"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297"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298" style:parent-style-name="DefaultParagraphFont" style:family="text">
      <style:text-properties style:font-name="JetBrains Mono" style:font-name-asian="Times New Roman" style:font-name-complex="JetBrains Mono" fo:color="#CC7832" style:letter-kerning="false" fo:font-size="10pt" style:font-size-asian="10pt" style:font-size-complex="10pt" fo:language="de" fo:country="DE" style:language-asian="de" style:country-asian="DE" style:language-complex="ar" style:country-complex="SA"/>
    </style:style>
    <style:style style:name="T299" style:parent-style-name="DefaultParagraphFont" style:family="text">
      <style:text-properties style:font-name="JetBrains Mono" style:font-name-asian="Times New Roman" style:font-name-complex="JetBrains Mono" fo:color="#6A8759" style:letter-kerning="false" fo:font-size="10pt" style:font-size-asian="10pt" style:font-size-complex="10pt" fo:language="de" fo:country="DE" style:language-asian="de" style:country-asian="DE" style:language-complex="ar" style:country-complex="SA"/>
    </style:style>
    <style:style style:name="T300"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301"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302"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303" style:parent-style-name="DefaultParagraphFont" style:family="text">
      <style:text-properties style:font-name="JetBrains Mono" style:font-name-asian="Times New Roman" style:font-name-complex="JetBrains Mono" fo:color="#CC7832" style:letter-kerning="false" fo:font-size="10pt" style:font-size-asian="10pt" style:font-size-complex="10pt" fo:language="de" fo:country="DE" style:language-asian="de" style:country-asian="DE" style:language-complex="ar" style:country-complex="SA"/>
    </style:style>
    <style:style style:name="T304" style:parent-style-name="DefaultParagraphFont" style:family="text">
      <style:text-properties style:font-name="JetBrains Mono" style:font-name-asian="Times New Roman" style:font-name-complex="JetBrains Mono" fo:color="#CC7832" style:letter-kerning="false" fo:font-size="10pt" style:font-size-asian="10pt" style:font-size-complex="10pt" fo:language="de" fo:country="DE" style:language-asian="de" style:country-asian="DE" style:language-complex="ar" style:country-complex="SA"/>
    </style:style>
    <style:style style:name="T305" style:parent-style-name="DefaultParagraphFont" style:family="text">
      <style:text-properties style:font-name="JetBrains Mono" style:font-name-asian="Times New Roman" style:font-name-complex="JetBrains Mono" fo:color="#CC7832" style:letter-kerning="false" fo:font-size="10pt" style:font-size-asian="10pt" style:font-size-complex="10pt" fo:language="de" fo:country="DE" style:language-asian="de" style:country-asian="DE" style:language-complex="ar" style:country-complex="SA"/>
    </style:style>
    <style:style style:name="T306"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307"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308"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309" style:parent-style-name="DefaultParagraphFont" style:family="text">
      <style:text-properties style:font-name="JetBrains Mono" style:font-name-asian="Times New Roman" style:font-name-complex="JetBrains Mono" fo:color="#CC7832" style:letter-kerning="false" fo:font-size="10pt" style:font-size-asian="10pt" style:font-size-complex="10pt" fo:language="de" fo:country="DE" style:language-asian="de" style:country-asian="DE" style:language-complex="ar" style:country-complex="SA"/>
    </style:style>
    <style:style style:name="T310"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311" style:parent-style-name="DefaultParagraphFont" style:family="text">
      <style:text-properties style:font-name="JetBrains Mono" style:font-name-asian="Times New Roman" style:font-name-complex="JetBrains Mono" fo:color="#CC7832" style:letter-kerning="false" fo:font-size="10pt" style:font-size-asian="10pt" style:font-size-complex="10pt" fo:language="de" fo:country="DE" style:language-asian="de" style:country-asian="DE" style:language-complex="ar" style:country-complex="SA"/>
    </style:style>
    <style:style style:name="T312"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313"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314"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315" style:parent-style-name="DefaultParagraphFont" style:family="text">
      <style:text-properties style:font-name="JetBrains Mono" style:font-name-asian="Times New Roman" style:font-name-complex="JetBrains Mono" fo:color="#6FAFBD" style:letter-kerning="false" fo:font-size="10pt" style:font-size-asian="10pt" style:font-size-complex="10pt" fo:language="de" fo:country="DE" style:language-asian="de" style:country-asian="DE" style:language-complex="ar" style:country-complex="SA"/>
    </style:style>
    <style:style style:name="T316"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317" style:parent-style-name="DefaultParagraphFont" style:family="text">
      <style:text-properties style:font-name="JetBrains Mono" style:font-name-asian="Times New Roman" style:font-name-complex="JetBrains Mono" fo:color="#6A8759" style:letter-kerning="false" fo:font-size="10pt" style:font-size-asian="10pt" style:font-size-complex="10pt" fo:language="de" fo:country="DE" style:language-asian="de" style:country-asian="DE" style:language-complex="ar" style:country-complex="SA"/>
    </style:style>
    <style:style style:name="T318"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319"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320"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321"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322"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323"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324"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325" style:parent-style-name="DefaultParagraphFont" style:family="text">
      <style:text-properties style:font-name="JetBrains Mono" style:font-name-asian="Times New Roman" style:font-name-complex="JetBrains Mono" fo:color="#CC7832" style:letter-kerning="false" fo:font-size="10pt" style:font-size-asian="10pt" style:font-size-complex="10pt" fo:language="de" fo:country="DE" style:language-asian="de" style:country-asian="DE" style:language-complex="ar" style:country-complex="SA"/>
    </style:style>
    <style:style style:name="T326" style:parent-style-name="DefaultParagraphFont" style:family="text">
      <style:text-properties style:font-name="JetBrains Mono" style:font-name-asian="Times New Roman" style:font-name-complex="JetBrains Mono" fo:color="#CC7832" style:letter-kerning="false" fo:font-size="10pt" style:font-size-asian="10pt" style:font-size-complex="10pt" fo:language="de" fo:country="DE" style:language-asian="de" style:country-asian="DE" style:language-complex="ar" style:country-complex="SA"/>
    </style:style>
    <style:style style:name="T327"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P328" style:parent-style-name="Normal" style:family="paragraph">
      <style:text-properties fo:language="de" fo:country="DE"/>
    </style:style>
    <style:style style:name="P329" style:parent-style-name="Normal" style:family="paragraph">
      <style:text-properties fo:language="de" fo:country="DE"/>
    </style:style>
    <style:style style:name="P330" style:parent-style-name="HTMLPreformatted" style:family="paragraph">
      <style:paragraph-properties fo:background-color="#2B2B2B"/>
    </style:style>
    <style:style style:name="T331" style:parent-style-name="DefaultParagraphFont" style:family="text">
      <style:text-properties style:font-name="JetBrains Mono" style:font-name-complex="JetBrains Mono" fo:color="#CC7832"/>
    </style:style>
    <style:style style:name="T332" style:parent-style-name="DefaultParagraphFont" style:family="text">
      <style:text-properties style:font-name="JetBrains Mono" style:font-name-complex="JetBrains Mono" fo:color="#FFC66D"/>
    </style:style>
    <style:style style:name="T333" style:parent-style-name="DefaultParagraphFont" style:family="text">
      <style:text-properties style:font-name="JetBrains Mono" style:font-name-complex="JetBrains Mono" fo:color="#A9B7C6"/>
    </style:style>
    <style:style style:name="T334" style:parent-style-name="DefaultParagraphFont" style:family="text">
      <style:text-properties style:font-name="JetBrains Mono" style:font-name-complex="JetBrains Mono" fo:color="#CC7832"/>
    </style:style>
    <style:style style:name="T335" style:parent-style-name="DefaultParagraphFont" style:family="text">
      <style:text-properties style:font-name="JetBrains Mono" style:font-name-complex="JetBrains Mono" fo:color="#A9B7C6"/>
    </style:style>
    <style:style style:name="T336" style:parent-style-name="DefaultParagraphFont" style:family="text">
      <style:text-properties style:font-name="JetBrains Mono" style:font-name-complex="JetBrains Mono" fo:color="#6FAFBD"/>
    </style:style>
    <style:style style:name="T337" style:parent-style-name="DefaultParagraphFont" style:family="text">
      <style:text-properties style:font-name="JetBrains Mono" style:font-name-complex="JetBrains Mono" fo:color="#A9B7C6"/>
    </style:style>
    <style:style style:name="T338" style:parent-style-name="DefaultParagraphFont" style:family="text">
      <style:text-properties style:font-name="JetBrains Mono" style:font-name-complex="JetBrains Mono" fo:color="#A9B7C6"/>
    </style:style>
    <style:style style:name="T339" style:parent-style-name="DefaultParagraphFont" style:family="text">
      <style:text-properties style:font-name="JetBrains Mono" style:font-name-complex="JetBrains Mono" fo:color="#A9B7C6"/>
    </style:style>
    <style:style style:name="T340" style:parent-style-name="DefaultParagraphFont" style:family="text">
      <style:text-properties style:font-name="JetBrains Mono" style:font-name-complex="JetBrains Mono" fo:color="#CC7832"/>
    </style:style>
    <style:style style:name="T341" style:parent-style-name="DefaultParagraphFont" style:family="text">
      <style:text-properties style:font-name="JetBrains Mono" style:font-name-complex="JetBrains Mono" fo:color="#A9B7C6"/>
    </style:style>
    <style:style style:name="T342" style:parent-style-name="DefaultParagraphFont" style:family="text">
      <style:text-properties style:font-name="JetBrains Mono" style:font-name-complex="JetBrains Mono" fo:color="#B09D79"/>
    </style:style>
    <style:style style:name="T343" style:parent-style-name="DefaultParagraphFont" style:family="text">
      <style:text-properties style:font-name="JetBrains Mono" style:font-name-complex="JetBrains Mono" fo:color="#A9B7C6"/>
    </style:style>
    <style:style style:name="T344" style:parent-style-name="DefaultParagraphFont" style:family="text">
      <style:text-properties style:font-name="JetBrains Mono" style:font-name-complex="JetBrains Mono" fo:color="#A9B7C6"/>
    </style:style>
    <style:style style:name="T345" style:parent-style-name="DefaultParagraphFont" style:family="text">
      <style:text-properties style:font-name="JetBrains Mono" style:font-name-complex="JetBrains Mono" fo:color="#A9B7C6"/>
    </style:style>
    <style:style style:name="T346" style:parent-style-name="DefaultParagraphFont" style:family="text">
      <style:text-properties style:font-name="JetBrains Mono" style:font-name-complex="JetBrains Mono" fo:color="#CC7832"/>
    </style:style>
    <style:style style:name="T347" style:parent-style-name="DefaultParagraphFont" style:family="text">
      <style:text-properties style:font-name="JetBrains Mono" style:font-name-complex="JetBrains Mono" fo:color="#A9B7C6"/>
    </style:style>
    <style:style style:name="T348" style:parent-style-name="DefaultParagraphFont" style:family="text">
      <style:text-properties style:font-name="JetBrains Mono" style:font-name-complex="JetBrains Mono" fo:color="#6897BB"/>
    </style:style>
    <style:style style:name="T349" style:parent-style-name="DefaultParagraphFont" style:family="text">
      <style:text-properties style:font-name="JetBrains Mono" style:font-name-complex="JetBrains Mono" fo:color="#A9B7C6"/>
    </style:style>
    <style:style style:name="T350" style:parent-style-name="DefaultParagraphFont" style:family="text">
      <style:text-properties style:font-name="JetBrains Mono" style:font-name-complex="JetBrains Mono" fo:color="#A9B7C6"/>
    </style:style>
    <style:style style:name="T351" style:parent-style-name="DefaultParagraphFont" style:family="text">
      <style:text-properties style:font-name="JetBrains Mono" style:font-name-complex="JetBrains Mono" fo:color="#A9B7C6"/>
    </style:style>
    <style:style style:name="T352" style:parent-style-name="DefaultParagraphFont" style:family="text">
      <style:text-properties style:font-name="JetBrains Mono" style:font-name-complex="JetBrains Mono" fo:color="#CC7832"/>
    </style:style>
    <style:style style:name="T353" style:parent-style-name="DefaultParagraphFont" style:family="text">
      <style:text-properties style:font-name="JetBrains Mono" style:font-name-complex="JetBrains Mono" fo:color="#A9B7C6"/>
    </style:style>
    <style:style style:name="T354" style:parent-style-name="DefaultParagraphFont" style:family="text">
      <style:text-properties style:font-name="JetBrains Mono" style:font-name-complex="JetBrains Mono" fo:color="#CC7832"/>
    </style:style>
    <style:style style:name="T355" style:parent-style-name="DefaultParagraphFont" style:family="text">
      <style:text-properties style:font-name="JetBrains Mono" style:font-name-complex="JetBrains Mono" fo:color="#A9B7C6"/>
    </style:style>
    <style:style style:name="T356" style:parent-style-name="DefaultParagraphFont" style:family="text">
      <style:text-properties style:font-name="JetBrains Mono" style:font-name-complex="JetBrains Mono" fo:color="#6897BB"/>
    </style:style>
    <style:style style:name="T357" style:parent-style-name="DefaultParagraphFont" style:family="text">
      <style:text-properties style:font-name="JetBrains Mono" style:font-name-complex="JetBrains Mono" fo:color="#A9B7C6"/>
    </style:style>
    <style:style style:name="T358" style:parent-style-name="DefaultParagraphFont" style:family="text">
      <style:text-properties style:font-name="JetBrains Mono" style:font-name-complex="JetBrains Mono" fo:color="#A9B7C6"/>
    </style:style>
    <style:style style:name="T359" style:parent-style-name="DefaultParagraphFont" style:family="text">
      <style:text-properties style:font-name="JetBrains Mono" style:font-name-complex="JetBrains Mono" fo:color="#A9B7C6"/>
    </style:style>
    <style:style style:name="T360" style:parent-style-name="DefaultParagraphFont" style:family="text">
      <style:text-properties style:font-name="JetBrains Mono" style:font-name-complex="JetBrains Mono" fo:color="#A9B7C6"/>
    </style:style>
    <style:style style:name="T361" style:parent-style-name="DefaultParagraphFont" style:family="text">
      <style:text-properties style:font-name="JetBrains Mono" style:font-name-complex="JetBrains Mono" fo:color="#A9B7C6"/>
    </style:style>
    <style:style style:name="T362" style:parent-style-name="DefaultParagraphFont" style:family="text">
      <style:text-properties style:font-name="JetBrains Mono" style:font-name-complex="JetBrains Mono" fo:color="#CC7832"/>
    </style:style>
    <style:style style:name="T363" style:parent-style-name="DefaultParagraphFont" style:family="text">
      <style:text-properties style:font-name="JetBrains Mono" style:font-name-complex="JetBrains Mono" fo:color="#A9B7C6"/>
    </style:style>
    <style:style style:name="T364" style:parent-style-name="DefaultParagraphFont" style:family="text">
      <style:text-properties style:font-name="JetBrains Mono" style:font-name-complex="JetBrains Mono" fo:color="#6897BB"/>
    </style:style>
    <style:style style:name="T365" style:parent-style-name="DefaultParagraphFont" style:family="text">
      <style:text-properties style:font-name="JetBrains Mono" style:font-name-complex="JetBrains Mono" fo:color="#A9B7C6"/>
    </style:style>
    <style:style style:name="T366" style:parent-style-name="DefaultParagraphFont" style:family="text">
      <style:text-properties style:font-name="JetBrains Mono" style:font-name-complex="JetBrains Mono" fo:color="#A9B7C6"/>
    </style:style>
    <style:style style:name="T367" style:parent-style-name="DefaultParagraphFont" style:family="text">
      <style:text-properties style:font-name="JetBrains Mono" style:font-name-complex="JetBrains Mono" fo:color="#A9B7C6"/>
    </style:style>
    <style:style style:name="T368" style:parent-style-name="DefaultParagraphFont" style:family="text">
      <style:text-properties style:font-name="JetBrains Mono" style:font-name-complex="JetBrains Mono" fo:color="#CC7832"/>
    </style:style>
    <style:style style:name="T369" style:parent-style-name="DefaultParagraphFont" style:family="text">
      <style:text-properties style:font-name="JetBrains Mono" style:font-name-complex="JetBrains Mono" fo:color="#6FAFBD"/>
    </style:style>
    <style:style style:name="T370" style:parent-style-name="DefaultParagraphFont" style:family="text">
      <style:text-properties style:font-name="JetBrains Mono" style:font-name-complex="JetBrains Mono" fo:color="#A9B7C6"/>
    </style:style>
    <style:style style:name="T371" style:parent-style-name="DefaultParagraphFont" style:family="text">
      <style:text-properties style:font-name="JetBrains Mono" style:font-name-complex="JetBrains Mono" fo:color="#6A8759"/>
    </style:style>
    <style:style style:name="T372" style:parent-style-name="DefaultParagraphFont" style:family="text">
      <style:text-properties style:font-name="JetBrains Mono" style:font-name-complex="JetBrains Mono" fo:color="#A9B7C6"/>
    </style:style>
    <style:style style:name="T373" style:parent-style-name="DefaultParagraphFont" style:family="text">
      <style:text-properties style:font-name="JetBrains Mono" style:font-name-complex="JetBrains Mono" fo:color="#A9B7C6"/>
    </style:style>
    <style:style style:name="T374" style:parent-style-name="DefaultParagraphFont" style:family="text">
      <style:text-properties style:font-name="JetBrains Mono" style:font-name-complex="JetBrains Mono" fo:color="#A9B7C6"/>
    </style:style>
    <style:style style:name="T375" style:parent-style-name="DefaultParagraphFont" style:family="text">
      <style:text-properties style:font-name="JetBrains Mono" style:font-name-complex="JetBrains Mono" fo:color="#A9B7C6"/>
    </style:style>
    <style:style style:name="T376" style:parent-style-name="DefaultParagraphFont" style:family="text">
      <style:text-properties style:font-name="JetBrains Mono" style:font-name-complex="JetBrains Mono" fo:color="#A9B7C6"/>
    </style:style>
    <style:style style:name="T377" style:parent-style-name="DefaultParagraphFont" style:family="text">
      <style:text-properties style:font-name="JetBrains Mono" style:font-name-complex="JetBrains Mono" fo:color="#CC7832"/>
    </style:style>
    <style:style style:name="T378" style:parent-style-name="DefaultParagraphFont" style:family="text">
      <style:text-properties style:font-name="JetBrains Mono" style:font-name-complex="JetBrains Mono" fo:color="#A9B7C6"/>
    </style:style>
    <style:style style:name="T379" style:parent-style-name="DefaultParagraphFont" style:family="text">
      <style:text-properties style:font-name="JetBrains Mono" style:font-name-complex="JetBrains Mono" fo:color="#6897BB"/>
    </style:style>
    <style:style style:name="T380" style:parent-style-name="DefaultParagraphFont" style:family="text">
      <style:text-properties style:font-name="JetBrains Mono" style:font-name-complex="JetBrains Mono" fo:color="#A9B7C6"/>
    </style:style>
    <style:style style:name="T381" style:parent-style-name="DefaultParagraphFont" style:family="text">
      <style:text-properties style:font-name="JetBrains Mono" style:font-name-complex="JetBrains Mono" fo:color="#A9B7C6"/>
    </style:style>
    <style:style style:name="T382" style:parent-style-name="DefaultParagraphFont" style:family="text">
      <style:text-properties style:font-name="JetBrains Mono" style:font-name-complex="JetBrains Mono" fo:color="#A9B7C6"/>
    </style:style>
    <style:style style:name="P383" style:parent-style-name="Normal" style:family="paragraph">
      <style:text-properties fo:language="de" fo:country="DE"/>
    </style:style>
    <style:style style:name="P384" style:parent-style-name="Normal" style:family="paragraph">
      <style:text-properties fo:language="de" fo:country="DE"/>
    </style:style>
    <style:style style:name="P385" style:parent-style-name="HTMLPreformatted" style:family="paragraph">
      <style:paragraph-properties fo:background-color="#2B2B2B"/>
    </style:style>
    <style:style style:name="T386" style:parent-style-name="DefaultParagraphFont" style:family="text">
      <style:text-properties style:font-name="JetBrains Mono" style:font-name-complex="JetBrains Mono" fo:color="#CC7832" fo:language="en" fo:country="US"/>
    </style:style>
    <style:style style:name="T387" style:parent-style-name="DefaultParagraphFont" style:family="text">
      <style:text-properties style:font-name="JetBrains Mono" style:font-name-complex="JetBrains Mono" fo:color="#FFC66D" fo:language="en" fo:country="US"/>
    </style:style>
    <style:style style:name="T388" style:parent-style-name="DefaultParagraphFont" style:family="text">
      <style:text-properties style:font-name="JetBrains Mono" style:font-name-complex="JetBrains Mono" fo:color="#A9B7C6" fo:language="en" fo:country="US"/>
    </style:style>
    <style:style style:name="T389" style:parent-style-name="DefaultParagraphFont" style:family="text">
      <style:text-properties style:font-name="JetBrains Mono" style:font-name-complex="JetBrains Mono" fo:color="#CC7832" fo:language="en" fo:country="US"/>
    </style:style>
    <style:style style:name="T390" style:parent-style-name="DefaultParagraphFont" style:family="text">
      <style:text-properties style:font-name="JetBrains Mono" style:font-name-complex="JetBrains Mono" fo:color="#A9B7C6" fo:language="en" fo:country="US"/>
    </style:style>
    <style:style style:name="T391" style:parent-style-name="DefaultParagraphFont" style:family="text">
      <style:text-properties style:font-name="JetBrains Mono" style:font-name-complex="JetBrains Mono" fo:color="#CC7832" fo:language="en" fo:country="US"/>
    </style:style>
    <style:style style:name="T392" style:parent-style-name="DefaultParagraphFont" style:family="text">
      <style:text-properties style:font-name="JetBrains Mono" style:font-name-complex="JetBrains Mono" fo:color="#A9B7C6" fo:language="en" fo:country="US"/>
    </style:style>
    <style:style style:name="T393" style:parent-style-name="DefaultParagraphFont" style:family="text">
      <style:text-properties style:font-name="JetBrains Mono" style:font-name-complex="JetBrains Mono" fo:color="#CC7832" fo:language="en" fo:country="US"/>
    </style:style>
    <style:style style:name="T394" style:parent-style-name="DefaultParagraphFont" style:family="text">
      <style:text-properties style:font-name="JetBrains Mono" style:font-name-complex="JetBrains Mono" fo:color="#A9B7C6" fo:language="en" fo:country="US"/>
    </style:style>
    <style:style style:name="T395" style:parent-style-name="DefaultParagraphFont" style:family="text">
      <style:text-properties style:font-name="JetBrains Mono" style:font-name-complex="JetBrains Mono" fo:color="#A9B7C6" fo:language="en" fo:country="US"/>
    </style:style>
    <style:style style:name="T396" style:parent-style-name="DefaultParagraphFont" style:family="text">
      <style:text-properties style:font-name="JetBrains Mono" style:font-name-complex="JetBrains Mono" fo:color="#A9B7C6" fo:language="en" fo:country="US"/>
    </style:style>
    <style:style style:name="T397" style:parent-style-name="DefaultParagraphFont" style:family="text">
      <style:text-properties style:font-name="JetBrains Mono" style:font-name-complex="JetBrains Mono" fo:color="#CC7832" fo:language="en" fo:country="US"/>
    </style:style>
    <style:style style:name="T398" style:parent-style-name="DefaultParagraphFont" style:family="text">
      <style:text-properties style:font-name="JetBrains Mono" style:font-name-complex="JetBrains Mono" fo:color="#A9B7C6" fo:language="en" fo:country="US"/>
    </style:style>
    <style:style style:name="T399" style:parent-style-name="DefaultParagraphFont" style:family="text">
      <style:text-properties style:font-name="JetBrains Mono" style:font-name-complex="JetBrains Mono" fo:color="#B09D79" fo:language="en" fo:country="US"/>
    </style:style>
    <style:style style:name="T400" style:parent-style-name="DefaultParagraphFont" style:family="text">
      <style:text-properties style:font-name="JetBrains Mono" style:font-name-complex="JetBrains Mono" fo:color="#A9B7C6" fo:language="en" fo:country="US"/>
    </style:style>
    <style:style style:name="T401" style:parent-style-name="DefaultParagraphFont" style:family="text">
      <style:text-properties style:font-name="JetBrains Mono" style:font-name-complex="JetBrains Mono" fo:color="#A9B7C6" fo:language="en" fo:country="US"/>
    </style:style>
    <style:style style:name="T402" style:parent-style-name="DefaultParagraphFont" style:family="text">
      <style:text-properties style:font-name="JetBrains Mono" style:font-name-complex="JetBrains Mono" fo:color="#A9B7C6" fo:language="en" fo:country="US"/>
    </style:style>
    <style:style style:name="T403" style:parent-style-name="DefaultParagraphFont" style:family="text">
      <style:text-properties style:font-name="JetBrains Mono" style:font-name-complex="JetBrains Mono" fo:color="#CC7832" fo:language="en" fo:country="US"/>
    </style:style>
    <style:style style:name="T404" style:parent-style-name="DefaultParagraphFont" style:family="text">
      <style:text-properties style:font-name="JetBrains Mono" style:font-name-complex="JetBrains Mono" fo:color="#A9B7C6" fo:language="en" fo:country="US"/>
    </style:style>
    <style:style style:name="T405" style:parent-style-name="DefaultParagraphFont" style:family="text">
      <style:text-properties style:font-name="JetBrains Mono" style:font-name-complex="JetBrains Mono" fo:color="#B09D79" fo:language="en" fo:country="US"/>
    </style:style>
    <style:style style:name="T406" style:parent-style-name="DefaultParagraphFont" style:family="text">
      <style:text-properties style:font-name="JetBrains Mono" style:font-name-complex="JetBrains Mono" fo:color="#A9B7C6" fo:language="en" fo:country="US"/>
    </style:style>
    <style:style style:name="T407" style:parent-style-name="DefaultParagraphFont" style:family="text">
      <style:text-properties style:font-name="JetBrains Mono" style:font-name-complex="JetBrains Mono" fo:color="#A9B7C6" fo:language="en" fo:country="US"/>
    </style:style>
    <style:style style:name="T408" style:parent-style-name="DefaultParagraphFont" style:family="text">
      <style:text-properties style:font-name="JetBrains Mono" style:font-name-complex="JetBrains Mono" fo:color="#A9B7C6" fo:language="en" fo:country="US"/>
    </style:style>
    <style:style style:name="T409" style:parent-style-name="DefaultParagraphFont" style:family="text">
      <style:text-properties style:font-name="JetBrains Mono" style:font-name-complex="JetBrains Mono" fo:color="#CC7832" fo:language="en" fo:country="US"/>
    </style:style>
    <style:style style:name="T410" style:parent-style-name="DefaultParagraphFont" style:family="text">
      <style:text-properties style:font-name="JetBrains Mono" style:font-name-complex="JetBrains Mono" fo:color="#AFBF7E" fo:language="en" fo:country="US"/>
    </style:style>
    <style:style style:name="T411" style:parent-style-name="DefaultParagraphFont" style:family="text">
      <style:text-properties style:font-name="JetBrains Mono" style:font-name-complex="JetBrains Mono" fo:color="#A9B7C6" fo:language="en" fo:country="US"/>
    </style:style>
    <style:style style:name="T412" style:parent-style-name="DefaultParagraphFont" style:family="text">
      <style:text-properties style:font-name="JetBrains Mono" style:font-name-complex="JetBrains Mono" fo:color="#B09D79" fo:language="en" fo:country="US"/>
    </style:style>
    <style:style style:name="T413" style:parent-style-name="DefaultParagraphFont" style:family="text">
      <style:text-properties style:font-name="JetBrains Mono" style:font-name-complex="JetBrains Mono" fo:color="#A9B7C6" fo:language="en" fo:country="US"/>
    </style:style>
    <style:style style:name="T414" style:parent-style-name="DefaultParagraphFont" style:family="text">
      <style:text-properties style:font-name="JetBrains Mono" style:font-name-complex="JetBrains Mono" fo:color="#AFBF7E" fo:language="en" fo:country="US"/>
    </style:style>
    <style:style style:name="T415" style:parent-style-name="DefaultParagraphFont" style:family="text">
      <style:text-properties style:font-name="JetBrains Mono" style:font-name-complex="JetBrains Mono" fo:color="#A9B7C6" fo:language="en" fo:country="US"/>
    </style:style>
    <style:style style:name="T416" style:parent-style-name="DefaultParagraphFont" style:family="text">
      <style:text-properties style:font-name="JetBrains Mono" style:font-name-complex="JetBrains Mono" fo:color="#B09D79" fo:language="en" fo:country="US"/>
    </style:style>
    <style:style style:name="T417" style:parent-style-name="DefaultParagraphFont" style:family="text">
      <style:text-properties style:font-name="JetBrains Mono" style:font-name-complex="JetBrains Mono" fo:color="#A9B7C6" fo:language="en" fo:country="US"/>
    </style:style>
    <style:style style:name="T418" style:parent-style-name="DefaultParagraphFont" style:family="text">
      <style:text-properties style:font-name="JetBrains Mono" style:font-name-complex="JetBrains Mono" fo:color="#CC7832" fo:language="en" fo:country="US"/>
    </style:style>
    <style:style style:name="T419" style:parent-style-name="DefaultParagraphFont" style:family="text">
      <style:text-properties style:font-name="JetBrains Mono" style:font-name-complex="JetBrains Mono" fo:color="#6A8759" fo:language="en" fo:country="US"/>
    </style:style>
    <style:style style:name="T420" style:parent-style-name="DefaultParagraphFont" style:family="text">
      <style:text-properties style:font-name="JetBrains Mono" style:font-name-complex="JetBrains Mono" fo:color="#A9B7C6" fo:language="en" fo:country="US"/>
    </style:style>
    <style:style style:name="T421" style:parent-style-name="DefaultParagraphFont" style:family="text">
      <style:text-properties style:font-name="JetBrains Mono" style:font-name-complex="JetBrains Mono" fo:color="#CC7832" fo:language="en" fo:country="US"/>
    </style:style>
    <style:style style:name="T422" style:parent-style-name="DefaultParagraphFont" style:family="text">
      <style:text-properties style:font-name="JetBrains Mono" style:font-name-complex="JetBrains Mono" fo:color="#6A8759" fo:language="en" fo:country="US"/>
    </style:style>
    <style:style style:name="T423" style:parent-style-name="DefaultParagraphFont" style:family="text">
      <style:text-properties style:font-name="JetBrains Mono" style:font-name-complex="JetBrains Mono" fo:color="#A9B7C6" fo:language="en" fo:country="US"/>
    </style:style>
    <style:style style:name="T424" style:parent-style-name="DefaultParagraphFont" style:family="text">
      <style:text-properties style:font-name="JetBrains Mono" style:font-name-complex="JetBrains Mono" fo:color="#AFBF7E" fo:language="en" fo:country="US"/>
    </style:style>
    <style:style style:name="T425" style:parent-style-name="DefaultParagraphFont" style:family="text">
      <style:text-properties style:font-name="JetBrains Mono" style:font-name-complex="JetBrains Mono" fo:color="#A9B7C6" fo:language="en" fo:country="US"/>
    </style:style>
    <style:style style:name="T426" style:parent-style-name="DefaultParagraphFont" style:family="text">
      <style:text-properties style:font-name="JetBrains Mono" style:font-name-complex="JetBrains Mono" fo:color="#B09D79" fo:language="en" fo:country="US"/>
    </style:style>
    <style:style style:name="T427" style:parent-style-name="DefaultParagraphFont" style:family="text">
      <style:text-properties style:font-name="JetBrains Mono" style:font-name-complex="JetBrains Mono" fo:color="#A9B7C6" fo:language="en" fo:country="US"/>
    </style:style>
    <style:style style:name="T428" style:parent-style-name="DefaultParagraphFont" style:family="text">
      <style:text-properties style:font-name="JetBrains Mono" style:font-name-complex="JetBrains Mono" fo:color="#AFBF7E" fo:language="en" fo:country="US"/>
    </style:style>
    <style:style style:name="T429" style:parent-style-name="DefaultParagraphFont" style:family="text">
      <style:text-properties style:font-name="JetBrains Mono" style:font-name-complex="JetBrains Mono" fo:color="#A9B7C6" fo:language="en" fo:country="US"/>
    </style:style>
    <style:style style:name="T430" style:parent-style-name="DefaultParagraphFont" style:family="text">
      <style:text-properties style:font-name="JetBrains Mono" style:font-name-complex="JetBrains Mono" fo:color="#B09D79" fo:language="en" fo:country="US"/>
    </style:style>
    <style:style style:name="T431" style:parent-style-name="DefaultParagraphFont" style:family="text">
      <style:text-properties style:font-name="JetBrains Mono" style:font-name-complex="JetBrains Mono" fo:color="#A9B7C6" fo:language="en" fo:country="US"/>
    </style:style>
    <style:style style:name="T432" style:parent-style-name="DefaultParagraphFont" style:family="text">
      <style:text-properties style:font-name="JetBrains Mono" style:font-name-complex="JetBrains Mono" fo:color="#CC7832" fo:language="en" fo:country="US"/>
    </style:style>
    <style:style style:name="T433" style:parent-style-name="DefaultParagraphFont" style:family="text">
      <style:text-properties style:font-name="JetBrains Mono" style:font-name-complex="JetBrains Mono" fo:color="#6A8759" fo:language="en" fo:country="US"/>
    </style:style>
    <style:style style:name="T434" style:parent-style-name="DefaultParagraphFont" style:family="text">
      <style:text-properties style:font-name="JetBrains Mono" style:font-name-complex="JetBrains Mono" fo:color="#A9B7C6" fo:language="en" fo:country="US"/>
    </style:style>
    <style:style style:name="T435" style:parent-style-name="DefaultParagraphFont" style:family="text">
      <style:text-properties style:font-name="JetBrains Mono" style:font-name-complex="JetBrains Mono" fo:color="#CC7832" fo:language="en" fo:country="US"/>
    </style:style>
    <style:style style:name="T436" style:parent-style-name="DefaultParagraphFont" style:family="text">
      <style:text-properties style:font-name="JetBrains Mono" style:font-name-complex="JetBrains Mono" fo:color="#6A8759" fo:language="en" fo:country="US"/>
    </style:style>
    <style:style style:name="T437" style:parent-style-name="DefaultParagraphFont" style:family="text">
      <style:text-properties style:font-name="JetBrains Mono" style:font-name-complex="JetBrains Mono" fo:color="#A9B7C6" fo:language="en" fo:country="US"/>
    </style:style>
    <style:style style:name="T438" style:parent-style-name="DefaultParagraphFont" style:family="text">
      <style:text-properties style:font-name="JetBrains Mono" style:font-name-complex="JetBrains Mono" fo:color="#A9B7C6" fo:language="en" fo:country="US"/>
    </style:style>
    <style:style style:name="T439" style:parent-style-name="DefaultParagraphFont" style:family="text">
      <style:text-properties style:font-name="JetBrains Mono" style:font-name-complex="JetBrains Mono" fo:color="#A9B7C6" fo:language="en" fo:country="US"/>
    </style:style>
    <style:style style:name="P440" style:parent-style-name="Normal" style:family="paragraph">
      <style:text-properties fo:language="de" fo:country="DE"/>
    </style:style>
    <style:style style:name="P441" style:parent-style-name="HTMLPreformatted" style:family="paragraph">
      <style:paragraph-properties fo:background-color="#2B2B2B"/>
    </style:style>
    <style:style style:name="T442" style:parent-style-name="DefaultParagraphFont" style:family="text">
      <style:text-properties style:font-name="JetBrains Mono" style:font-name-complex="JetBrains Mono" fo:color="#CC7832" fo:language="en" fo:country="US"/>
    </style:style>
    <style:style style:name="T443" style:parent-style-name="DefaultParagraphFont" style:family="text">
      <style:text-properties style:font-name="JetBrains Mono" style:font-name-complex="JetBrains Mono" fo:color="#FFC66D" fo:language="en" fo:country="US"/>
    </style:style>
    <style:style style:name="T444" style:parent-style-name="DefaultParagraphFont" style:family="text">
      <style:text-properties style:font-name="JetBrains Mono" style:font-name-complex="JetBrains Mono" fo:color="#A9B7C6" fo:language="en" fo:country="US"/>
    </style:style>
    <style:style style:name="T445" style:parent-style-name="DefaultParagraphFont" style:family="text">
      <style:text-properties style:font-name="JetBrains Mono" style:font-name-complex="JetBrains Mono" fo:color="#CC7832" fo:language="en" fo:country="US"/>
    </style:style>
    <style:style style:name="T446" style:parent-style-name="DefaultParagraphFont" style:family="text">
      <style:text-properties style:font-name="JetBrains Mono" style:font-name-complex="JetBrains Mono" fo:color="#A9B7C6" fo:language="en" fo:country="US"/>
    </style:style>
    <style:style style:name="T447" style:parent-style-name="DefaultParagraphFont" style:family="text">
      <style:text-properties style:font-name="JetBrains Mono" style:font-name-complex="JetBrains Mono" fo:color="#CC7832" fo:language="en" fo:country="US"/>
    </style:style>
    <style:style style:name="T448" style:parent-style-name="DefaultParagraphFont" style:family="text">
      <style:text-properties style:font-name="JetBrains Mono" style:font-name-complex="JetBrains Mono" fo:color="#A9B7C6" fo:language="en" fo:country="US"/>
    </style:style>
    <style:style style:name="T449" style:parent-style-name="DefaultParagraphFont" style:family="text">
      <style:text-properties style:font-name="JetBrains Mono" style:font-name-complex="JetBrains Mono" fo:color="#A9B7C6" fo:language="en" fo:country="US"/>
    </style:style>
    <style:style style:name="T450" style:parent-style-name="DefaultParagraphFont" style:family="text">
      <style:text-properties style:font-name="JetBrains Mono" style:font-name-complex="JetBrains Mono" fo:color="#A9B7C6" fo:language="en" fo:country="US"/>
    </style:style>
    <style:style style:name="T451" style:parent-style-name="DefaultParagraphFont" style:family="text">
      <style:text-properties style:font-name="JetBrains Mono" style:font-name-complex="JetBrains Mono" fo:color="#CC7832" fo:language="en" fo:country="US"/>
    </style:style>
    <style:style style:name="T452" style:parent-style-name="DefaultParagraphFont" style:family="text">
      <style:text-properties style:font-name="JetBrains Mono" style:font-name-complex="JetBrains Mono" fo:color="#A9B7C6" fo:language="en" fo:country="US"/>
    </style:style>
    <style:style style:name="T453" style:parent-style-name="DefaultParagraphFont" style:family="text">
      <style:text-properties style:font-name="JetBrains Mono" style:font-name-complex="JetBrains Mono" fo:color="#B09D79" fo:language="en" fo:country="US"/>
    </style:style>
    <style:style style:name="T454" style:parent-style-name="DefaultParagraphFont" style:family="text">
      <style:text-properties style:font-name="JetBrains Mono" style:font-name-complex="JetBrains Mono" fo:color="#A9B7C6" fo:language="en" fo:country="US"/>
    </style:style>
    <style:style style:name="T455" style:parent-style-name="DefaultParagraphFont" style:family="text">
      <style:text-properties style:font-name="JetBrains Mono" style:font-name-complex="JetBrains Mono" fo:color="#A9B7C6" fo:language="en" fo:country="US"/>
    </style:style>
    <style:style style:name="T456" style:parent-style-name="DefaultParagraphFont" style:family="text">
      <style:text-properties style:font-name="JetBrains Mono" style:font-name-complex="JetBrains Mono" fo:color="#A9B7C6" fo:language="en" fo:country="US"/>
    </style:style>
    <style:style style:name="T457" style:parent-style-name="DefaultParagraphFont" style:family="text">
      <style:text-properties style:font-name="JetBrains Mono" style:font-name-complex="JetBrains Mono" fo:color="#CC7832" fo:language="en" fo:country="US"/>
    </style:style>
    <style:style style:name="T458" style:parent-style-name="DefaultParagraphFont" style:family="text">
      <style:text-properties style:font-name="JetBrains Mono" style:font-name-complex="JetBrains Mono" fo:color="#6A8759" fo:language="en" fo:country="US"/>
    </style:style>
    <style:style style:name="T459" style:parent-style-name="DefaultParagraphFont" style:family="text">
      <style:text-properties style:font-name="JetBrains Mono" style:font-name-complex="JetBrains Mono" fo:color="#A9B7C6" fo:language="en" fo:country="US"/>
    </style:style>
    <style:style style:name="T460" style:parent-style-name="DefaultParagraphFont" style:family="text">
      <style:text-properties style:font-name="JetBrains Mono" style:font-name-complex="JetBrains Mono" fo:color="#A9B7C6" fo:language="en" fo:country="US"/>
    </style:style>
    <style:style style:name="T461" style:parent-style-name="DefaultParagraphFont" style:family="text">
      <style:text-properties style:font-name="JetBrains Mono" style:font-name-complex="JetBrains Mono" fo:color="#A9B7C6" fo:language="en" fo:country="US"/>
    </style:style>
    <style:style style:name="T462" style:parent-style-name="DefaultParagraphFont" style:family="text">
      <style:text-properties style:font-name="JetBrains Mono" style:font-name-complex="JetBrains Mono" fo:color="#CC7832" fo:language="en" fo:country="US"/>
    </style:style>
    <style:style style:name="T463" style:parent-style-name="DefaultParagraphFont" style:family="text">
      <style:text-properties style:font-name="JetBrains Mono" style:font-name-complex="JetBrains Mono" fo:color="#CC7832" fo:language="en" fo:country="US"/>
    </style:style>
    <style:style style:name="T464" style:parent-style-name="DefaultParagraphFont" style:family="text">
      <style:text-properties style:font-name="JetBrains Mono" style:font-name-complex="JetBrains Mono" fo:color="#CC7832" fo:language="en" fo:country="US"/>
    </style:style>
    <style:style style:name="T465" style:parent-style-name="DefaultParagraphFont" style:family="text">
      <style:text-properties style:font-name="JetBrains Mono" style:font-name-complex="JetBrains Mono" fo:color="#A9B7C6" fo:language="en" fo:country="US"/>
    </style:style>
    <style:style style:name="T466" style:parent-style-name="DefaultParagraphFont" style:family="text">
      <style:text-properties style:font-name="JetBrains Mono" style:font-name-complex="JetBrains Mono" fo:color="#A9B7C6" fo:language="en" fo:country="US"/>
    </style:style>
    <style:style style:name="T467" style:parent-style-name="DefaultParagraphFont" style:family="text">
      <style:text-properties style:font-name="JetBrains Mono" style:font-name-complex="JetBrains Mono" fo:color="#A9B7C6" fo:language="en" fo:country="US"/>
    </style:style>
    <style:style style:name="T468" style:parent-style-name="DefaultParagraphFont" style:family="text">
      <style:text-properties style:font-name="JetBrains Mono" style:font-name-complex="JetBrains Mono" fo:color="#CC7832" fo:language="en" fo:country="US"/>
    </style:style>
    <style:style style:name="T469" style:parent-style-name="DefaultParagraphFont" style:family="text">
      <style:text-properties style:font-name="JetBrains Mono" style:font-name-complex="JetBrains Mono" fo:color="#A9B7C6" fo:language="en" fo:country="US"/>
    </style:style>
    <style:style style:name="T470" style:parent-style-name="DefaultParagraphFont" style:family="text">
      <style:text-properties style:font-name="JetBrains Mono" style:font-name-complex="JetBrains Mono" fo:color="#CC7832" fo:language="en" fo:country="US"/>
    </style:style>
    <style:style style:name="T471" style:parent-style-name="DefaultParagraphFont" style:family="text">
      <style:text-properties style:font-name="JetBrains Mono" style:font-name-complex="JetBrains Mono" fo:color="#A9B7C6" fo:language="en" fo:country="US"/>
    </style:style>
    <style:style style:name="T472" style:parent-style-name="DefaultParagraphFont" style:family="text">
      <style:text-properties style:font-name="JetBrains Mono" style:font-name-complex="JetBrains Mono" fo:color="#AFBF7E" fo:language="en" fo:country="US"/>
    </style:style>
    <style:style style:name="T473" style:parent-style-name="DefaultParagraphFont" style:family="text">
      <style:text-properties style:font-name="JetBrains Mono" style:font-name-complex="JetBrains Mono" fo:color="#A9B7C6" fo:language="en" fo:country="US"/>
    </style:style>
    <style:style style:name="T474" style:parent-style-name="DefaultParagraphFont" style:family="text">
      <style:text-properties style:font-name="JetBrains Mono" style:font-name-complex="JetBrains Mono" fo:color="#B09D79" fo:language="en" fo:country="US"/>
    </style:style>
    <style:style style:name="T475" style:parent-style-name="DefaultParagraphFont" style:family="text">
      <style:text-properties style:font-name="JetBrains Mono" style:font-name-complex="JetBrains Mono" fo:color="#A9B7C6" fo:language="en" fo:country="US"/>
    </style:style>
    <style:style style:name="T476" style:parent-style-name="DefaultParagraphFont" style:family="text">
      <style:text-properties style:font-name="JetBrains Mono" style:font-name-complex="JetBrains Mono" fo:color="#CC7832" fo:language="en" fo:country="US"/>
    </style:style>
    <style:style style:name="T477" style:parent-style-name="DefaultParagraphFont" style:family="text">
      <style:text-properties style:font-name="JetBrains Mono" style:font-name-complex="JetBrains Mono" fo:color="#6A8759" fo:language="en" fo:country="US"/>
    </style:style>
    <style:style style:name="T478" style:parent-style-name="DefaultParagraphFont" style:family="text">
      <style:text-properties style:font-name="JetBrains Mono" style:font-name-complex="JetBrains Mono" fo:color="#A9B7C6" fo:language="en" fo:country="US"/>
    </style:style>
    <style:style style:name="T479" style:parent-style-name="DefaultParagraphFont" style:family="text">
      <style:text-properties style:font-name="JetBrains Mono" style:font-name-complex="JetBrains Mono" fo:color="#CC7832" fo:language="en" fo:country="US"/>
    </style:style>
    <style:style style:name="T480" style:parent-style-name="DefaultParagraphFont" style:family="text">
      <style:text-properties style:font-name="JetBrains Mono" style:font-name-complex="JetBrains Mono" fo:color="#A9B7C6" fo:language="en" fo:country="US"/>
    </style:style>
    <style:style style:name="T481" style:parent-style-name="DefaultParagraphFont" style:family="text">
      <style:text-properties style:font-name="JetBrains Mono" style:font-name-complex="JetBrains Mono" fo:color="#CC7832" fo:language="en" fo:country="US"/>
    </style:style>
    <style:style style:name="T482" style:parent-style-name="DefaultParagraphFont" style:family="text">
      <style:text-properties style:font-name="JetBrains Mono" style:font-name-complex="JetBrains Mono" fo:color="#A9B7C6" fo:language="en" fo:country="US"/>
    </style:style>
    <style:style style:name="T483" style:parent-style-name="DefaultParagraphFont" style:family="text">
      <style:text-properties style:font-name="JetBrains Mono" style:font-name-complex="JetBrains Mono" fo:color="#AFBF7E" fo:language="en" fo:country="US"/>
    </style:style>
    <style:style style:name="T484" style:parent-style-name="DefaultParagraphFont" style:family="text">
      <style:text-properties style:font-name="JetBrains Mono" style:font-name-complex="JetBrains Mono" fo:color="#A9B7C6" fo:language="en" fo:country="US"/>
    </style:style>
    <style:style style:name="T485" style:parent-style-name="DefaultParagraphFont" style:family="text">
      <style:text-properties style:font-name="JetBrains Mono" style:font-name-complex="JetBrains Mono" fo:color="#B09D79" fo:language="en" fo:country="US"/>
    </style:style>
    <style:style style:name="T486" style:parent-style-name="DefaultParagraphFont" style:family="text">
      <style:text-properties style:font-name="JetBrains Mono" style:font-name-complex="JetBrains Mono" fo:color="#A9B7C6" fo:language="en" fo:country="US"/>
    </style:style>
    <style:style style:name="T487" style:parent-style-name="DefaultParagraphFont" style:family="text">
      <style:text-properties style:font-name="JetBrains Mono" style:font-name-complex="JetBrains Mono" fo:color="#CC7832" fo:language="en" fo:country="US"/>
    </style:style>
    <style:style style:name="T488" style:parent-style-name="DefaultParagraphFont" style:family="text">
      <style:text-properties style:font-name="JetBrains Mono" style:font-name-complex="JetBrains Mono" fo:color="#6A8759" fo:language="en" fo:country="US"/>
    </style:style>
    <style:style style:name="T489" style:parent-style-name="DefaultParagraphFont" style:family="text">
      <style:text-properties style:font-name="JetBrains Mono" style:font-name-complex="JetBrains Mono" fo:color="#A9B7C6" fo:language="en" fo:country="US"/>
    </style:style>
    <style:style style:name="T490" style:parent-style-name="DefaultParagraphFont" style:family="text">
      <style:text-properties style:font-name="JetBrains Mono" style:font-name-complex="JetBrains Mono" fo:color="#6897BB" fo:language="en" fo:country="US"/>
    </style:style>
    <style:style style:name="T491" style:parent-style-name="DefaultParagraphFont" style:family="text">
      <style:text-properties style:font-name="JetBrains Mono" style:font-name-complex="JetBrains Mono" fo:color="#A9B7C6" fo:language="en" fo:country="US"/>
    </style:style>
    <style:style style:name="T492" style:parent-style-name="DefaultParagraphFont" style:family="text">
      <style:text-properties style:font-name="JetBrains Mono" style:font-name-complex="JetBrains Mono" fo:color="#A9B7C6" fo:language="en" fo:country="US"/>
    </style:style>
    <style:style style:name="T493" style:parent-style-name="DefaultParagraphFont" style:family="text">
      <style:text-properties style:font-name="JetBrains Mono" style:font-name-complex="JetBrains Mono" fo:color="#A9B7C6" fo:language="en" fo:country="US"/>
    </style:style>
    <style:style style:name="P494" style:parent-style-name="Normal" style:family="paragraph">
      <style:text-properties fo:language="de" fo:country="DE"/>
    </style:style>
    <style:style style:name="P495" style:parent-style-name="HTMLPreformatted" style:family="paragraph">
      <style:paragraph-properties fo:background-color="#2B2B2B"/>
    </style:style>
    <style:style style:name="T496" style:parent-style-name="DefaultParagraphFont" style:family="text">
      <style:text-properties style:font-name="JetBrains Mono" style:font-name-complex="JetBrains Mono" fo:color="#CC7832" fo:language="en" fo:country="US"/>
    </style:style>
    <style:style style:name="T497" style:parent-style-name="DefaultParagraphFont" style:family="text">
      <style:text-properties style:font-name="JetBrains Mono" style:font-name-complex="JetBrains Mono" fo:color="#FFC66D" fo:language="en" fo:country="US"/>
    </style:style>
    <style:style style:name="T498" style:parent-style-name="DefaultParagraphFont" style:family="text">
      <style:text-properties style:font-name="JetBrains Mono" style:font-name-complex="JetBrains Mono" fo:color="#A9B7C6" fo:language="en" fo:country="US"/>
    </style:style>
    <style:style style:name="T499" style:parent-style-name="DefaultParagraphFont" style:family="text">
      <style:text-properties style:font-name="JetBrains Mono" style:font-name-complex="JetBrains Mono" fo:color="#CC7832" fo:language="en" fo:country="US"/>
    </style:style>
    <style:style style:name="T500" style:parent-style-name="DefaultParagraphFont" style:family="text">
      <style:text-properties style:font-name="JetBrains Mono" style:font-name-complex="JetBrains Mono" fo:color="#A9B7C6" fo:language="en" fo:country="US"/>
    </style:style>
    <style:style style:name="T501" style:parent-style-name="DefaultParagraphFont" style:family="text">
      <style:text-properties style:font-name="JetBrains Mono" style:font-name-complex="JetBrains Mono" fo:color="#CC7832" fo:language="en" fo:country="US"/>
    </style:style>
    <style:style style:name="T502" style:parent-style-name="DefaultParagraphFont" style:family="text">
      <style:text-properties style:font-name="JetBrains Mono" style:font-name-complex="JetBrains Mono" fo:color="#A9B7C6" fo:language="en" fo:country="US"/>
    </style:style>
    <style:style style:name="T503" style:parent-style-name="DefaultParagraphFont" style:family="text">
      <style:text-properties style:font-name="JetBrains Mono" style:font-name-complex="JetBrains Mono" fo:color="#CC7832" fo:language="en" fo:country="US"/>
    </style:style>
    <style:style style:name="T504" style:parent-style-name="DefaultParagraphFont" style:family="text">
      <style:text-properties style:font-name="JetBrains Mono" style:font-name-complex="JetBrains Mono" fo:color="#A9B7C6" fo:language="en" fo:country="US"/>
    </style:style>
    <style:style style:name="T505" style:parent-style-name="DefaultParagraphFont" style:family="text">
      <style:text-properties style:font-name="JetBrains Mono" style:font-name-complex="JetBrains Mono" fo:color="#A9B7C6" fo:language="en" fo:country="US"/>
    </style:style>
    <style:style style:name="T506" style:parent-style-name="DefaultParagraphFont" style:family="text">
      <style:text-properties style:font-name="JetBrains Mono" style:font-name-complex="JetBrains Mono" fo:color="#A9B7C6" fo:language="en" fo:country="US"/>
    </style:style>
    <style:style style:name="T507" style:parent-style-name="DefaultParagraphFont" style:family="text">
      <style:text-properties style:font-name="JetBrains Mono" style:font-name-complex="JetBrains Mono" fo:color="#AFBF7E" fo:language="en" fo:country="US"/>
    </style:style>
    <style:style style:name="T508" style:parent-style-name="DefaultParagraphFont" style:family="text">
      <style:text-properties style:font-name="JetBrains Mono" style:font-name-complex="JetBrains Mono" fo:color="#A9B7C6" fo:language="en" fo:country="US"/>
    </style:style>
    <style:style style:name="T509" style:parent-style-name="DefaultParagraphFont" style:family="text">
      <style:text-properties style:font-name="JetBrains Mono" style:font-name-complex="JetBrains Mono" fo:color="#B09D79" fo:language="en" fo:country="US"/>
    </style:style>
    <style:style style:name="T510" style:parent-style-name="DefaultParagraphFont" style:family="text">
      <style:text-properties style:font-name="JetBrains Mono" style:font-name-complex="JetBrains Mono" fo:color="#A9B7C6" fo:language="en" fo:country="US"/>
    </style:style>
    <style:style style:name="T511" style:parent-style-name="DefaultParagraphFont" style:family="text">
      <style:text-properties style:font-name="JetBrains Mono" style:font-name-complex="JetBrains Mono" fo:color="#A9B7C6" fo:language="en" fo:country="US"/>
    </style:style>
    <style:style style:name="T512" style:parent-style-name="DefaultParagraphFont" style:family="text">
      <style:text-properties style:font-name="JetBrains Mono" style:font-name-complex="JetBrains Mono" fo:color="#A9B7C6" fo:language="en" fo:country="US"/>
    </style:style>
    <style:style style:name="T513" style:parent-style-name="DefaultParagraphFont" style:family="text">
      <style:text-properties style:font-name="JetBrains Mono" style:font-name-complex="JetBrains Mono" fo:color="#A9B7C6" fo:language="en" fo:country="US"/>
    </style:style>
    <style:style style:name="T514" style:parent-style-name="DefaultParagraphFont" style:family="text">
      <style:text-properties style:font-name="JetBrains Mono" style:font-name-complex="JetBrains Mono" fo:color="#AFBF7E" fo:language="en" fo:country="US"/>
    </style:style>
    <style:style style:name="T515" style:parent-style-name="DefaultParagraphFont" style:family="text">
      <style:text-properties style:font-name="JetBrains Mono" style:font-name-complex="JetBrains Mono" fo:color="#A9B7C6" fo:language="en" fo:country="US"/>
    </style:style>
    <style:style style:name="T516" style:parent-style-name="DefaultParagraphFont" style:family="text">
      <style:text-properties style:font-name="JetBrains Mono" style:font-name-complex="JetBrains Mono" fo:color="#B09D79" fo:language="en" fo:country="US"/>
    </style:style>
    <style:style style:name="T517" style:parent-style-name="DefaultParagraphFont" style:family="text">
      <style:text-properties style:font-name="JetBrains Mono" style:font-name-complex="JetBrains Mono" fo:color="#A9B7C6" fo:language="en" fo:country="US"/>
    </style:style>
    <style:style style:name="T518" style:parent-style-name="DefaultParagraphFont" style:family="text">
      <style:text-properties style:font-name="JetBrains Mono" style:font-name-complex="JetBrains Mono" fo:color="#A9B7C6" fo:language="en" fo:country="US"/>
    </style:style>
    <style:style style:name="T519" style:parent-style-name="DefaultParagraphFont" style:family="text">
      <style:text-properties style:font-name="JetBrains Mono" style:font-name-complex="JetBrains Mono" fo:color="#A9B7C6" fo:language="en" fo:country="US"/>
    </style:style>
    <style:style style:name="T520" style:parent-style-name="DefaultParagraphFont" style:family="text">
      <style:text-properties style:font-name="JetBrains Mono" style:font-name-complex="JetBrains Mono" fo:color="#CC7832" fo:language="en" fo:country="US"/>
    </style:style>
    <style:style style:name="T521" style:parent-style-name="DefaultParagraphFont" style:family="text">
      <style:text-properties style:font-name="JetBrains Mono" style:font-name-complex="JetBrains Mono" fo:color="#A9B7C6" fo:language="en" fo:country="US"/>
    </style:style>
    <style:style style:name="T522" style:parent-style-name="DefaultParagraphFont" style:family="text">
      <style:text-properties style:font-name="JetBrains Mono" style:font-name-complex="JetBrains Mono" fo:color="#CC7832" fo:language="en" fo:country="US"/>
    </style:style>
    <style:style style:name="T523" style:parent-style-name="DefaultParagraphFont" style:family="text">
      <style:text-properties style:font-name="JetBrains Mono" style:font-name-complex="JetBrains Mono" fo:color="#A9B7C6" fo:language="en" fo:country="US"/>
    </style:style>
    <style:style style:name="T524" style:parent-style-name="DefaultParagraphFont" style:family="text">
      <style:text-properties style:font-name="JetBrains Mono" style:font-name-complex="JetBrains Mono" fo:color="#AFBF7E" fo:language="en" fo:country="US"/>
    </style:style>
    <style:style style:name="T525" style:parent-style-name="DefaultParagraphFont" style:family="text">
      <style:text-properties style:font-name="JetBrains Mono" style:font-name-complex="JetBrains Mono" fo:color="#A9B7C6" fo:language="en" fo:country="US"/>
    </style:style>
    <style:style style:name="T526" style:parent-style-name="DefaultParagraphFont" style:family="text">
      <style:text-properties style:font-name="JetBrains Mono" style:font-name-complex="JetBrains Mono" fo:color="#B09D79" fo:language="en" fo:country="US"/>
    </style:style>
    <style:style style:name="T527" style:parent-style-name="DefaultParagraphFont" style:family="text">
      <style:text-properties style:font-name="JetBrains Mono" style:font-name-complex="JetBrains Mono" fo:color="#A9B7C6" fo:language="en" fo:country="US"/>
    </style:style>
    <style:style style:name="T528" style:parent-style-name="DefaultParagraphFont" style:family="text">
      <style:text-properties style:font-name="JetBrains Mono" style:font-name-complex="JetBrains Mono" fo:color="#CC7832" fo:language="en" fo:country="US"/>
    </style:style>
    <style:style style:name="T529" style:parent-style-name="DefaultParagraphFont" style:family="text">
      <style:text-properties style:font-name="JetBrains Mono" style:font-name-complex="JetBrains Mono" fo:color="#6A8759" fo:language="en" fo:country="US"/>
    </style:style>
    <style:style style:name="T530" style:parent-style-name="DefaultParagraphFont" style:family="text">
      <style:text-properties style:font-name="JetBrains Mono" style:font-name-complex="JetBrains Mono" fo:color="#A9B7C6" fo:language="en" fo:country="US"/>
    </style:style>
    <style:style style:name="T531" style:parent-style-name="DefaultParagraphFont" style:family="text">
      <style:text-properties style:font-name="JetBrains Mono" style:font-name-complex="JetBrains Mono" fo:color="#A9B7C6" fo:language="en" fo:country="US"/>
    </style:style>
    <style:style style:name="T532" style:parent-style-name="DefaultParagraphFont" style:family="text">
      <style:text-properties style:font-name="JetBrains Mono" style:font-name-complex="JetBrains Mono" fo:color="#A9B7C6" fo:language="en" fo:country="US"/>
    </style:style>
    <style:style style:name="T533" style:parent-style-name="DefaultParagraphFont" style:family="text">
      <style:text-properties style:font-name="JetBrains Mono" style:font-name-complex="JetBrains Mono" fo:color="#CC7832" fo:language="en" fo:country="US"/>
    </style:style>
    <style:style style:name="T534" style:parent-style-name="DefaultParagraphFont" style:family="text">
      <style:text-properties style:font-name="JetBrains Mono" style:font-name-complex="JetBrains Mono" fo:color="#A9B7C6" fo:language="en" fo:country="US"/>
    </style:style>
    <style:style style:name="T535" style:parent-style-name="DefaultParagraphFont" style:family="text">
      <style:text-properties style:font-name="JetBrains Mono" style:font-name-complex="JetBrains Mono" fo:color="#CC7832" fo:language="en" fo:country="US"/>
    </style:style>
    <style:style style:name="T536" style:parent-style-name="DefaultParagraphFont" style:family="text">
      <style:text-properties style:font-name="JetBrains Mono" style:font-name-complex="JetBrains Mono" fo:color="#A9B7C6" fo:language="en" fo:country="US"/>
    </style:style>
    <style:style style:name="T537" style:parent-style-name="DefaultParagraphFont" style:family="text">
      <style:text-properties style:font-name="JetBrains Mono" style:font-name-complex="JetBrains Mono" fo:color="#AFBF7E" fo:language="en" fo:country="US"/>
    </style:style>
    <style:style style:name="T538" style:parent-style-name="DefaultParagraphFont" style:family="text">
      <style:text-properties style:font-name="JetBrains Mono" style:font-name-complex="JetBrains Mono" fo:color="#A9B7C6" fo:language="en" fo:country="US"/>
    </style:style>
    <style:style style:name="T539" style:parent-style-name="DefaultParagraphFont" style:family="text">
      <style:text-properties style:font-name="JetBrains Mono" style:font-name-complex="JetBrains Mono" fo:color="#B09D79" fo:language="en" fo:country="US"/>
    </style:style>
    <style:style style:name="T540" style:parent-style-name="DefaultParagraphFont" style:family="text">
      <style:text-properties style:font-name="JetBrains Mono" style:font-name-complex="JetBrains Mono" fo:color="#A9B7C6" fo:language="en" fo:country="US"/>
    </style:style>
    <style:style style:name="T541" style:parent-style-name="DefaultParagraphFont" style:family="text">
      <style:text-properties style:font-name="JetBrains Mono" style:font-name-complex="JetBrains Mono" fo:color="#CC7832" fo:language="en" fo:country="US"/>
    </style:style>
    <style:style style:name="T542" style:parent-style-name="DefaultParagraphFont" style:family="text">
      <style:text-properties style:font-name="JetBrains Mono" style:font-name-complex="JetBrains Mono" fo:color="#6A8759" fo:language="en" fo:country="US"/>
    </style:style>
    <style:style style:name="T543" style:parent-style-name="DefaultParagraphFont" style:family="text">
      <style:text-properties style:font-name="JetBrains Mono" style:font-name-complex="JetBrains Mono" fo:color="#A9B7C6" fo:language="en" fo:country="US"/>
    </style:style>
    <style:style style:name="T544" style:parent-style-name="DefaultParagraphFont" style:family="text">
      <style:text-properties style:font-name="JetBrains Mono" style:font-name-complex="JetBrains Mono" fo:color="#A9B7C6" fo:language="en" fo:country="US"/>
    </style:style>
    <style:style style:name="T545" style:parent-style-name="DefaultParagraphFont" style:family="text">
      <style:text-properties style:font-name="JetBrains Mono" style:font-name-complex="JetBrains Mono" fo:color="#A9B7C6" fo:language="en" fo:country="US"/>
    </style:style>
    <style:style style:name="T546" style:parent-style-name="DefaultParagraphFont" style:family="text">
      <style:text-properties style:font-name="JetBrains Mono" style:font-name-complex="JetBrains Mono" fo:color="#CC7832" fo:language="en" fo:country="US"/>
    </style:style>
    <style:style style:name="T547" style:parent-style-name="DefaultParagraphFont" style:family="text">
      <style:text-properties style:font-name="JetBrains Mono" style:font-name-complex="JetBrains Mono" fo:color="#A9B7C6" fo:language="en" fo:country="US"/>
    </style:style>
    <style:style style:name="T548" style:parent-style-name="DefaultParagraphFont" style:family="text">
      <style:text-properties style:font-name="JetBrains Mono" style:font-name-complex="JetBrains Mono" fo:color="#A9B7C6" fo:language="en" fo:country="US"/>
    </style:style>
    <style:style style:name="T549" style:parent-style-name="DefaultParagraphFont" style:family="text">
      <style:text-properties style:font-name="JetBrains Mono" style:font-name-complex="JetBrains Mono" fo:color="#A9B7C6" fo:language="en" fo:country="US"/>
    </style:style>
    <style:style style:name="T550" style:parent-style-name="DefaultParagraphFont" style:family="text">
      <style:text-properties style:font-name="JetBrains Mono" style:font-name-complex="JetBrains Mono" fo:color="#CC7832" fo:language="en" fo:country="US"/>
    </style:style>
    <style:style style:name="T551" style:parent-style-name="DefaultParagraphFont" style:family="text">
      <style:text-properties style:font-name="JetBrains Mono" style:font-name-complex="JetBrains Mono" fo:color="#A9B7C6" fo:language="en" fo:country="US"/>
    </style:style>
    <style:style style:name="T552" style:parent-style-name="DefaultParagraphFont" style:family="text">
      <style:text-properties style:font-name="JetBrains Mono" style:font-name-complex="JetBrains Mono" fo:color="#A9B7C6" fo:language="en" fo:country="US"/>
    </style:style>
    <style:style style:name="T553" style:parent-style-name="DefaultParagraphFont" style:family="text">
      <style:text-properties style:font-name="JetBrains Mono" style:font-name-complex="JetBrains Mono" fo:color="#A9B7C6" fo:language="en" fo:country="US"/>
    </style:style>
    <style:style style:name="T554" style:parent-style-name="DefaultParagraphFont" style:family="text">
      <style:text-properties style:font-name="JetBrains Mono" style:font-name-complex="JetBrains Mono" fo:color="#CC7832" fo:language="en" fo:country="US"/>
    </style:style>
    <style:style style:name="T555" style:parent-style-name="DefaultParagraphFont" style:family="text">
      <style:text-properties style:font-name="JetBrains Mono" style:font-name-complex="JetBrains Mono" fo:color="#A9B7C6" fo:language="en" fo:country="US"/>
    </style:style>
    <style:style style:name="T556" style:parent-style-name="DefaultParagraphFont" style:family="text">
      <style:text-properties style:font-name="JetBrains Mono" style:font-name-complex="JetBrains Mono" fo:color="#A9B7C6" fo:language="en" fo:country="US"/>
    </style:style>
    <style:style style:name="T557" style:parent-style-name="DefaultParagraphFont" style:family="text">
      <style:text-properties style:font-name="JetBrains Mono" style:font-name-complex="JetBrains Mono" fo:color="#A9B7C6" fo:language="en" fo:country="US"/>
    </style:style>
    <style:style style:name="T558" style:parent-style-name="DefaultParagraphFont" style:family="text">
      <style:text-properties style:font-name="JetBrains Mono" style:font-name-complex="JetBrains Mono" fo:color="#A9B7C6" fo:language="en" fo:country="US"/>
    </style:style>
    <style:style style:name="T559" style:parent-style-name="DefaultParagraphFont" style:family="text">
      <style:text-properties style:font-name="JetBrains Mono" style:font-name-complex="JetBrains Mono" fo:color="#CC7832" fo:language="en" fo:country="US"/>
    </style:style>
    <style:style style:name="T560" style:parent-style-name="DefaultParagraphFont" style:family="text">
      <style:text-properties style:font-name="JetBrains Mono" style:font-name-complex="JetBrains Mono" fo:color="#A9B7C6" fo:language="en" fo:country="US"/>
    </style:style>
    <style:style style:name="T561" style:parent-style-name="DefaultParagraphFont" style:family="text">
      <style:text-properties style:font-name="JetBrains Mono" style:font-name-complex="JetBrains Mono" fo:color="#A9B7C6" fo:language="en" fo:country="US"/>
    </style:style>
    <style:style style:name="T562" style:parent-style-name="DefaultParagraphFont" style:family="text">
      <style:text-properties style:font-name="JetBrains Mono" style:font-name-complex="JetBrains Mono" fo:color="#A9B7C6" fo:language="en" fo:country="US"/>
    </style:style>
    <style:style style:name="T563" style:parent-style-name="DefaultParagraphFont" style:family="text">
      <style:text-properties style:font-name="JetBrains Mono" style:font-name-complex="JetBrains Mono" fo:color="#CC7832" fo:language="en" fo:country="US"/>
    </style:style>
    <style:style style:name="T564" style:parent-style-name="DefaultParagraphFont" style:family="text">
      <style:text-properties style:font-name="JetBrains Mono" style:font-name-complex="JetBrains Mono" fo:color="#A9B7C6" fo:language="en" fo:country="US"/>
    </style:style>
    <style:style style:name="T565" style:parent-style-name="DefaultParagraphFont" style:family="text">
      <style:text-properties style:font-name="JetBrains Mono" style:font-name-complex="JetBrains Mono" fo:color="#A9B7C6" fo:language="en" fo:country="US"/>
    </style:style>
    <style:style style:name="T566" style:parent-style-name="DefaultParagraphFont" style:family="text">
      <style:text-properties style:font-name="JetBrains Mono" style:font-name-complex="JetBrains Mono" fo:color="#A9B7C6" fo:language="en" fo:country="US"/>
    </style:style>
    <style:style style:name="T567" style:parent-style-name="DefaultParagraphFont" style:family="text">
      <style:text-properties style:font-name="JetBrains Mono" style:font-name-complex="JetBrains Mono" fo:color="#CC7832" fo:language="en" fo:country="US"/>
    </style:style>
    <style:style style:name="T568" style:parent-style-name="DefaultParagraphFont" style:family="text">
      <style:text-properties style:font-name="JetBrains Mono" style:font-name-complex="JetBrains Mono" fo:color="#CC7832" fo:language="en" fo:country="US"/>
    </style:style>
    <style:style style:name="T569" style:parent-style-name="DefaultParagraphFont" style:family="text">
      <style:text-properties style:font-name="JetBrains Mono" style:font-name-complex="JetBrains Mono" fo:color="#CC7832" fo:language="en" fo:country="US"/>
    </style:style>
    <style:style style:name="T570" style:parent-style-name="DefaultParagraphFont" style:family="text">
      <style:text-properties style:font-name="JetBrains Mono" style:font-name-complex="JetBrains Mono" fo:color="#A9B7C6" fo:language="en" fo:country="US"/>
    </style:style>
    <style:style style:name="T571" style:parent-style-name="DefaultParagraphFont" style:family="text">
      <style:text-properties style:font-name="JetBrains Mono" style:font-name-complex="JetBrains Mono" fo:color="#A9B7C6" fo:language="en" fo:country="US"/>
    </style:style>
    <style:style style:name="T572" style:parent-style-name="DefaultParagraphFont" style:family="text">
      <style:text-properties style:font-name="JetBrains Mono" style:font-name-complex="JetBrains Mono" fo:color="#A9B7C6" fo:language="en" fo:country="US"/>
    </style:style>
    <style:style style:name="P573" style:parent-style-name="Normal" style:family="paragraph">
      <style:text-properties fo:language="de" fo:country="DE"/>
    </style:style>
    <style:style style:name="P574" style:parent-style-name="HTMLPreformatted" style:family="paragraph">
      <style:paragraph-properties fo:background-color="#2B2B2B"/>
    </style:style>
    <style:style style:name="T575" style:parent-style-name="DefaultParagraphFont" style:family="text">
      <style:text-properties style:font-name="JetBrains Mono" style:font-name-complex="JetBrains Mono" fo:color="#CC7832" fo:language="en" fo:country="US"/>
    </style:style>
    <style:style style:name="T576" style:parent-style-name="DefaultParagraphFont" style:family="text">
      <style:text-properties style:font-name="JetBrains Mono" style:font-name-complex="JetBrains Mono" fo:color="#FFC66D" fo:language="en" fo:country="US"/>
    </style:style>
    <style:style style:name="T577" style:parent-style-name="DefaultParagraphFont" style:family="text">
      <style:text-properties style:font-name="JetBrains Mono" style:font-name-complex="JetBrains Mono" fo:color="#A9B7C6" fo:language="en" fo:country="US"/>
    </style:style>
    <style:style style:name="T578" style:parent-style-name="DefaultParagraphFont" style:family="text">
      <style:text-properties style:font-name="JetBrains Mono" style:font-name-complex="JetBrains Mono" fo:color="#CC7832" fo:language="en" fo:country="US"/>
    </style:style>
    <style:style style:name="T579" style:parent-style-name="DefaultParagraphFont" style:family="text">
      <style:text-properties style:font-name="JetBrains Mono" style:font-name-complex="JetBrains Mono" fo:color="#A9B7C6" fo:language="en" fo:country="US"/>
    </style:style>
    <style:style style:name="T580" style:parent-style-name="DefaultParagraphFont" style:family="text">
      <style:text-properties style:font-name="JetBrains Mono" style:font-name-complex="JetBrains Mono" fo:color="#CC7832" fo:language="en" fo:country="US"/>
    </style:style>
    <style:style style:name="T581" style:parent-style-name="DefaultParagraphFont" style:family="text">
      <style:text-properties style:font-name="JetBrains Mono" style:font-name-complex="JetBrains Mono" fo:color="#A9B7C6" fo:language="en" fo:country="US"/>
    </style:style>
    <style:style style:name="T582" style:parent-style-name="DefaultParagraphFont" style:family="text">
      <style:text-properties style:font-name="JetBrains Mono" style:font-name-complex="JetBrains Mono" fo:color="#CC7832" fo:language="en" fo:country="US"/>
    </style:style>
    <style:style style:name="T583" style:parent-style-name="DefaultParagraphFont" style:family="text">
      <style:text-properties style:font-name="JetBrains Mono" style:font-name-complex="JetBrains Mono" fo:color="#A9B7C6" fo:language="en" fo:country="US"/>
    </style:style>
    <style:style style:name="T584" style:parent-style-name="DefaultParagraphFont" style:family="text">
      <style:text-properties style:font-name="JetBrains Mono" style:font-name-complex="JetBrains Mono" fo:color="#CC7832" fo:language="en" fo:country="US"/>
    </style:style>
    <style:style style:name="T585" style:parent-style-name="DefaultParagraphFont" style:family="text">
      <style:text-properties style:font-name="JetBrains Mono" style:font-name-complex="JetBrains Mono" fo:color="#A9B7C6" fo:language="en" fo:country="US"/>
    </style:style>
    <style:style style:name="T586" style:parent-style-name="DefaultParagraphFont" style:family="text">
      <style:text-properties style:font-name="JetBrains Mono" style:font-name-complex="JetBrains Mono" fo:color="#A9B7C6" fo:language="en" fo:country="US"/>
    </style:style>
    <style:style style:name="T587" style:parent-style-name="DefaultParagraphFont" style:family="text">
      <style:text-properties style:font-name="JetBrains Mono" style:font-name-complex="JetBrains Mono" fo:color="#A9B7C6" fo:language="en" fo:country="US"/>
    </style:style>
    <style:style style:name="T588" style:parent-style-name="DefaultParagraphFont" style:family="text">
      <style:text-properties style:font-name="JetBrains Mono" style:font-name-complex="JetBrains Mono" fo:color="#AFBF7E" fo:language="en" fo:country="US"/>
    </style:style>
    <style:style style:name="T589" style:parent-style-name="DefaultParagraphFont" style:family="text">
      <style:text-properties style:font-name="JetBrains Mono" style:font-name-complex="JetBrains Mono" fo:color="#A9B7C6" fo:language="en" fo:country="US"/>
    </style:style>
    <style:style style:name="T590" style:parent-style-name="DefaultParagraphFont" style:family="text">
      <style:text-properties style:font-name="JetBrains Mono" style:font-name-complex="JetBrains Mono" fo:color="#B09D79" fo:language="en" fo:country="US"/>
    </style:style>
    <style:style style:name="T591" style:parent-style-name="DefaultParagraphFont" style:family="text">
      <style:text-properties style:font-name="JetBrains Mono" style:font-name-complex="JetBrains Mono" fo:color="#A9B7C6" fo:language="en" fo:country="US"/>
    </style:style>
    <style:style style:name="T592" style:parent-style-name="DefaultParagraphFont" style:family="text">
      <style:text-properties style:font-name="JetBrains Mono" style:font-name-complex="JetBrains Mono" fo:color="#CC7832" fo:language="en" fo:country="US"/>
    </style:style>
    <style:style style:name="T593" style:parent-style-name="DefaultParagraphFont" style:family="text">
      <style:text-properties style:font-name="JetBrains Mono" style:font-name-complex="JetBrains Mono" fo:color="#6A8759" fo:language="en" fo:country="US"/>
    </style:style>
    <style:style style:name="T594" style:parent-style-name="DefaultParagraphFont" style:family="text">
      <style:text-properties style:font-name="JetBrains Mono" style:font-name-complex="JetBrains Mono" fo:color="#A9B7C6" fo:language="en" fo:country="US"/>
    </style:style>
    <style:style style:name="T595" style:parent-style-name="DefaultParagraphFont" style:family="text">
      <style:text-properties style:font-name="JetBrains Mono" style:font-name-complex="JetBrains Mono" fo:color="#A9B7C6" fo:language="en" fo:country="US"/>
    </style:style>
    <style:style style:name="T596" style:parent-style-name="DefaultParagraphFont" style:family="text">
      <style:text-properties style:font-name="JetBrains Mono" style:font-name-complex="JetBrains Mono" fo:color="#A9B7C6" fo:language="en" fo:country="US"/>
    </style:style>
    <style:style style:name="T597" style:parent-style-name="DefaultParagraphFont" style:family="text">
      <style:text-properties style:font-name="JetBrains Mono" style:font-name-complex="JetBrains Mono" fo:color="#AFBF7E" fo:language="en" fo:country="US"/>
    </style:style>
    <style:style style:name="T598" style:parent-style-name="DefaultParagraphFont" style:family="text">
      <style:text-properties style:font-name="JetBrains Mono" style:font-name-complex="JetBrains Mono" fo:color="#A9B7C6" fo:language="en" fo:country="US"/>
    </style:style>
    <style:style style:name="T599" style:parent-style-name="DefaultParagraphFont" style:family="text">
      <style:text-properties style:font-name="JetBrains Mono" style:font-name-complex="JetBrains Mono" fo:color="#B09D79" fo:language="en" fo:country="US"/>
    </style:style>
    <style:style style:name="T600" style:parent-style-name="DefaultParagraphFont" style:family="text">
      <style:text-properties style:font-name="JetBrains Mono" style:font-name-complex="JetBrains Mono" fo:color="#A9B7C6" fo:language="en" fo:country="US"/>
    </style:style>
    <style:style style:name="T601" style:parent-style-name="DefaultParagraphFont" style:family="text">
      <style:text-properties style:font-name="JetBrains Mono" style:font-name-complex="JetBrains Mono" fo:color="#CC7832" fo:language="en" fo:country="US"/>
    </style:style>
    <style:style style:name="T602" style:parent-style-name="DefaultParagraphFont" style:family="text">
      <style:text-properties style:font-name="JetBrains Mono" style:font-name-complex="JetBrains Mono" fo:color="#6A8759" fo:language="en" fo:country="US"/>
    </style:style>
    <style:style style:name="T603" style:parent-style-name="DefaultParagraphFont" style:family="text">
      <style:text-properties style:font-name="JetBrains Mono" style:font-name-complex="JetBrains Mono" fo:color="#A9B7C6" fo:language="en" fo:country="US"/>
    </style:style>
    <style:style style:name="T604" style:parent-style-name="DefaultParagraphFont" style:family="text">
      <style:text-properties style:font-name="JetBrains Mono" style:font-name-complex="JetBrains Mono" fo:color="#A9B7C6" fo:language="en" fo:country="US"/>
    </style:style>
    <style:style style:name="T605" style:parent-style-name="DefaultParagraphFont" style:family="text">
      <style:text-properties style:font-name="JetBrains Mono" style:font-name-complex="JetBrains Mono" fo:color="#A9B7C6" fo:language="en" fo:country="US"/>
    </style:style>
    <style:style style:name="T606" style:parent-style-name="DefaultParagraphFont" style:family="text">
      <style:text-properties style:font-name="JetBrains Mono" style:font-name-complex="JetBrains Mono" fo:color="#CC7832" fo:language="en" fo:country="US"/>
    </style:style>
    <style:style style:name="T607" style:parent-style-name="DefaultParagraphFont" style:family="text">
      <style:text-properties style:font-name="JetBrains Mono" style:font-name-complex="JetBrains Mono" fo:color="#A9B7C6" fo:language="en" fo:country="US"/>
    </style:style>
    <style:style style:name="T608" style:parent-style-name="DefaultParagraphFont" style:family="text">
      <style:text-properties style:font-name="JetBrains Mono" style:font-name-complex="JetBrains Mono" fo:color="#CC7832" fo:language="en" fo:country="US"/>
    </style:style>
    <style:style style:name="T609" style:parent-style-name="DefaultParagraphFont" style:family="text">
      <style:text-properties style:font-name="JetBrains Mono" style:font-name-complex="JetBrains Mono" fo:color="#CC7832" fo:language="en" fo:country="US"/>
    </style:style>
    <style:style style:name="T610" style:parent-style-name="DefaultParagraphFont" style:family="text">
      <style:text-properties style:font-name="JetBrains Mono" style:font-name-complex="JetBrains Mono" fo:color="#CC7832" fo:language="en" fo:country="US"/>
    </style:style>
    <style:style style:name="T611" style:parent-style-name="DefaultParagraphFont" style:family="text">
      <style:text-properties style:font-name="JetBrains Mono" style:font-name-complex="JetBrains Mono" fo:color="#A9B7C6" fo:language="en" fo:country="US"/>
    </style:style>
    <style:style style:name="T612" style:parent-style-name="DefaultParagraphFont" style:family="text">
      <style:text-properties style:font-name="JetBrains Mono" style:font-name-complex="JetBrains Mono" fo:color="#FFC66D" fo:language="en" fo:country="US"/>
    </style:style>
    <style:style style:name="T613" style:parent-style-name="DefaultParagraphFont" style:family="text">
      <style:text-properties style:font-name="JetBrains Mono" style:font-name-complex="JetBrains Mono" fo:color="#A9B7C6" fo:language="en" fo:country="US"/>
    </style:style>
    <style:style style:name="T614" style:parent-style-name="DefaultParagraphFont" style:family="text">
      <style:text-properties style:font-name="JetBrains Mono" style:font-name-complex="JetBrains Mono" fo:color="#CC7832" fo:language="en" fo:country="US"/>
    </style:style>
    <style:style style:name="T615" style:parent-style-name="DefaultParagraphFont" style:family="text">
      <style:text-properties style:font-name="JetBrains Mono" style:font-name-complex="JetBrains Mono" fo:color="#6897BB" fo:language="en" fo:country="US"/>
    </style:style>
    <style:style style:name="T616" style:parent-style-name="DefaultParagraphFont" style:family="text">
      <style:text-properties style:font-name="JetBrains Mono" style:font-name-complex="JetBrains Mono" fo:color="#A9B7C6" fo:language="en" fo:country="US"/>
    </style:style>
    <style:style style:name="T617" style:parent-style-name="DefaultParagraphFont" style:family="text">
      <style:text-properties style:font-name="JetBrains Mono" style:font-name-complex="JetBrains Mono" fo:color="#A9B7C6" fo:language="en" fo:country="US"/>
    </style:style>
    <style:style style:name="T618" style:parent-style-name="DefaultParagraphFont" style:family="text">
      <style:text-properties style:font-name="JetBrains Mono" style:font-name-complex="JetBrains Mono" fo:color="#A9B7C6" fo:language="en" fo:country="US"/>
    </style:style>
    <style:style style:name="T619" style:parent-style-name="DefaultParagraphFont" style:family="text">
      <style:text-properties style:font-name="JetBrains Mono" style:font-name-complex="JetBrains Mono" fo:color="#CC7832" fo:language="en" fo:country="US"/>
    </style:style>
    <style:style style:name="T620" style:parent-style-name="DefaultParagraphFont" style:family="text">
      <style:text-properties style:font-name="JetBrains Mono" style:font-name-complex="JetBrains Mono" fo:color="#A9B7C6" fo:language="en" fo:country="US"/>
    </style:style>
    <style:style style:name="T621" style:parent-style-name="DefaultParagraphFont" style:family="text">
      <style:text-properties style:font-name="JetBrains Mono" style:font-name-complex="JetBrains Mono" fo:color="#CC7832" fo:language="en" fo:country="US"/>
    </style:style>
    <style:style style:name="T622" style:parent-style-name="DefaultParagraphFont" style:family="text">
      <style:text-properties style:font-name="JetBrains Mono" style:font-name-complex="JetBrains Mono" fo:color="#A9B7C6" fo:language="en" fo:country="US"/>
    </style:style>
    <style:style style:name="T623" style:parent-style-name="DefaultParagraphFont" style:family="text">
      <style:text-properties style:font-name="JetBrains Mono" style:font-name-complex="JetBrains Mono" fo:color="#CC7832" fo:language="en" fo:country="US"/>
    </style:style>
    <style:style style:name="T624" style:parent-style-name="DefaultParagraphFont" style:family="text">
      <style:text-properties style:font-name="JetBrains Mono" style:font-name-complex="JetBrains Mono" fo:color="#A9B7C6" fo:language="en" fo:country="US"/>
    </style:style>
    <style:style style:name="T625" style:parent-style-name="DefaultParagraphFont" style:family="text">
      <style:text-properties style:font-name="JetBrains Mono" style:font-name-complex="JetBrains Mono" fo:color="#CC7832" fo:language="en" fo:country="US"/>
    </style:style>
    <style:style style:name="T626" style:parent-style-name="DefaultParagraphFont" style:family="text">
      <style:text-properties style:font-name="JetBrains Mono" style:font-name-complex="JetBrains Mono" fo:color="#A9B7C6" fo:language="en" fo:country="US"/>
    </style:style>
    <style:style style:name="T627" style:parent-style-name="DefaultParagraphFont" style:family="text">
      <style:text-properties style:font-name="JetBrains Mono" style:font-name-complex="JetBrains Mono" fo:color="#CC7832" fo:language="en" fo:country="US"/>
    </style:style>
    <style:style style:name="T628" style:parent-style-name="DefaultParagraphFont" style:family="text">
      <style:text-properties style:font-name="JetBrains Mono" style:font-name-complex="JetBrains Mono" fo:color="#A9B7C6" fo:language="en" fo:country="US"/>
    </style:style>
    <style:style style:name="T629" style:parent-style-name="DefaultParagraphFont" style:family="text">
      <style:text-properties style:font-name="JetBrains Mono" style:font-name-complex="JetBrains Mono" fo:color="#A9B7C6" fo:language="en" fo:country="US"/>
    </style:style>
    <style:style style:name="T630" style:parent-style-name="DefaultParagraphFont" style:family="text">
      <style:text-properties style:font-name="JetBrains Mono" style:font-name-complex="JetBrains Mono" fo:color="#A9B7C6" fo:language="en" fo:country="US"/>
    </style:style>
    <style:style style:name="T631" style:parent-style-name="DefaultParagraphFont" style:family="text">
      <style:text-properties style:font-name="JetBrains Mono" style:font-name-complex="JetBrains Mono" fo:color="#CC7832" fo:language="en" fo:country="US"/>
    </style:style>
    <style:style style:name="T632" style:parent-style-name="DefaultParagraphFont" style:family="text">
      <style:text-properties style:font-name="JetBrains Mono" style:font-name-complex="JetBrains Mono" fo:color="#A9B7C6" fo:language="en" fo:country="US"/>
    </style:style>
    <style:style style:name="T633" style:parent-style-name="DefaultParagraphFont" style:family="text">
      <style:text-properties style:font-name="JetBrains Mono" style:font-name-complex="JetBrains Mono" fo:color="#B09D79" fo:language="en" fo:country="US"/>
    </style:style>
    <style:style style:name="T634" style:parent-style-name="DefaultParagraphFont" style:family="text">
      <style:text-properties style:font-name="JetBrains Mono" style:font-name-complex="JetBrains Mono" fo:color="#A9B7C6" fo:language="en" fo:country="US"/>
    </style:style>
    <style:style style:name="T635" style:parent-style-name="DefaultParagraphFont" style:family="text">
      <style:text-properties style:font-name="JetBrains Mono" style:font-name-complex="JetBrains Mono" fo:color="#A9B7C6" fo:language="en" fo:country="US"/>
    </style:style>
    <style:style style:name="T636" style:parent-style-name="DefaultParagraphFont" style:family="text">
      <style:text-properties style:font-name="JetBrains Mono" style:font-name-complex="JetBrains Mono" fo:color="#A9B7C6" fo:language="en" fo:country="US"/>
    </style:style>
    <style:style style:name="T637" style:parent-style-name="DefaultParagraphFont" style:family="text">
      <style:text-properties style:font-name="JetBrains Mono" style:font-name-complex="JetBrains Mono" fo:color="#CC7832" fo:language="en" fo:country="US"/>
    </style:style>
    <style:style style:name="T638" style:parent-style-name="DefaultParagraphFont" style:family="text">
      <style:text-properties style:font-name="JetBrains Mono" style:font-name-complex="JetBrains Mono" fo:color="#CC7832" fo:language="en" fo:country="US"/>
    </style:style>
    <style:style style:name="T639" style:parent-style-name="DefaultParagraphFont" style:family="text">
      <style:text-properties style:font-name="JetBrains Mono" style:font-name-complex="JetBrains Mono" fo:color="#CC7832" fo:language="en" fo:country="US"/>
    </style:style>
    <style:style style:name="T640" style:parent-style-name="DefaultParagraphFont" style:family="text">
      <style:text-properties style:font-name="JetBrains Mono" style:font-name-complex="JetBrains Mono" fo:color="#A9B7C6" fo:language="en" fo:country="US"/>
    </style:style>
    <style:style style:name="T641" style:parent-style-name="DefaultParagraphFont" style:family="text">
      <style:text-properties style:font-name="JetBrains Mono" style:font-name-complex="JetBrains Mono" fo:color="#CC7832" fo:language="en" fo:country="US"/>
    </style:style>
    <style:style style:name="T642" style:parent-style-name="DefaultParagraphFont" style:family="text">
      <style:text-properties style:font-name="JetBrains Mono" style:font-name-complex="JetBrains Mono" fo:color="#A9B7C6" fo:language="en" fo:country="US"/>
    </style:style>
    <style:style style:name="T643" style:parent-style-name="DefaultParagraphFont" style:family="text">
      <style:text-properties style:font-name="JetBrains Mono" style:font-name-complex="JetBrains Mono" fo:color="#CC7832" fo:language="en" fo:country="US"/>
    </style:style>
    <style:style style:name="T644" style:parent-style-name="DefaultParagraphFont" style:family="text">
      <style:text-properties style:font-name="JetBrains Mono" style:font-name-complex="JetBrains Mono" fo:color="#6897BB" fo:language="en" fo:country="US"/>
    </style:style>
    <style:style style:name="T645" style:parent-style-name="DefaultParagraphFont" style:family="text">
      <style:text-properties style:font-name="JetBrains Mono" style:font-name-complex="JetBrains Mono" fo:color="#A9B7C6" fo:language="en" fo:country="US"/>
    </style:style>
    <style:style style:name="T646" style:parent-style-name="DefaultParagraphFont" style:family="text">
      <style:text-properties style:font-name="JetBrains Mono" style:font-name-complex="JetBrains Mono" fo:color="#A9B7C6" fo:language="en" fo:country="US"/>
    </style:style>
    <style:style style:name="T647" style:parent-style-name="DefaultParagraphFont" style:family="text">
      <style:text-properties style:font-name="JetBrains Mono" style:font-name-complex="JetBrains Mono" fo:color="#A9B7C6" fo:language="en" fo:country="US"/>
    </style:style>
    <style:style style:name="T648" style:parent-style-name="DefaultParagraphFont" style:family="text">
      <style:text-properties style:font-name="JetBrains Mono" style:font-name-complex="JetBrains Mono" fo:color="#A9B7C6" fo:language="en" fo:country="US"/>
    </style:style>
    <style:style style:name="T649" style:parent-style-name="DefaultParagraphFont" style:family="text">
      <style:text-properties style:font-name="JetBrains Mono" style:font-name-complex="JetBrains Mono" fo:color="#A9B7C6" fo:language="en" fo:country="US"/>
    </style:style>
    <style:style style:name="T650" style:parent-style-name="DefaultParagraphFont" style:family="text">
      <style:text-properties style:font-name="JetBrains Mono" style:font-name-complex="JetBrains Mono" fo:color="#A9B7C6" fo:language="en" fo:country="US"/>
    </style:style>
    <style:style style:name="T651" style:parent-style-name="DefaultParagraphFont" style:family="text">
      <style:text-properties style:font-name="JetBrains Mono" style:font-name-complex="JetBrains Mono" fo:color="#A9B7C6" fo:language="en" fo:country="US"/>
    </style:style>
    <style:style style:name="T652" style:parent-style-name="DefaultParagraphFont" style:family="text">
      <style:text-properties style:font-name="JetBrains Mono" style:font-name-complex="JetBrains Mono" fo:color="#CC7832" fo:language="en" fo:country="US"/>
    </style:style>
    <style:style style:name="T653" style:parent-style-name="DefaultParagraphFont" style:family="text">
      <style:text-properties style:font-name="JetBrains Mono" style:font-name-complex="JetBrains Mono" fo:color="#A9B7C6" fo:language="en" fo:country="US"/>
    </style:style>
    <style:style style:name="T654" style:parent-style-name="DefaultParagraphFont" style:family="text">
      <style:text-properties style:font-name="JetBrains Mono" style:font-name-complex="JetBrains Mono" fo:color="#A9B7C6" fo:language="en" fo:country="US"/>
    </style:style>
    <style:style style:name="T655" style:parent-style-name="DefaultParagraphFont" style:family="text">
      <style:text-properties style:font-name="JetBrains Mono" style:font-name-complex="JetBrains Mono" fo:color="#A9B7C6" fo:language="en" fo:country="US"/>
    </style:style>
    <style:style style:name="T656" style:parent-style-name="DefaultParagraphFont" style:family="text">
      <style:text-properties style:font-name="JetBrains Mono" style:font-name-complex="JetBrains Mono" fo:color="#CC7832" fo:language="en" fo:country="US"/>
    </style:style>
    <style:style style:name="T657" style:parent-style-name="DefaultParagraphFont" style:family="text">
      <style:text-properties style:font-name="JetBrains Mono" style:font-name-complex="JetBrains Mono" fo:color="#A9B7C6" fo:language="en" fo:country="US"/>
    </style:style>
    <style:style style:name="T658" style:parent-style-name="DefaultParagraphFont" style:family="text">
      <style:text-properties style:font-name="JetBrains Mono" style:font-name-complex="JetBrains Mono" fo:color="#B09D79" fo:language="en" fo:country="US"/>
    </style:style>
    <style:style style:name="T659" style:parent-style-name="DefaultParagraphFont" style:family="text">
      <style:text-properties style:font-name="JetBrains Mono" style:font-name-complex="JetBrains Mono" fo:color="#A9B7C6" fo:language="en" fo:country="US"/>
    </style:style>
    <style:style style:name="T660" style:parent-style-name="DefaultParagraphFont" style:family="text">
      <style:text-properties style:font-name="JetBrains Mono" style:font-name-complex="JetBrains Mono" fo:color="#CC7832" fo:language="en" fo:country="US"/>
    </style:style>
    <style:style style:name="T661" style:parent-style-name="DefaultParagraphFont" style:family="text">
      <style:text-properties style:font-name="JetBrains Mono" style:font-name-complex="JetBrains Mono" fo:color="#A9B7C6" fo:language="en" fo:country="US"/>
    </style:style>
    <style:style style:name="T662" style:parent-style-name="DefaultParagraphFont" style:family="text">
      <style:text-properties style:font-name="JetBrains Mono" style:font-name-complex="JetBrains Mono" fo:color="#A9B7C6" fo:language="en" fo:country="US"/>
    </style:style>
    <style:style style:name="T663" style:parent-style-name="DefaultParagraphFont" style:family="text">
      <style:text-properties style:font-name="JetBrains Mono" style:font-name-complex="JetBrains Mono" fo:color="#A9B7C6" fo:language="en" fo:country="US"/>
    </style:style>
    <style:style style:name="T664" style:parent-style-name="DefaultParagraphFont" style:family="text">
      <style:text-properties style:font-name="JetBrains Mono" style:font-name-complex="JetBrains Mono" fo:color="#CC7832" fo:language="en" fo:country="US"/>
    </style:style>
    <style:style style:name="T665" style:parent-style-name="DefaultParagraphFont" style:family="text">
      <style:text-properties style:font-name="JetBrains Mono" style:font-name-complex="JetBrains Mono" fo:color="#CC7832" fo:language="en" fo:country="US"/>
    </style:style>
    <style:style style:name="T666" style:parent-style-name="DefaultParagraphFont" style:family="text">
      <style:text-properties style:font-name="JetBrains Mono" style:font-name-complex="JetBrains Mono" fo:color="#CC7832" fo:language="en" fo:country="US"/>
    </style:style>
    <style:style style:name="T667" style:parent-style-name="DefaultParagraphFont" style:family="text">
      <style:text-properties style:font-name="JetBrains Mono" style:font-name-complex="JetBrains Mono" fo:color="#A9B7C6" fo:language="en" fo:country="US"/>
    </style:style>
    <style:style style:name="T668" style:parent-style-name="DefaultParagraphFont" style:family="text">
      <style:text-properties style:font-name="JetBrains Mono" style:font-name-complex="JetBrains Mono" fo:color="#CC7832" fo:language="en" fo:country="US"/>
    </style:style>
    <style:style style:name="T669" style:parent-style-name="DefaultParagraphFont" style:family="text">
      <style:text-properties style:font-name="JetBrains Mono" style:font-name-complex="JetBrains Mono" fo:color="#A9B7C6" fo:language="en" fo:country="US"/>
    </style:style>
    <style:style style:name="T670" style:parent-style-name="DefaultParagraphFont" style:family="text">
      <style:text-properties style:font-name="JetBrains Mono" style:font-name-complex="JetBrains Mono" fo:color="#CC7832" fo:language="en" fo:country="US"/>
    </style:style>
    <style:style style:name="T671" style:parent-style-name="DefaultParagraphFont" style:family="text">
      <style:text-properties style:font-name="JetBrains Mono" style:font-name-complex="JetBrains Mono" fo:color="#6897BB" fo:language="en" fo:country="US"/>
    </style:style>
    <style:style style:name="T672" style:parent-style-name="DefaultParagraphFont" style:family="text">
      <style:text-properties style:font-name="JetBrains Mono" style:font-name-complex="JetBrains Mono" fo:color="#A9B7C6" fo:language="en" fo:country="US"/>
    </style:style>
    <style:style style:name="T673" style:parent-style-name="DefaultParagraphFont" style:family="text">
      <style:text-properties style:font-name="JetBrains Mono" style:font-name-complex="JetBrains Mono" fo:color="#A9B7C6" fo:language="en" fo:country="US"/>
    </style:style>
    <style:style style:name="T674" style:parent-style-name="DefaultParagraphFont" style:family="text">
      <style:text-properties style:font-name="JetBrains Mono" style:font-name-complex="JetBrains Mono" fo:color="#A9B7C6" fo:language="en" fo:country="US"/>
    </style:style>
    <style:style style:name="T675" style:parent-style-name="DefaultParagraphFont" style:family="text">
      <style:text-properties style:font-name="JetBrains Mono" style:font-name-complex="JetBrains Mono" fo:color="#A9B7C6" fo:language="en" fo:country="US"/>
    </style:style>
    <style:style style:name="T676" style:parent-style-name="DefaultParagraphFont" style:family="text">
      <style:text-properties style:font-name="JetBrains Mono" style:font-name-complex="JetBrains Mono" fo:color="#A9B7C6" fo:language="en" fo:country="US"/>
    </style:style>
    <style:style style:name="T677" style:parent-style-name="DefaultParagraphFont" style:family="text">
      <style:text-properties style:font-name="JetBrains Mono" style:font-name-complex="JetBrains Mono" fo:color="#A9B7C6" fo:language="en" fo:country="US"/>
    </style:style>
    <style:style style:name="T678" style:parent-style-name="DefaultParagraphFont" style:family="text">
      <style:text-properties style:font-name="JetBrains Mono" style:font-name-complex="JetBrains Mono" fo:color="#A9B7C6" fo:language="en" fo:country="US"/>
    </style:style>
    <style:style style:name="T679" style:parent-style-name="DefaultParagraphFont" style:family="text">
      <style:text-properties style:font-name="JetBrains Mono" style:font-name-complex="JetBrains Mono" fo:color="#CC7832" fo:language="en" fo:country="US"/>
    </style:style>
    <style:style style:name="T680" style:parent-style-name="DefaultParagraphFont" style:family="text">
      <style:text-properties style:font-name="JetBrains Mono" style:font-name-complex="JetBrains Mono" fo:color="#B09D79" fo:language="en" fo:country="US"/>
    </style:style>
    <style:style style:name="T681" style:parent-style-name="DefaultParagraphFont" style:family="text">
      <style:text-properties style:font-name="JetBrains Mono" style:font-name-complex="JetBrains Mono" fo:color="#A9B7C6" fo:language="en" fo:country="US"/>
    </style:style>
    <style:style style:name="T682" style:parent-style-name="DefaultParagraphFont" style:family="text">
      <style:text-properties style:font-name="JetBrains Mono" style:font-name-complex="JetBrains Mono" fo:color="#CC7832" fo:language="en" fo:country="US"/>
    </style:style>
    <style:style style:name="T683" style:parent-style-name="DefaultParagraphFont" style:family="text">
      <style:text-properties style:font-name="JetBrains Mono" style:font-name-complex="JetBrains Mono" fo:color="#A9B7C6" fo:language="en" fo:country="US"/>
    </style:style>
    <style:style style:name="T684" style:parent-style-name="DefaultParagraphFont" style:family="text">
      <style:text-properties style:font-name="JetBrains Mono" style:font-name-complex="JetBrains Mono" fo:color="#A9B7C6" fo:language="en" fo:country="US"/>
    </style:style>
    <style:style style:name="T685" style:parent-style-name="DefaultParagraphFont" style:family="text">
      <style:text-properties style:font-name="JetBrains Mono" style:font-name-complex="JetBrains Mono" fo:color="#A9B7C6" fo:language="en" fo:country="US"/>
    </style:style>
    <style:style style:name="T686" style:parent-style-name="DefaultParagraphFont" style:family="text">
      <style:text-properties style:font-name="JetBrains Mono" style:font-name-complex="JetBrains Mono" fo:color="#CC7832" fo:language="en" fo:country="US"/>
    </style:style>
    <style:style style:name="T687" style:parent-style-name="DefaultParagraphFont" style:family="text">
      <style:text-properties style:font-name="JetBrains Mono" style:font-name-complex="JetBrains Mono" fo:color="#CC7832" fo:language="en" fo:country="US"/>
    </style:style>
    <style:style style:name="T688" style:parent-style-name="DefaultParagraphFont" style:family="text">
      <style:text-properties style:font-name="JetBrains Mono" style:font-name-complex="JetBrains Mono" fo:color="#CC7832" fo:language="en" fo:country="US"/>
    </style:style>
    <style:style style:name="T689" style:parent-style-name="DefaultParagraphFont" style:family="text">
      <style:text-properties style:font-name="JetBrains Mono" style:font-name-complex="JetBrains Mono" fo:color="#CC7832" fo:language="en" fo:country="US"/>
    </style:style>
    <style:style style:name="T690" style:parent-style-name="DefaultParagraphFont" style:family="text">
      <style:text-properties style:font-name="JetBrains Mono" style:font-name-complex="JetBrains Mono" fo:color="#A9B7C6" fo:language="en" fo:country="US"/>
    </style:style>
    <style:style style:name="T691" style:parent-style-name="DefaultParagraphFont" style:family="text">
      <style:text-properties style:font-name="JetBrains Mono" style:font-name-complex="JetBrains Mono" fo:color="#CC7832" fo:language="en" fo:country="US"/>
    </style:style>
    <style:style style:name="T692" style:parent-style-name="DefaultParagraphFont" style:family="text">
      <style:text-properties style:font-name="JetBrains Mono" style:font-name-complex="JetBrains Mono" fo:color="#A9B7C6" fo:language="en" fo:country="US"/>
    </style:style>
    <style:style style:name="T693" style:parent-style-name="DefaultParagraphFont" style:family="text">
      <style:text-properties style:font-name="JetBrains Mono" style:font-name-complex="JetBrains Mono" fo:color="#CC7832" fo:language="en" fo:country="US"/>
    </style:style>
    <style:style style:name="T694" style:parent-style-name="DefaultParagraphFont" style:family="text">
      <style:text-properties style:font-name="JetBrains Mono" style:font-name-complex="JetBrains Mono" fo:color="#6897BB" fo:language="en" fo:country="US"/>
    </style:style>
    <style:style style:name="T695" style:parent-style-name="DefaultParagraphFont" style:family="text">
      <style:text-properties style:font-name="JetBrains Mono" style:font-name-complex="JetBrains Mono" fo:color="#A9B7C6" fo:language="en" fo:country="US"/>
    </style:style>
    <style:style style:name="T696" style:parent-style-name="DefaultParagraphFont" style:family="text">
      <style:text-properties style:font-name="JetBrains Mono" style:font-name-complex="JetBrains Mono" fo:color="#A9B7C6" fo:language="en" fo:country="US"/>
    </style:style>
    <style:style style:name="T697" style:parent-style-name="DefaultParagraphFont" style:family="text">
      <style:text-properties style:font-name="JetBrains Mono" style:font-name-complex="JetBrains Mono" fo:color="#A9B7C6" fo:language="en" fo:country="US"/>
    </style:style>
    <style:style style:name="T698" style:parent-style-name="DefaultParagraphFont" style:family="text">
      <style:text-properties style:font-name="JetBrains Mono" style:font-name-complex="JetBrains Mono" fo:color="#A9B7C6" fo:language="en" fo:country="US"/>
    </style:style>
    <style:style style:name="T699" style:parent-style-name="DefaultParagraphFont" style:family="text">
      <style:text-properties style:font-name="JetBrains Mono" style:font-name-complex="JetBrains Mono" fo:color="#A9B7C6" fo:language="en" fo:country="US"/>
    </style:style>
    <style:style style:name="T700" style:parent-style-name="DefaultParagraphFont" style:family="text">
      <style:text-properties style:font-name="JetBrains Mono" style:font-name-complex="JetBrains Mono" fo:color="#CC7832" fo:language="en" fo:country="US"/>
    </style:style>
    <style:style style:name="T701" style:parent-style-name="DefaultParagraphFont" style:family="text">
      <style:text-properties style:font-name="JetBrains Mono" style:font-name-complex="JetBrains Mono" fo:color="#A9B7C6" fo:language="en" fo:country="US"/>
    </style:style>
    <style:style style:name="T702" style:parent-style-name="DefaultParagraphFont" style:family="text">
      <style:text-properties style:font-name="JetBrains Mono" style:font-name-complex="JetBrains Mono" fo:color="#CC7832" fo:language="en" fo:country="US"/>
    </style:style>
    <style:style style:name="T703" style:parent-style-name="DefaultParagraphFont" style:family="text">
      <style:text-properties style:font-name="JetBrains Mono" style:font-name-complex="JetBrains Mono" fo:color="#A9B7C6" fo:language="en" fo:country="US"/>
    </style:style>
    <style:style style:name="T704" style:parent-style-name="DefaultParagraphFont" style:family="text">
      <style:text-properties style:font-name="JetBrains Mono" style:font-name-complex="JetBrains Mono" fo:color="#A9B7C6" fo:language="en" fo:country="US"/>
    </style:style>
    <style:style style:name="T705" style:parent-style-name="DefaultParagraphFont" style:family="text">
      <style:text-properties style:font-name="JetBrains Mono" style:font-name-complex="JetBrains Mono" fo:color="#A9B7C6" fo:language="en" fo:country="US"/>
    </style:style>
    <style:style style:name="P706" style:parent-style-name="Normal" style:family="paragraph">
      <style:text-properties fo:language="de" fo:country="DE"/>
    </style:style>
    <style:style style:name="P707" style:parent-style-name="HTMLPreformatted" style:family="paragraph">
      <style:paragraph-properties fo:background-color="#2B2B2B"/>
    </style:style>
    <style:style style:name="T708" style:parent-style-name="DefaultParagraphFont" style:family="text">
      <style:text-properties style:font-name="JetBrains Mono" style:font-name-complex="JetBrains Mono" fo:color="#CC7832" fo:language="en" fo:country="US"/>
    </style:style>
    <style:style style:name="T709" style:parent-style-name="DefaultParagraphFont" style:family="text">
      <style:text-properties style:font-name="JetBrains Mono" style:font-name-complex="JetBrains Mono" fo:color="#FFC66D" fo:language="en" fo:country="US"/>
    </style:style>
    <style:style style:name="T710" style:parent-style-name="DefaultParagraphFont" style:family="text">
      <style:text-properties style:font-name="JetBrains Mono" style:font-name-complex="JetBrains Mono" fo:color="#A9B7C6" fo:language="en" fo:country="US"/>
    </style:style>
    <style:style style:name="T711" style:parent-style-name="DefaultParagraphFont" style:family="text">
      <style:text-properties style:font-name="JetBrains Mono" style:font-name-complex="JetBrains Mono" fo:color="#CC7832" fo:language="en" fo:country="US"/>
    </style:style>
    <style:style style:name="T712" style:parent-style-name="DefaultParagraphFont" style:family="text">
      <style:text-properties style:font-name="JetBrains Mono" style:font-name-complex="JetBrains Mono" fo:color="#A9B7C6" fo:language="en" fo:country="US"/>
    </style:style>
    <style:style style:name="T713" style:parent-style-name="DefaultParagraphFont" style:family="text">
      <style:text-properties style:font-name="JetBrains Mono" style:font-name-complex="JetBrains Mono" fo:color="#6FAFBD" fo:language="en" fo:country="US"/>
    </style:style>
    <style:style style:name="T714" style:parent-style-name="DefaultParagraphFont" style:family="text">
      <style:text-properties style:font-name="JetBrains Mono" style:font-name-complex="JetBrains Mono" fo:color="#A9B7C6" fo:language="en" fo:country="US"/>
    </style:style>
    <style:style style:name="T715" style:parent-style-name="DefaultParagraphFont" style:family="text">
      <style:text-properties style:font-name="JetBrains Mono" style:font-name-complex="JetBrains Mono" fo:color="#A9B7C6" fo:language="en" fo:country="US"/>
    </style:style>
    <style:style style:name="T716" style:parent-style-name="DefaultParagraphFont" style:family="text">
      <style:text-properties style:font-name="JetBrains Mono" style:font-name-complex="JetBrains Mono" fo:color="#A9B7C6" fo:language="en" fo:country="US"/>
    </style:style>
    <style:style style:name="T717" style:parent-style-name="DefaultParagraphFont" style:family="text">
      <style:text-properties style:font-name="JetBrains Mono" style:font-name-complex="JetBrains Mono" fo:color="#CC7832" fo:language="en" fo:country="US"/>
    </style:style>
    <style:style style:name="T718" style:parent-style-name="DefaultParagraphFont" style:family="text">
      <style:text-properties style:font-name="JetBrains Mono" style:font-name-complex="JetBrains Mono" fo:color="#A9B7C6" fo:language="en" fo:country="US"/>
    </style:style>
    <style:style style:name="T719" style:parent-style-name="DefaultParagraphFont" style:family="text">
      <style:text-properties style:font-name="JetBrains Mono" style:font-name-complex="JetBrains Mono" fo:color="#FFC66D" fo:language="en" fo:country="US"/>
    </style:style>
    <style:style style:name="T720" style:parent-style-name="DefaultParagraphFont" style:family="text">
      <style:text-properties style:font-name="JetBrains Mono" style:font-name-complex="JetBrains Mono" fo:color="#A9B7C6" fo:language="en" fo:country="US"/>
    </style:style>
    <style:style style:name="T721" style:parent-style-name="DefaultParagraphFont" style:family="text">
      <style:text-properties style:font-name="JetBrains Mono" style:font-name-complex="JetBrains Mono" fo:color="#6FAFBD" fo:language="en" fo:country="US"/>
    </style:style>
    <style:style style:name="T722" style:parent-style-name="DefaultParagraphFont" style:family="text">
      <style:text-properties style:font-name="JetBrains Mono" style:font-name-complex="JetBrains Mono" fo:color="#CC7832" fo:language="en" fo:country="US"/>
    </style:style>
    <style:style style:name="T723" style:parent-style-name="DefaultParagraphFont" style:family="text">
      <style:text-properties style:font-name="JetBrains Mono" style:font-name-complex="JetBrains Mono" fo:color="#6897BB" fo:language="en" fo:country="US"/>
    </style:style>
    <style:style style:name="T724" style:parent-style-name="DefaultParagraphFont" style:family="text">
      <style:text-properties style:font-name="JetBrains Mono" style:font-name-complex="JetBrains Mono" fo:color="#A9B7C6" fo:language="en" fo:country="US"/>
    </style:style>
    <style:style style:name="T725" style:parent-style-name="DefaultParagraphFont" style:family="text">
      <style:text-properties style:font-name="JetBrains Mono" style:font-name-complex="JetBrains Mono" fo:color="#A9B7C6" fo:language="en" fo:country="US"/>
    </style:style>
    <style:style style:name="T726" style:parent-style-name="DefaultParagraphFont" style:family="text">
      <style:text-properties style:font-name="JetBrains Mono" style:font-name-complex="JetBrains Mono" fo:color="#A9B7C6" fo:language="en" fo:country="US"/>
    </style:style>
    <style:style style:name="T727" style:parent-style-name="DefaultParagraphFont" style:family="text">
      <style:text-properties style:font-name="JetBrains Mono" style:font-name-complex="JetBrains Mono" fo:color="#CC7832" fo:language="en" fo:country="US"/>
    </style:style>
    <style:style style:name="T728" style:parent-style-name="DefaultParagraphFont" style:family="text">
      <style:text-properties style:font-name="JetBrains Mono" style:font-name-complex="JetBrains Mono" fo:color="#A9B7C6" fo:language="en" fo:country="US"/>
    </style:style>
    <style:style style:name="T729" style:parent-style-name="DefaultParagraphFont" style:family="text">
      <style:text-properties style:font-name="JetBrains Mono" style:font-name-complex="JetBrains Mono" fo:color="#CC7832" fo:language="en" fo:country="US"/>
    </style:style>
    <style:style style:name="T730" style:parent-style-name="DefaultParagraphFont" style:family="text">
      <style:text-properties style:font-name="JetBrains Mono" style:font-name-complex="JetBrains Mono" fo:color="#A9B7C6" fo:language="en" fo:country="US"/>
    </style:style>
    <style:style style:name="T731" style:parent-style-name="DefaultParagraphFont" style:family="text">
      <style:text-properties style:font-name="JetBrains Mono" style:font-name-complex="JetBrains Mono" fo:color="#CC7832" fo:language="en" fo:country="US"/>
    </style:style>
    <style:style style:name="T732" style:parent-style-name="DefaultParagraphFont" style:family="text">
      <style:text-properties style:font-name="JetBrains Mono" style:font-name-complex="JetBrains Mono" fo:color="#A9B7C6" fo:language="en" fo:country="US"/>
    </style:style>
    <style:style style:name="T733" style:parent-style-name="DefaultParagraphFont" style:family="text">
      <style:text-properties style:font-name="JetBrains Mono" style:font-name-complex="JetBrains Mono" fo:color="#A9B7C6" fo:language="en" fo:country="US"/>
    </style:style>
    <style:style style:name="T734" style:parent-style-name="DefaultParagraphFont" style:family="text">
      <style:text-properties style:font-name="JetBrains Mono" style:font-name-complex="JetBrains Mono" fo:color="#A9B7C6" fo:language="en" fo:country="US"/>
    </style:style>
    <style:style style:name="T735" style:parent-style-name="DefaultParagraphFont" style:family="text">
      <style:text-properties style:font-name="JetBrains Mono" style:font-name-complex="JetBrains Mono" fo:color="#CC7832" fo:language="en" fo:country="US"/>
    </style:style>
    <style:style style:name="T736" style:parent-style-name="DefaultParagraphFont" style:family="text">
      <style:text-properties style:font-name="JetBrains Mono" style:font-name-complex="JetBrains Mono" fo:color="#A9B7C6" fo:language="en" fo:country="US"/>
    </style:style>
    <style:style style:name="T737" style:parent-style-name="DefaultParagraphFont" style:family="text">
      <style:text-properties style:font-name="JetBrains Mono" style:font-name-complex="JetBrains Mono" fo:color="#A9B7C6" fo:language="en" fo:country="US"/>
    </style:style>
    <style:style style:name="T738" style:parent-style-name="DefaultParagraphFont" style:family="text">
      <style:text-properties style:font-name="JetBrains Mono" style:font-name-complex="JetBrains Mono" fo:color="#6897BB" fo:language="en" fo:country="US"/>
    </style:style>
    <style:style style:name="T739" style:parent-style-name="DefaultParagraphFont" style:family="text">
      <style:text-properties style:font-name="JetBrains Mono" style:font-name-complex="JetBrains Mono" fo:color="#CC7832" fo:language="en" fo:country="US"/>
    </style:style>
    <style:style style:name="T740" style:parent-style-name="DefaultParagraphFont" style:family="text">
      <style:text-properties style:font-name="JetBrains Mono" style:font-name-complex="JetBrains Mono" fo:color="#A9B7C6" fo:language="en" fo:country="US"/>
    </style:style>
    <style:style style:name="T741" style:parent-style-name="DefaultParagraphFont" style:family="text">
      <style:text-properties style:font-name="JetBrains Mono" style:font-name-complex="JetBrains Mono" fo:color="#CC7832" fo:language="en" fo:country="US"/>
    </style:style>
    <style:style style:name="T742" style:parent-style-name="DefaultParagraphFont" style:family="text">
      <style:text-properties style:font-name="JetBrains Mono" style:font-name-complex="JetBrains Mono" fo:color="#A9B7C6" fo:language="en" fo:country="US"/>
    </style:style>
    <style:style style:name="T743" style:parent-style-name="DefaultParagraphFont" style:family="text">
      <style:text-properties style:font-name="JetBrains Mono" style:font-name-complex="JetBrains Mono" fo:color="#CC7832" fo:language="en" fo:country="US"/>
    </style:style>
    <style:style style:name="T744" style:parent-style-name="DefaultParagraphFont" style:family="text">
      <style:text-properties style:font-name="JetBrains Mono" style:font-name-complex="JetBrains Mono" fo:color="#A9B7C6" fo:language="en" fo:country="US"/>
    </style:style>
    <style:style style:name="T745" style:parent-style-name="DefaultParagraphFont" style:family="text">
      <style:text-properties style:font-name="JetBrains Mono" style:font-name-complex="JetBrains Mono" fo:color="#A9B7C6" fo:language="en" fo:country="US"/>
    </style:style>
    <style:style style:name="T746" style:parent-style-name="DefaultParagraphFont" style:family="text">
      <style:text-properties style:font-name="JetBrains Mono" style:font-name-complex="JetBrains Mono" fo:color="#A9B7C6" fo:language="en" fo:country="US"/>
    </style:style>
    <style:style style:name="T747" style:parent-style-name="DefaultParagraphFont" style:family="text">
      <style:text-properties style:font-name="JetBrains Mono" style:font-name-complex="JetBrains Mono" fo:color="#CC7832" fo:language="en" fo:country="US"/>
    </style:style>
    <style:style style:name="T748" style:parent-style-name="DefaultParagraphFont" style:family="text">
      <style:text-properties style:font-name="JetBrains Mono" style:font-name-complex="JetBrains Mono" fo:color="#A9B7C6" fo:language="en" fo:country="US"/>
    </style:style>
    <style:style style:name="T749" style:parent-style-name="DefaultParagraphFont" style:family="text">
      <style:text-properties style:font-name="JetBrains Mono" style:font-name-complex="JetBrains Mono" fo:color="#CC7832" fo:language="en" fo:country="US"/>
    </style:style>
    <style:style style:name="T750" style:parent-style-name="DefaultParagraphFont" style:family="text">
      <style:text-properties style:font-name="JetBrains Mono" style:font-name-complex="JetBrains Mono" fo:color="#A9B7C6" fo:language="en" fo:country="US"/>
    </style:style>
    <style:style style:name="T751" style:parent-style-name="DefaultParagraphFont" style:family="text">
      <style:text-properties style:font-name="JetBrains Mono" style:font-name-complex="JetBrains Mono" fo:color="#B09D79" fo:language="en" fo:country="US"/>
    </style:style>
    <style:style style:name="T752" style:parent-style-name="DefaultParagraphFont" style:family="text">
      <style:text-properties style:font-name="JetBrains Mono" style:font-name-complex="JetBrains Mono" fo:color="#A9B7C6" fo:language="en" fo:country="US"/>
    </style:style>
    <style:style style:name="T753" style:parent-style-name="DefaultParagraphFont" style:family="text">
      <style:text-properties style:font-name="JetBrains Mono" style:font-name-complex="JetBrains Mono" fo:color="#CC7832" fo:language="en" fo:country="US"/>
    </style:style>
    <style:style style:name="T754" style:parent-style-name="DefaultParagraphFont" style:family="text">
      <style:text-properties style:font-name="JetBrains Mono" style:font-name-complex="JetBrains Mono" fo:color="#A9B7C6" fo:language="en" fo:country="US"/>
    </style:style>
    <style:style style:name="T755" style:parent-style-name="DefaultParagraphFont" style:family="text">
      <style:text-properties style:font-name="JetBrains Mono" style:font-name-complex="JetBrains Mono" fo:color="#CC7832" fo:language="en" fo:country="US"/>
    </style:style>
    <style:style style:name="T756" style:parent-style-name="DefaultParagraphFont" style:family="text">
      <style:text-properties style:font-name="JetBrains Mono" style:font-name-complex="JetBrains Mono" fo:color="#A9B7C6" fo:language="en" fo:country="US"/>
    </style:style>
    <style:style style:name="T757" style:parent-style-name="DefaultParagraphFont" style:family="text">
      <style:text-properties style:font-name="JetBrains Mono" style:font-name-complex="JetBrains Mono" fo:color="#A9B7C6" fo:language="en" fo:country="US"/>
    </style:style>
    <style:style style:name="T758" style:parent-style-name="DefaultParagraphFont" style:family="text">
      <style:text-properties style:font-name="JetBrains Mono" style:font-name-complex="JetBrains Mono" fo:color="#A9B7C6" fo:language="en" fo:country="US"/>
    </style:style>
    <style:style style:name="T759" style:parent-style-name="DefaultParagraphFont" style:family="text">
      <style:text-properties style:font-name="JetBrains Mono" style:font-name-complex="JetBrains Mono" fo:color="#CC7832" fo:language="en" fo:country="US"/>
    </style:style>
    <style:style style:name="T760" style:parent-style-name="DefaultParagraphFont" style:family="text">
      <style:text-properties style:font-name="JetBrains Mono" style:font-name-complex="JetBrains Mono" fo:color="#A9B7C6" fo:language="en" fo:country="US"/>
    </style:style>
    <style:style style:name="T761" style:parent-style-name="DefaultParagraphFont" style:family="text">
      <style:text-properties style:font-name="JetBrains Mono" style:font-name-complex="JetBrains Mono" fo:color="#CC7832" fo:language="en" fo:country="US"/>
    </style:style>
    <style:style style:name="T762" style:parent-style-name="DefaultParagraphFont" style:family="text">
      <style:text-properties style:font-name="JetBrains Mono" style:font-name-complex="JetBrains Mono" fo:color="#6FAFBD" fo:language="en" fo:country="US"/>
    </style:style>
    <style:style style:name="T763" style:parent-style-name="DefaultParagraphFont" style:family="text">
      <style:text-properties style:font-name="JetBrains Mono" style:font-name-complex="JetBrains Mono" fo:color="#A9B7C6" fo:language="en" fo:country="US"/>
    </style:style>
    <style:style style:name="T764" style:parent-style-name="DefaultParagraphFont" style:family="text">
      <style:text-properties style:font-name="JetBrains Mono" style:font-name-complex="JetBrains Mono" fo:color="#CC7832" fo:language="en" fo:country="US"/>
    </style:style>
    <style:style style:name="T765" style:parent-style-name="DefaultParagraphFont" style:family="text">
      <style:text-properties style:font-name="JetBrains Mono" style:font-name-complex="JetBrains Mono" fo:color="#A9B7C6" fo:language="en" fo:country="US"/>
    </style:style>
    <style:style style:name="T766" style:parent-style-name="DefaultParagraphFont" style:family="text">
      <style:text-properties style:font-name="JetBrains Mono" style:font-name-complex="JetBrains Mono" fo:color="#A9B7C6" fo:language="en" fo:country="US"/>
    </style:style>
    <style:style style:name="T767" style:parent-style-name="DefaultParagraphFont" style:family="text">
      <style:text-properties style:font-name="JetBrains Mono" style:font-name-complex="JetBrains Mono" fo:color="#A9B7C6" fo:language="en" fo:country="US"/>
    </style:style>
    <style:style style:name="T768" style:parent-style-name="DefaultParagraphFont" style:family="text">
      <style:text-properties style:font-name="JetBrains Mono" style:font-name-complex="JetBrains Mono" fo:color="#A9B7C6" fo:language="en" fo:country="US"/>
    </style:style>
    <style:style style:name="T769" style:parent-style-name="DefaultParagraphFont" style:family="text">
      <style:text-properties style:font-name="JetBrains Mono" style:font-name-complex="JetBrains Mono" fo:color="#A9B7C6" fo:language="en" fo:country="US"/>
    </style:style>
    <style:style style:name="T770" style:parent-style-name="DefaultParagraphFont" style:family="text">
      <style:text-properties style:font-name="JetBrains Mono" style:font-name-complex="JetBrains Mono" fo:color="#A9B7C6" fo:language="en" fo:country="US"/>
    </style:style>
    <style:style style:name="T771" style:parent-style-name="DefaultParagraphFont" style:family="text">
      <style:text-properties style:font-name="JetBrains Mono" style:font-name-complex="JetBrains Mono" fo:color="#A9B7C6" fo:language="en" fo:country="US"/>
    </style:style>
    <style:style style:name="T772" style:parent-style-name="DefaultParagraphFont" style:family="text">
      <style:text-properties style:font-name="JetBrains Mono" style:font-name-complex="JetBrains Mono" fo:color="#A9B7C6" fo:language="en" fo:country="US"/>
    </style:style>
    <style:style style:name="T773" style:parent-style-name="DefaultParagraphFont" style:family="text">
      <style:text-properties style:font-name="JetBrains Mono" style:font-name-complex="JetBrains Mono" fo:color="#A9B7C6" fo:language="en" fo:country="US"/>
    </style:style>
    <style:style style:name="T774" style:parent-style-name="DefaultParagraphFont" style:family="text">
      <style:text-properties style:font-name="JetBrains Mono" style:font-name-complex="JetBrains Mono" fo:color="#CC7832" fo:language="en" fo:country="US"/>
    </style:style>
    <style:style style:name="T775" style:parent-style-name="DefaultParagraphFont" style:family="text">
      <style:text-properties style:font-name="JetBrains Mono" style:font-name-complex="JetBrains Mono" fo:color="#A9B7C6" fo:language="en" fo:country="US"/>
    </style:style>
    <style:style style:name="T776" style:parent-style-name="DefaultParagraphFont" style:family="text">
      <style:text-properties style:font-name="JetBrains Mono" style:font-name-complex="JetBrains Mono" fo:color="#A9B7C6" fo:language="en" fo:country="US"/>
    </style:style>
    <style:style style:name="T777" style:parent-style-name="DefaultParagraphFont" style:family="text">
      <style:text-properties style:font-name="JetBrains Mono" style:font-name-complex="JetBrains Mono" fo:color="#A9B7C6" fo:language="en" fo:country="US"/>
    </style:style>
    <style:style style:name="P778" style:parent-style-name="Heading2" style:family="paragraph">
      <style:text-properties fo:language="de" fo:country="DE"/>
    </style:style>
    <style:style style:name="P779" style:parent-style-name="Normal" style:family="paragraph">
      <style:text-properties fo:language="de" fo:country="DE"/>
    </style:style>
    <style:style style:name="P780" style:parent-style-name="Normal" style:family="paragraph">
      <style:text-properties fo:language="de" fo:country="DE"/>
    </style:style>
    <style:style style:name="P781" style:parent-style-name="HTMLPreformatted" style:family="paragraph">
      <style:paragraph-properties fo:background-color="#2B2B2B"/>
    </style:style>
    <style:style style:name="T782" style:parent-style-name="DefaultParagraphFont" style:family="text">
      <style:text-properties style:font-name="JetBrains Mono" style:font-name-complex="JetBrains Mono" fo:color="#CC7832"/>
    </style:style>
    <style:style style:name="T783" style:parent-style-name="DefaultParagraphFont" style:family="text">
      <style:text-properties style:font-name="JetBrains Mono" style:font-name-complex="JetBrains Mono" fo:color="#CC7832"/>
    </style:style>
    <style:style style:name="T784" style:parent-style-name="DefaultParagraphFont" style:family="text">
      <style:text-properties style:font-name="JetBrains Mono" style:font-name-complex="JetBrains Mono" fo:color="#A9B7C6"/>
    </style:style>
    <style:style style:name="T785" style:parent-style-name="DefaultParagraphFont" style:family="text">
      <style:text-properties style:font-name="JetBrains Mono" style:font-name-complex="JetBrains Mono" fo:color="#A9B7C6"/>
    </style:style>
    <style:style style:name="T786" style:parent-style-name="DefaultParagraphFont" style:family="text">
      <style:text-properties style:font-name="JetBrains Mono" style:font-name-complex="JetBrains Mono" fo:color="#A9B7C6"/>
    </style:style>
    <style:style style:name="T787" style:parent-style-name="DefaultParagraphFont" style:family="text">
      <style:text-properties style:font-name="JetBrains Mono" style:font-name-complex="JetBrains Mono" fo:font-style="italic" style:font-style-asian="italic" style:font-style-complex="italic" fo:color="#9876AA"/>
    </style:style>
    <style:style style:name="T788" style:parent-style-name="DefaultParagraphFont" style:family="text">
      <style:text-properties style:font-name="JetBrains Mono" style:font-name-complex="JetBrains Mono" fo:color="#A9B7C6"/>
    </style:style>
    <style:style style:name="T789" style:parent-style-name="DefaultParagraphFont" style:family="text">
      <style:text-properties style:font-name="JetBrains Mono" style:font-name-complex="JetBrains Mono" fo:color="#6A8759"/>
    </style:style>
    <style:style style:name="T790" style:parent-style-name="DefaultParagraphFont" style:family="text">
      <style:text-properties style:font-name="JetBrains Mono" style:font-name-complex="JetBrains Mono" fo:color="#6A8759"/>
    </style:style>
    <style:style style:name="T791" style:parent-style-name="DefaultParagraphFont" style:family="text">
      <style:text-properties style:font-name="JetBrains Mono" style:font-name-complex="JetBrains Mono" fo:color="#A9B7C6"/>
    </style:style>
    <style:style style:name="P792" style:parent-style-name="Normal" style:family="paragraph">
      <style:text-properties fo:language="de" fo:country="DE"/>
    </style:style>
    <style:style style:name="P793" style:parent-style-name="Normal" style:family="paragraph">
      <style:text-properties fo:language="de" fo:country="DE"/>
    </style:style>
    <style:style style:name="P794" style:parent-style-name="HTMLPreformatted" style:family="paragraph">
      <style:paragraph-properties fo:background-color="#2B2B2B"/>
    </style:style>
    <style:style style:name="T795" style:parent-style-name="DefaultParagraphFont" style:family="text">
      <style:text-properties style:font-name="JetBrains Mono" style:font-name-complex="JetBrains Mono" fo:color="#CC7832" fo:language="en" fo:country="US"/>
    </style:style>
    <style:style style:name="T796" style:parent-style-name="DefaultParagraphFont" style:family="text">
      <style:text-properties style:font-name="JetBrains Mono" style:font-name-complex="JetBrains Mono" fo:color="#FFC66D" fo:language="en" fo:country="US"/>
    </style:style>
    <style:style style:name="T797" style:parent-style-name="DefaultParagraphFont" style:family="text">
      <style:text-properties style:font-name="JetBrains Mono" style:font-name-complex="JetBrains Mono" fo:color="#A9B7C6" fo:language="en" fo:country="US"/>
    </style:style>
    <style:style style:name="T798" style:parent-style-name="DefaultParagraphFont" style:family="text">
      <style:text-properties style:font-name="JetBrains Mono" style:font-name-complex="JetBrains Mono" fo:color="#CC7832" fo:language="en" fo:country="US"/>
    </style:style>
    <style:style style:name="T799" style:parent-style-name="DefaultParagraphFont" style:family="text">
      <style:text-properties style:font-name="JetBrains Mono" style:font-name-complex="JetBrains Mono" fo:color="#A9B7C6" fo:language="en" fo:country="US"/>
    </style:style>
    <style:style style:name="T800" style:parent-style-name="DefaultParagraphFont" style:family="text">
      <style:text-properties style:font-name="JetBrains Mono" style:font-name-complex="JetBrains Mono" fo:color="#A9B7C6" fo:language="en" fo:country="US"/>
    </style:style>
    <style:style style:name="T801" style:parent-style-name="DefaultParagraphFont" style:family="text">
      <style:text-properties style:font-name="JetBrains Mono" style:font-name-complex="JetBrains Mono" fo:color="#A9B7C6" fo:language="en" fo:country="US"/>
    </style:style>
    <style:style style:name="T802" style:parent-style-name="DefaultParagraphFont" style:family="text">
      <style:text-properties style:font-name="JetBrains Mono" style:font-name-complex="JetBrains Mono" fo:color="#CC7832" fo:language="en" fo:country="US"/>
    </style:style>
    <style:style style:name="T803" style:parent-style-name="DefaultParagraphFont" style:family="text">
      <style:text-properties style:font-name="JetBrains Mono" style:font-name-complex="JetBrains Mono" fo:color="#A9B7C6" fo:language="en" fo:country="US"/>
    </style:style>
    <style:style style:name="T804" style:parent-style-name="DefaultParagraphFont" style:family="text">
      <style:text-properties style:font-name="JetBrains Mono" style:font-name-complex="JetBrains Mono" fo:color="#FFC66D" fo:language="en" fo:country="US"/>
    </style:style>
    <style:style style:name="T805" style:parent-style-name="DefaultParagraphFont" style:family="text">
      <style:text-properties style:font-name="JetBrains Mono" style:font-name-complex="JetBrains Mono" fo:color="#A9B7C6" fo:language="en" fo:country="US"/>
    </style:style>
    <style:style style:name="T806" style:parent-style-name="DefaultParagraphFont" style:family="text">
      <style:text-properties style:font-name="JetBrains Mono" style:font-name-complex="JetBrains Mono" fo:color="#CC7832" fo:language="en" fo:country="US"/>
    </style:style>
    <style:style style:name="T807" style:parent-style-name="DefaultParagraphFont" style:family="text">
      <style:text-properties style:font-name="JetBrains Mono" style:font-name-complex="JetBrains Mono" fo:color="#6897BB" fo:language="en" fo:country="US"/>
    </style:style>
    <style:style style:name="T808" style:parent-style-name="DefaultParagraphFont" style:family="text">
      <style:text-properties style:font-name="JetBrains Mono" style:font-name-complex="JetBrains Mono" fo:color="#A9B7C6" fo:language="en" fo:country="US"/>
    </style:style>
    <style:style style:name="T809" style:parent-style-name="DefaultParagraphFont" style:family="text">
      <style:text-properties style:font-name="JetBrains Mono" style:font-name-complex="JetBrains Mono" fo:color="#A9B7C6" fo:language="en" fo:country="US"/>
    </style:style>
    <style:style style:name="T810" style:parent-style-name="DefaultParagraphFont" style:family="text">
      <style:text-properties style:font-name="JetBrains Mono" style:font-name-complex="JetBrains Mono" fo:color="#A9B7C6" fo:language="en" fo:country="US"/>
    </style:style>
    <style:style style:name="T811" style:parent-style-name="DefaultParagraphFont" style:family="text">
      <style:text-properties style:font-name="JetBrains Mono" style:font-name-complex="JetBrains Mono" fo:color="#CC7832" fo:language="en" fo:country="US"/>
    </style:style>
    <style:style style:name="T812" style:parent-style-name="DefaultParagraphFont" style:family="text">
      <style:text-properties style:font-name="JetBrains Mono" style:font-name-complex="JetBrains Mono" fo:color="#A9B7C6" fo:language="en" fo:country="US"/>
    </style:style>
    <style:style style:name="T813" style:parent-style-name="DefaultParagraphFont" style:family="text">
      <style:text-properties style:font-name="JetBrains Mono" style:font-name-complex="JetBrains Mono" fo:color="#AFBF7E" fo:language="en" fo:country="US"/>
    </style:style>
    <style:style style:name="T814" style:parent-style-name="DefaultParagraphFont" style:family="text">
      <style:text-properties style:font-name="JetBrains Mono" style:font-name-complex="JetBrains Mono" fo:color="#A9B7C6" fo:language="en" fo:country="US"/>
    </style:style>
    <style:style style:name="T815" style:parent-style-name="DefaultParagraphFont" style:family="text">
      <style:text-properties style:font-name="JetBrains Mono" style:font-name-complex="JetBrains Mono" fo:color="#B09D79" fo:language="en" fo:country="US"/>
    </style:style>
    <style:style style:name="T816" style:parent-style-name="DefaultParagraphFont" style:family="text">
      <style:text-properties style:font-name="JetBrains Mono" style:font-name-complex="JetBrains Mono" fo:color="#A9B7C6" fo:language="en" fo:country="US"/>
    </style:style>
    <style:style style:name="T817" style:parent-style-name="DefaultParagraphFont" style:family="text">
      <style:text-properties style:font-name="JetBrains Mono" style:font-name-complex="JetBrains Mono" fo:font-style="italic" style:font-style-asian="italic" style:font-style-complex="italic" fo:color="#9876AA" fo:language="en" fo:country="US"/>
    </style:style>
    <style:style style:name="T818" style:parent-style-name="DefaultParagraphFont" style:family="text">
      <style:text-properties style:font-name="JetBrains Mono" style:font-name-complex="JetBrains Mono" fo:color="#A9B7C6" fo:language="en" fo:country="US"/>
    </style:style>
    <style:style style:name="T819" style:parent-style-name="DefaultParagraphFont" style:family="text">
      <style:text-properties style:font-name="JetBrains Mono" style:font-name-complex="JetBrains Mono" fo:color="#A9B7C6" fo:language="en" fo:country="US"/>
    </style:style>
    <style:style style:name="T820" style:parent-style-name="DefaultParagraphFont" style:family="text">
      <style:text-properties style:font-name="JetBrains Mono" style:font-name-complex="JetBrains Mono" fo:color="#A9B7C6" fo:language="en" fo:country="US"/>
    </style:style>
    <style:style style:name="T821" style:parent-style-name="DefaultParagraphFont" style:family="text">
      <style:text-properties style:font-name="JetBrains Mono" style:font-name-complex="JetBrains Mono" fo:color="#CC7832" fo:language="en" fo:country="US"/>
    </style:style>
    <style:style style:name="T822" style:parent-style-name="DefaultParagraphFont" style:family="text">
      <style:text-properties style:font-name="JetBrains Mono" style:font-name-complex="JetBrains Mono" fo:color="#A9B7C6" fo:language="en" fo:country="US"/>
    </style:style>
    <style:style style:name="T823" style:parent-style-name="DefaultParagraphFont" style:family="text">
      <style:text-properties style:font-name="JetBrains Mono" style:font-name-complex="JetBrains Mono" fo:color="#CC7832" fo:language="en" fo:country="US"/>
    </style:style>
    <style:style style:name="T824" style:parent-style-name="DefaultParagraphFont" style:family="text">
      <style:text-properties style:font-name="JetBrains Mono" style:font-name-complex="JetBrains Mono" fo:color="#A9B7C6" fo:language="en" fo:country="US"/>
    </style:style>
    <style:style style:name="T825" style:parent-style-name="DefaultParagraphFont" style:family="text">
      <style:text-properties style:font-name="JetBrains Mono" style:font-name-complex="JetBrains Mono" fo:color="#A9B7C6" fo:language="en" fo:country="US"/>
    </style:style>
    <style:style style:name="T826" style:parent-style-name="DefaultParagraphFont" style:family="text">
      <style:text-properties style:font-name="JetBrains Mono" style:font-name-complex="JetBrains Mono" fo:color="#A9B7C6" fo:language="en" fo:country="US"/>
    </style:style>
    <style:style style:name="T827" style:parent-style-name="DefaultParagraphFont" style:family="text">
      <style:text-properties style:font-name="JetBrains Mono" style:font-name-complex="JetBrains Mono" fo:color="#AFBF7E" fo:language="en" fo:country="US"/>
    </style:style>
    <style:style style:name="T828" style:parent-style-name="DefaultParagraphFont" style:family="text">
      <style:text-properties style:font-name="JetBrains Mono" style:font-name-complex="JetBrains Mono" fo:color="#A9B7C6" fo:language="en" fo:country="US"/>
    </style:style>
    <style:style style:name="T829" style:parent-style-name="DefaultParagraphFont" style:family="text">
      <style:text-properties style:font-name="JetBrains Mono" style:font-name-complex="JetBrains Mono" fo:color="#B09D79" fo:language="en" fo:country="US"/>
    </style:style>
    <style:style style:name="T830" style:parent-style-name="DefaultParagraphFont" style:family="text">
      <style:text-properties style:font-name="JetBrains Mono" style:font-name-complex="JetBrains Mono" fo:color="#A9B7C6" fo:language="en" fo:country="US"/>
    </style:style>
    <style:style style:name="T831" style:parent-style-name="DefaultParagraphFont" style:family="text">
      <style:text-properties style:font-name="JetBrains Mono" style:font-name-complex="JetBrains Mono" fo:color="#A9B7C6" fo:language="en" fo:country="US"/>
    </style:style>
    <style:style style:name="T832" style:parent-style-name="DefaultParagraphFont" style:family="text">
      <style:text-properties style:font-name="JetBrains Mono" style:font-name-complex="JetBrains Mono" fo:color="#A9B7C6" fo:language="en" fo:country="US"/>
    </style:style>
    <style:style style:name="T833" style:parent-style-name="DefaultParagraphFont" style:family="text">
      <style:text-properties style:font-name="JetBrains Mono" style:font-name-complex="JetBrains Mono" fo:color="#A9B7C6" fo:language="en" fo:country="US"/>
    </style:style>
    <style:style style:name="T834" style:parent-style-name="DefaultParagraphFont" style:family="text">
      <style:text-properties style:font-name="JetBrains Mono" style:font-name-complex="JetBrains Mono" fo:color="#A9B7C6" fo:language="en" fo:country="US"/>
    </style:style>
    <style:style style:name="T835" style:parent-style-name="DefaultParagraphFont" style:family="text">
      <style:text-properties style:font-name="JetBrains Mono" style:font-name-complex="JetBrains Mono" fo:color="#CC7832" fo:language="en" fo:country="US"/>
    </style:style>
    <style:style style:name="T836" style:parent-style-name="DefaultParagraphFont" style:family="text">
      <style:text-properties style:font-name="JetBrains Mono" style:font-name-complex="JetBrains Mono" fo:color="#A9B7C6" fo:language="en" fo:country="US"/>
    </style:style>
    <style:style style:name="T837" style:parent-style-name="DefaultParagraphFont" style:family="text">
      <style:text-properties style:font-name="JetBrains Mono" style:font-name-complex="JetBrains Mono" fo:color="#CC7832" fo:language="en" fo:country="US"/>
    </style:style>
    <style:style style:name="T838" style:parent-style-name="DefaultParagraphFont" style:family="text">
      <style:text-properties style:font-name="JetBrains Mono" style:font-name-complex="JetBrains Mono" fo:color="#A9B7C6" fo:language="en" fo:country="US"/>
    </style:style>
    <style:style style:name="T839" style:parent-style-name="DefaultParagraphFont" style:family="text">
      <style:text-properties style:font-name="JetBrains Mono" style:font-name-complex="JetBrains Mono" fo:color="#CC7832" fo:language="en" fo:country="US"/>
    </style:style>
    <style:style style:name="T840" style:parent-style-name="DefaultParagraphFont" style:family="text">
      <style:text-properties style:font-name="JetBrains Mono" style:font-name-complex="JetBrains Mono" fo:color="#AFBF7E" fo:language="en" fo:country="US"/>
    </style:style>
    <style:style style:name="T841" style:parent-style-name="DefaultParagraphFont" style:family="text">
      <style:text-properties style:font-name="JetBrains Mono" style:font-name-complex="JetBrains Mono" fo:color="#A9B7C6" fo:language="en" fo:country="US"/>
    </style:style>
    <style:style style:name="T842" style:parent-style-name="DefaultParagraphFont" style:family="text">
      <style:text-properties style:font-name="JetBrains Mono" style:font-name-complex="JetBrains Mono" fo:color="#B09D79" fo:language="en" fo:country="US"/>
    </style:style>
    <style:style style:name="T843" style:parent-style-name="DefaultParagraphFont" style:family="text">
      <style:text-properties style:font-name="JetBrains Mono" style:font-name-complex="JetBrains Mono" fo:color="#A9B7C6" fo:language="en" fo:country="US"/>
    </style:style>
    <style:style style:name="T844" style:parent-style-name="DefaultParagraphFont" style:family="text">
      <style:text-properties style:font-name="JetBrains Mono" style:font-name-complex="JetBrains Mono" fo:color="#CC7832" fo:language="en" fo:country="US"/>
    </style:style>
    <style:style style:name="T845" style:parent-style-name="DefaultParagraphFont" style:family="text">
      <style:text-properties style:font-name="JetBrains Mono" style:font-name-complex="JetBrains Mono" fo:color="#A9B7C6" fo:language="en" fo:country="US"/>
    </style:style>
    <style:style style:name="T846" style:parent-style-name="DefaultParagraphFont" style:family="text">
      <style:text-properties style:font-name="JetBrains Mono" style:font-name-complex="JetBrains Mono" fo:color="#CC7832" fo:language="en" fo:country="US"/>
    </style:style>
    <style:style style:name="T847" style:parent-style-name="DefaultParagraphFont" style:family="text">
      <style:text-properties style:font-name="JetBrains Mono" style:font-name-complex="JetBrains Mono" fo:color="#6A8759" fo:language="en" fo:country="US"/>
    </style:style>
    <style:style style:name="T848" style:parent-style-name="DefaultParagraphFont" style:family="text">
      <style:text-properties style:font-name="JetBrains Mono" style:font-name-complex="JetBrains Mono" fo:color="#CC7832" fo:language="en" fo:country="US"/>
    </style:style>
    <style:style style:name="T849" style:parent-style-name="DefaultParagraphFont" style:family="text">
      <style:text-properties style:font-name="JetBrains Mono" style:font-name-complex="JetBrains Mono" fo:color="#6A8759" fo:language="en" fo:country="US"/>
    </style:style>
    <style:style style:name="T850" style:parent-style-name="DefaultParagraphFont" style:family="text">
      <style:text-properties style:font-name="JetBrains Mono" style:font-name-complex="JetBrains Mono" fo:color="#A9B7C6" fo:language="en" fo:country="US"/>
    </style:style>
    <style:style style:name="T851" style:parent-style-name="DefaultParagraphFont" style:family="text">
      <style:text-properties style:font-name="JetBrains Mono" style:font-name-complex="JetBrains Mono" fo:color="#A9B7C6" fo:language="en" fo:country="US"/>
    </style:style>
    <style:style style:name="T852" style:parent-style-name="DefaultParagraphFont" style:family="text">
      <style:text-properties style:font-name="JetBrains Mono" style:font-name-complex="JetBrains Mono" fo:color="#A9B7C6" fo:language="en" fo:country="US"/>
    </style:style>
    <style:style style:name="T853" style:parent-style-name="DefaultParagraphFont" style:family="text">
      <style:text-properties style:font-name="JetBrains Mono" style:font-name-complex="JetBrains Mono" fo:color="#AFBF7E" fo:language="en" fo:country="US"/>
    </style:style>
    <style:style style:name="T854" style:parent-style-name="DefaultParagraphFont" style:family="text">
      <style:text-properties style:font-name="JetBrains Mono" style:font-name-complex="JetBrains Mono" fo:color="#A9B7C6" fo:language="en" fo:country="US"/>
    </style:style>
    <style:style style:name="T855" style:parent-style-name="DefaultParagraphFont" style:family="text">
      <style:text-properties style:font-name="JetBrains Mono" style:font-name-complex="JetBrains Mono" fo:color="#B09D79" fo:language="en" fo:country="US"/>
    </style:style>
    <style:style style:name="T856" style:parent-style-name="DefaultParagraphFont" style:family="text">
      <style:text-properties style:font-name="JetBrains Mono" style:font-name-complex="JetBrains Mono" fo:color="#A9B7C6" fo:language="en" fo:country="US"/>
    </style:style>
    <style:style style:name="T857" style:parent-style-name="DefaultParagraphFont" style:family="text">
      <style:text-properties style:font-name="JetBrains Mono" style:font-name-complex="JetBrains Mono" fo:color="#CC7832" fo:language="en" fo:country="US"/>
    </style:style>
    <style:style style:name="T858" style:parent-style-name="DefaultParagraphFont" style:family="text">
      <style:text-properties style:font-name="JetBrains Mono" style:font-name-complex="JetBrains Mono" fo:color="#6A8759" fo:language="en" fo:country="US"/>
    </style:style>
    <style:style style:name="T859" style:parent-style-name="DefaultParagraphFont" style:family="text">
      <style:text-properties style:font-name="JetBrains Mono" style:font-name-complex="JetBrains Mono" fo:color="#CC7832" fo:language="en" fo:country="US"/>
    </style:style>
    <style:style style:name="T860" style:parent-style-name="DefaultParagraphFont" style:family="text">
      <style:text-properties style:font-name="JetBrains Mono" style:font-name-complex="JetBrains Mono" fo:color="#6A8759" fo:language="en" fo:country="US"/>
    </style:style>
    <style:style style:name="T861" style:parent-style-name="DefaultParagraphFont" style:family="text">
      <style:text-properties style:font-name="JetBrains Mono" style:font-name-complex="JetBrains Mono" fo:color="#A9B7C6" fo:language="en" fo:country="US"/>
    </style:style>
    <style:style style:name="T862" style:parent-style-name="DefaultParagraphFont" style:family="text">
      <style:text-properties style:font-name="JetBrains Mono" style:font-name-complex="JetBrains Mono" fo:color="#A9B7C6" fo:language="en" fo:country="US"/>
    </style:style>
    <style:style style:name="T863" style:parent-style-name="DefaultParagraphFont" style:family="text">
      <style:text-properties style:font-name="JetBrains Mono" style:font-name-complex="JetBrains Mono" fo:color="#A9B7C6" fo:language="en" fo:country="US"/>
    </style:style>
    <style:style style:name="T864" style:parent-style-name="DefaultParagraphFont" style:family="text">
      <style:text-properties style:font-name="JetBrains Mono" style:font-name-complex="JetBrains Mono" fo:color="#CC7832" fo:language="en" fo:country="US"/>
    </style:style>
    <style:style style:name="T865" style:parent-style-name="DefaultParagraphFont" style:family="text">
      <style:text-properties style:font-name="JetBrains Mono" style:font-name-complex="JetBrains Mono" fo:color="#A9B7C6" fo:language="en" fo:country="US"/>
    </style:style>
    <style:style style:name="T866" style:parent-style-name="DefaultParagraphFont" style:family="text">
      <style:text-properties style:font-name="JetBrains Mono" style:font-name-complex="JetBrains Mono" fo:color="#AFBF7E" fo:language="en" fo:country="US"/>
    </style:style>
    <style:style style:name="T867" style:parent-style-name="DefaultParagraphFont" style:family="text">
      <style:text-properties style:font-name="JetBrains Mono" style:font-name-complex="JetBrains Mono" fo:color="#A9B7C6" fo:language="en" fo:country="US"/>
    </style:style>
    <style:style style:name="T868" style:parent-style-name="DefaultParagraphFont" style:family="text">
      <style:text-properties style:font-name="JetBrains Mono" style:font-name-complex="JetBrains Mono" fo:color="#B09D79" fo:language="en" fo:country="US"/>
    </style:style>
    <style:style style:name="T869" style:parent-style-name="DefaultParagraphFont" style:family="text">
      <style:text-properties style:font-name="JetBrains Mono" style:font-name-complex="JetBrains Mono" fo:color="#A9B7C6" fo:language="en" fo:country="US"/>
    </style:style>
    <style:style style:name="T870" style:parent-style-name="DefaultParagraphFont" style:family="text">
      <style:text-properties style:font-name="JetBrains Mono" style:font-name-complex="JetBrains Mono" fo:color="#A9B7C6" fo:language="en" fo:country="US"/>
    </style:style>
    <style:style style:name="T871" style:parent-style-name="DefaultParagraphFont" style:family="text">
      <style:text-properties style:font-name="JetBrains Mono" style:font-name-complex="JetBrains Mono" fo:color="#A9B7C6" fo:language="en" fo:country="US"/>
    </style:style>
    <style:style style:name="T872" style:parent-style-name="DefaultParagraphFont" style:family="text">
      <style:text-properties style:font-name="JetBrains Mono" style:font-name-complex="JetBrains Mono" fo:color="#CC7832" fo:language="en" fo:country="US"/>
    </style:style>
    <style:style style:name="T873" style:parent-style-name="DefaultParagraphFont" style:family="text">
      <style:text-properties style:font-name="JetBrains Mono" style:font-name-complex="JetBrains Mono" fo:color="#A9B7C6" fo:language="en" fo:country="US"/>
    </style:style>
    <style:style style:name="T874" style:parent-style-name="DefaultParagraphFont" style:family="text">
      <style:text-properties style:font-name="JetBrains Mono" style:font-name-complex="JetBrains Mono" fo:color="#CC7832" fo:language="en" fo:country="US"/>
    </style:style>
    <style:style style:name="T875" style:parent-style-name="DefaultParagraphFont" style:family="text">
      <style:text-properties style:font-name="JetBrains Mono" style:font-name-complex="JetBrains Mono" fo:color="#A9B7C6" fo:language="en" fo:country="US"/>
    </style:style>
    <style:style style:name="T876" style:parent-style-name="DefaultParagraphFont" style:family="text">
      <style:text-properties style:font-name="JetBrains Mono" style:font-name-complex="JetBrains Mono" fo:color="#A9B7C6" fo:language="en" fo:country="US"/>
    </style:style>
    <style:style style:name="T877" style:parent-style-name="DefaultParagraphFont" style:family="text">
      <style:text-properties style:font-name="JetBrains Mono" style:font-name-complex="JetBrains Mono" fo:color="#A9B7C6" fo:language="en" fo:country="US"/>
    </style:style>
    <style:style style:name="T878" style:parent-style-name="DefaultParagraphFont" style:family="text">
      <style:text-properties style:font-name="JetBrains Mono" style:font-name-complex="JetBrains Mono" fo:color="#AFBF7E" fo:language="en" fo:country="US"/>
    </style:style>
    <style:style style:name="T879" style:parent-style-name="DefaultParagraphFont" style:family="text">
      <style:text-properties style:font-name="JetBrains Mono" style:font-name-complex="JetBrains Mono" fo:color="#A9B7C6" fo:language="en" fo:country="US"/>
    </style:style>
    <style:style style:name="T880" style:parent-style-name="DefaultParagraphFont" style:family="text">
      <style:text-properties style:font-name="JetBrains Mono" style:font-name-complex="JetBrains Mono" fo:color="#B09D79" fo:language="en" fo:country="US"/>
    </style:style>
    <style:style style:name="T881" style:parent-style-name="DefaultParagraphFont" style:family="text">
      <style:text-properties style:font-name="JetBrains Mono" style:font-name-complex="JetBrains Mono" fo:color="#A9B7C6" fo:language="en" fo:country="US"/>
    </style:style>
    <style:style style:name="T882" style:parent-style-name="DefaultParagraphFont" style:family="text">
      <style:text-properties style:font-name="JetBrains Mono" style:font-name-complex="JetBrains Mono" fo:color="#6A8759" fo:language="en" fo:country="US"/>
    </style:style>
    <style:style style:name="T883" style:parent-style-name="DefaultParagraphFont" style:family="text">
      <style:text-properties style:font-name="JetBrains Mono" style:font-name-complex="JetBrains Mono" fo:color="#CC7832" fo:language="en" fo:country="US"/>
    </style:style>
    <style:style style:name="T884" style:parent-style-name="DefaultParagraphFont" style:family="text">
      <style:text-properties style:font-name="JetBrains Mono" style:font-name-complex="JetBrains Mono" fo:color="#6A8759" fo:language="en" fo:country="US"/>
    </style:style>
    <style:style style:name="T885" style:parent-style-name="DefaultParagraphFont" style:family="text">
      <style:text-properties style:font-name="JetBrains Mono" style:font-name-complex="JetBrains Mono" fo:color="#CC7832" fo:language="en" fo:country="US"/>
    </style:style>
    <style:style style:name="T886" style:parent-style-name="DefaultParagraphFont" style:family="text">
      <style:text-properties style:font-name="JetBrains Mono" style:font-name-complex="JetBrains Mono" fo:color="#6A8759" fo:language="en" fo:country="US"/>
    </style:style>
    <style:style style:name="T887" style:parent-style-name="DefaultParagraphFont" style:family="text">
      <style:text-properties style:font-name="JetBrains Mono" style:font-name-complex="JetBrains Mono" fo:color="#CC7832" fo:language="en" fo:country="US"/>
    </style:style>
    <style:style style:name="T888" style:parent-style-name="DefaultParagraphFont" style:family="text">
      <style:text-properties style:font-name="JetBrains Mono" style:font-name-complex="JetBrains Mono" fo:color="#A9B7C6" fo:language="en" fo:country="US"/>
    </style:style>
    <style:style style:name="T889" style:parent-style-name="DefaultParagraphFont" style:family="text">
      <style:text-properties style:font-name="JetBrains Mono" style:font-name-complex="JetBrains Mono" fo:color="#CC7832" fo:language="en" fo:country="US"/>
    </style:style>
    <style:style style:name="T890" style:parent-style-name="DefaultParagraphFont" style:family="text">
      <style:text-properties style:font-name="JetBrains Mono" style:font-name-complex="JetBrains Mono" fo:color="#A9B7C6" fo:language="en" fo:country="US"/>
    </style:style>
    <style:style style:name="T891" style:parent-style-name="DefaultParagraphFont" style:family="text">
      <style:text-properties style:font-name="JetBrains Mono" style:font-name-complex="JetBrains Mono" fo:color="#A9B7C6" fo:language="en" fo:country="US"/>
    </style:style>
    <style:style style:name="T892" style:parent-style-name="DefaultParagraphFont" style:family="text">
      <style:text-properties style:font-name="JetBrains Mono" style:font-name-complex="JetBrains Mono" fo:color="#A9B7C6" fo:language="en" fo:country="US"/>
    </style:style>
    <style:style style:name="T893" style:parent-style-name="DefaultParagraphFont" style:family="text">
      <style:text-properties style:font-name="JetBrains Mono" style:font-name-complex="JetBrains Mono" fo:color="#A9B7C6" fo:language="en" fo:country="US"/>
    </style:style>
    <style:style style:name="T894" style:parent-style-name="DefaultParagraphFont" style:family="text">
      <style:text-properties style:font-name="JetBrains Mono" style:font-name-complex="JetBrains Mono" fo:color="#A9B7C6" fo:language="en" fo:country="US"/>
    </style:style>
    <style:style style:name="T895" style:parent-style-name="DefaultParagraphFont" style:family="text">
      <style:text-properties style:font-name="JetBrains Mono" style:font-name-complex="JetBrains Mono" fo:color="#CC7832" fo:language="en" fo:country="US"/>
    </style:style>
    <style:style style:name="T896" style:parent-style-name="DefaultParagraphFont" style:family="text">
      <style:text-properties style:font-name="JetBrains Mono" style:font-name-complex="JetBrains Mono" fo:color="#A9B7C6" fo:language="en" fo:country="US"/>
    </style:style>
    <style:style style:name="T897" style:parent-style-name="DefaultParagraphFont" style:family="text">
      <style:text-properties style:font-name="JetBrains Mono" style:font-name-complex="JetBrains Mono" fo:color="#CC7832" fo:language="en" fo:country="US"/>
    </style:style>
    <style:style style:name="T898" style:parent-style-name="DefaultParagraphFont" style:family="text">
      <style:text-properties style:font-name="JetBrains Mono" style:font-name-complex="JetBrains Mono" fo:color="#AFBF7E" fo:language="en" fo:country="US"/>
    </style:style>
    <style:style style:name="T899" style:parent-style-name="DefaultParagraphFont" style:family="text">
      <style:text-properties style:font-name="JetBrains Mono" style:font-name-complex="JetBrains Mono" fo:color="#A9B7C6" fo:language="en" fo:country="US"/>
    </style:style>
    <style:style style:name="T900" style:parent-style-name="DefaultParagraphFont" style:family="text">
      <style:text-properties style:font-name="JetBrains Mono" style:font-name-complex="JetBrains Mono" fo:color="#B09D79" fo:language="en" fo:country="US"/>
    </style:style>
    <style:style style:name="T901" style:parent-style-name="DefaultParagraphFont" style:family="text">
      <style:text-properties style:font-name="JetBrains Mono" style:font-name-complex="JetBrains Mono" fo:color="#A9B7C6" fo:language="en" fo:country="US"/>
    </style:style>
    <style:style style:name="T902" style:parent-style-name="DefaultParagraphFont" style:family="text">
      <style:text-properties style:font-name="JetBrains Mono" style:font-name-complex="JetBrains Mono" fo:color="#AFBF7E" fo:language="en" fo:country="US"/>
    </style:style>
    <style:style style:name="T903" style:parent-style-name="DefaultParagraphFont" style:family="text">
      <style:text-properties style:font-name="JetBrains Mono" style:font-name-complex="JetBrains Mono" fo:color="#A9B7C6" fo:language="en" fo:country="US"/>
    </style:style>
    <style:style style:name="T904" style:parent-style-name="DefaultParagraphFont" style:family="text">
      <style:text-properties style:font-name="JetBrains Mono" style:font-name-complex="JetBrains Mono" fo:color="#B09D79" fo:language="en" fo:country="US"/>
    </style:style>
    <style:style style:name="T905" style:parent-style-name="DefaultParagraphFont" style:family="text">
      <style:text-properties style:font-name="JetBrains Mono" style:font-name-complex="JetBrains Mono" fo:color="#A9B7C6" fo:language="en" fo:country="US"/>
    </style:style>
    <style:style style:name="T906" style:parent-style-name="DefaultParagraphFont" style:family="text">
      <style:text-properties style:font-name="JetBrains Mono" style:font-name-complex="JetBrains Mono" fo:color="#CC7832" fo:language="en" fo:country="US"/>
    </style:style>
    <style:style style:name="T907" style:parent-style-name="DefaultParagraphFont" style:family="text">
      <style:text-properties style:font-name="JetBrains Mono" style:font-name-complex="JetBrains Mono" fo:color="#A9B7C6" fo:language="en" fo:country="US"/>
    </style:style>
    <style:style style:name="T908" style:parent-style-name="DefaultParagraphFont" style:family="text">
      <style:text-properties style:font-name="JetBrains Mono" style:font-name-complex="JetBrains Mono" fo:color="#CC7832" fo:language="en" fo:country="US"/>
    </style:style>
    <style:style style:name="T909" style:parent-style-name="DefaultParagraphFont" style:family="text">
      <style:text-properties style:font-name="JetBrains Mono" style:font-name-complex="JetBrains Mono" fo:color="#6A8759" fo:language="en" fo:country="US"/>
    </style:style>
    <style:style style:name="T910" style:parent-style-name="DefaultParagraphFont" style:family="text">
      <style:text-properties style:font-name="JetBrains Mono" style:font-name-complex="JetBrains Mono" fo:color="#CC7832" fo:language="en" fo:country="US"/>
    </style:style>
    <style:style style:name="T911" style:parent-style-name="DefaultParagraphFont" style:family="text">
      <style:text-properties style:font-name="JetBrains Mono" style:font-name-complex="JetBrains Mono" fo:color="#6A8759" fo:language="en" fo:country="US"/>
    </style:style>
    <style:style style:name="T912" style:parent-style-name="DefaultParagraphFont" style:family="text">
      <style:text-properties style:font-name="JetBrains Mono" style:font-name-complex="JetBrains Mono" fo:color="#CC7832" fo:language="en" fo:country="US"/>
    </style:style>
    <style:style style:name="T913" style:parent-style-name="DefaultParagraphFont" style:family="text">
      <style:text-properties style:font-name="JetBrains Mono" style:font-name-complex="JetBrains Mono" fo:color="#6A8759" fo:language="en" fo:country="US"/>
    </style:style>
    <style:style style:name="T914" style:parent-style-name="DefaultParagraphFont" style:family="text">
      <style:text-properties style:font-name="JetBrains Mono" style:font-name-complex="JetBrains Mono" fo:color="#CC7832" fo:language="en" fo:country="US"/>
    </style:style>
    <style:style style:name="T915" style:parent-style-name="DefaultParagraphFont" style:family="text">
      <style:text-properties style:font-name="JetBrains Mono" style:font-name-complex="JetBrains Mono" fo:color="#A9B7C6" fo:language="en" fo:country="US"/>
    </style:style>
    <style:style style:name="T916" style:parent-style-name="DefaultParagraphFont" style:family="text">
      <style:text-properties style:font-name="JetBrains Mono" style:font-name-complex="JetBrains Mono" fo:color="#6897BB" fo:language="en" fo:country="US"/>
    </style:style>
    <style:style style:name="T917" style:parent-style-name="DefaultParagraphFont" style:family="text">
      <style:text-properties style:font-name="JetBrains Mono" style:font-name-complex="JetBrains Mono" fo:color="#A9B7C6" fo:language="en" fo:country="US"/>
    </style:style>
    <style:style style:name="T918" style:parent-style-name="DefaultParagraphFont" style:family="text">
      <style:text-properties style:font-name="JetBrains Mono" style:font-name-complex="JetBrains Mono" fo:color="#CC7832" fo:language="en" fo:country="US"/>
    </style:style>
    <style:style style:name="T919" style:parent-style-name="DefaultParagraphFont" style:family="text">
      <style:text-properties style:font-name="JetBrains Mono" style:font-name-complex="JetBrains Mono" fo:color="#6A8759" fo:language="en" fo:country="US"/>
    </style:style>
    <style:style style:name="T920" style:parent-style-name="DefaultParagraphFont" style:family="text">
      <style:text-properties style:font-name="JetBrains Mono" style:font-name-complex="JetBrains Mono" fo:color="#CC7832" fo:language="en" fo:country="US"/>
    </style:style>
    <style:style style:name="T921" style:parent-style-name="DefaultParagraphFont" style:family="text">
      <style:text-properties style:font-name="JetBrains Mono" style:font-name-complex="JetBrains Mono" fo:color="#6A8759" fo:language="en" fo:country="US"/>
    </style:style>
    <style:style style:name="T922" style:parent-style-name="DefaultParagraphFont" style:family="text">
      <style:text-properties style:font-name="JetBrains Mono" style:font-name-complex="JetBrains Mono" fo:color="#A9B7C6" fo:language="en" fo:country="US"/>
    </style:style>
    <style:style style:name="T923" style:parent-style-name="DefaultParagraphFont" style:family="text">
      <style:text-properties style:font-name="JetBrains Mono" style:font-name-complex="JetBrains Mono" fo:color="#A9B7C6" fo:language="en" fo:country="US"/>
    </style:style>
    <style:style style:name="T924" style:parent-style-name="DefaultParagraphFont" style:family="text">
      <style:text-properties style:font-name="JetBrains Mono" style:font-name-complex="JetBrains Mono" fo:color="#A9B7C6" fo:language="en" fo:country="US"/>
    </style:style>
    <style:style style:name="T925" style:parent-style-name="DefaultParagraphFont" style:family="text">
      <style:text-properties style:font-name="JetBrains Mono" style:font-name-complex="JetBrains Mono" fo:color="#A9B7C6" fo:language="en" fo:country="US"/>
    </style:style>
    <style:style style:name="T926" style:parent-style-name="DefaultParagraphFont" style:family="text">
      <style:text-properties style:font-name="JetBrains Mono" style:font-name-complex="JetBrains Mono" fo:color="#A9B7C6" fo:language="en" fo:country="US"/>
    </style:style>
    <style:style style:name="T927" style:parent-style-name="DefaultParagraphFont" style:family="text">
      <style:text-properties style:font-name="JetBrains Mono" style:font-name-complex="JetBrains Mono" fo:color="#CC7832" fo:language="en" fo:country="US"/>
    </style:style>
    <style:style style:name="T928" style:parent-style-name="DefaultParagraphFont" style:family="text">
      <style:text-properties style:font-name="JetBrains Mono" style:font-name-complex="JetBrains Mono" fo:color="#A9B7C6" fo:language="en" fo:country="US"/>
    </style:style>
    <style:style style:name="T929" style:parent-style-name="DefaultParagraphFont" style:family="text">
      <style:text-properties style:font-name="JetBrains Mono" style:font-name-complex="JetBrains Mono" fo:color="#A9B7C6" fo:language="en" fo:country="US"/>
    </style:style>
    <style:style style:name="T930" style:parent-style-name="DefaultParagraphFont" style:family="text">
      <style:text-properties style:font-name="JetBrains Mono" style:font-name-complex="JetBrains Mono" fo:color="#A9B7C6" fo:language="en" fo:country="US"/>
    </style:style>
    <style:style style:name="P931" style:parent-style-name="Heading2" style:family="paragraph">
      <style:text-properties fo:language="de" fo:country="DE"/>
    </style:style>
    <style:style style:name="P932" style:parent-style-name="Normal" style:family="paragraph">
      <style:text-properties fo:language="de" fo:country="DE"/>
    </style:style>
    <style:style style:name="P933" style:parent-style-name="Normal" style:family="paragraph">
      <style:text-properties fo:language="de" fo:country="DE"/>
    </style:style>
    <style:style style:name="P934" style:parent-style-name="HTMLPreformatted" style:family="paragraph">
      <style:paragraph-properties fo:background-color="#2B2B2B"/>
    </style:style>
    <style:style style:name="T935" style:parent-style-name="DefaultParagraphFont" style:family="text">
      <style:text-properties style:font-name="JetBrains Mono" style:font-name-complex="JetBrains Mono" fo:color="#CC7832"/>
    </style:style>
    <style:style style:name="T936" style:parent-style-name="DefaultParagraphFont" style:family="text">
      <style:text-properties style:font-name="JetBrains Mono" style:font-name-complex="JetBrains Mono" fo:color="#FFC66D"/>
    </style:style>
    <style:style style:name="T937" style:parent-style-name="DefaultParagraphFont" style:family="text">
      <style:text-properties style:font-name="JetBrains Mono" style:font-name-complex="JetBrains Mono" fo:color="#A9B7C6"/>
    </style:style>
    <style:style style:name="T938" style:parent-style-name="DefaultParagraphFont" style:family="text">
      <style:text-properties style:font-name="JetBrains Mono" style:font-name-complex="JetBrains Mono" fo:color="#A9B7C6"/>
    </style:style>
    <style:style style:name="T939" style:parent-style-name="DefaultParagraphFont" style:family="text">
      <style:text-properties style:font-name="JetBrains Mono" style:font-name-complex="JetBrains Mono" fo:color="#A9B7C6"/>
    </style:style>
    <style:style style:name="T940" style:parent-style-name="DefaultParagraphFont" style:family="text">
      <style:text-properties style:font-name="JetBrains Mono" style:font-name-complex="JetBrains Mono" fo:color="#CC7832"/>
    </style:style>
    <style:style style:name="T941" style:parent-style-name="DefaultParagraphFont" style:family="text">
      <style:text-properties style:font-name="JetBrains Mono" style:font-name-complex="JetBrains Mono" fo:color="#A9B7C6"/>
    </style:style>
    <style:style style:name="T942" style:parent-style-name="DefaultParagraphFont" style:family="text">
      <style:text-properties style:font-name="JetBrains Mono" style:font-name-complex="JetBrains Mono" fo:color="#B09D79"/>
    </style:style>
    <style:style style:name="T943" style:parent-style-name="DefaultParagraphFont" style:family="text">
      <style:text-properties style:font-name="JetBrains Mono" style:font-name-complex="JetBrains Mono" fo:color="#A9B7C6"/>
    </style:style>
    <style:style style:name="T944" style:parent-style-name="DefaultParagraphFont" style:family="text">
      <style:text-properties style:font-name="JetBrains Mono" style:font-name-complex="JetBrains Mono" fo:color="#A9B7C6"/>
    </style:style>
    <style:style style:name="T945" style:parent-style-name="DefaultParagraphFont" style:family="text">
      <style:text-properties style:font-name="JetBrains Mono" style:font-name-complex="JetBrains Mono" fo:color="#A9B7C6"/>
    </style:style>
    <style:style style:name="T946" style:parent-style-name="DefaultParagraphFont" style:family="text">
      <style:text-properties style:font-name="JetBrains Mono" style:font-name-complex="JetBrains Mono" fo:color="#CC7832"/>
    </style:style>
    <style:style style:name="T947" style:parent-style-name="DefaultParagraphFont" style:family="text">
      <style:text-properties style:font-name="JetBrains Mono" style:font-name-complex="JetBrains Mono" fo:color="#A9B7C6"/>
    </style:style>
    <style:style style:name="T948" style:parent-style-name="DefaultParagraphFont" style:family="text">
      <style:text-properties style:font-name="JetBrains Mono" style:font-name-complex="JetBrains Mono" fo:color="#CC7832"/>
    </style:style>
    <style:style style:name="T949" style:parent-style-name="DefaultParagraphFont" style:family="text">
      <style:text-properties style:font-name="JetBrains Mono" style:font-name-complex="JetBrains Mono" fo:color="#A9B7C6"/>
    </style:style>
    <style:style style:name="T950" style:parent-style-name="DefaultParagraphFont" style:family="text">
      <style:text-properties style:font-name="JetBrains Mono" style:font-name-complex="JetBrains Mono" fo:color="#CC7832"/>
    </style:style>
    <style:style style:name="T951" style:parent-style-name="DefaultParagraphFont" style:family="text">
      <style:text-properties style:font-name="JetBrains Mono" style:font-name-complex="JetBrains Mono" fo:color="#A9B7C6"/>
    </style:style>
    <style:style style:name="T952" style:parent-style-name="DefaultParagraphFont" style:family="text">
      <style:text-properties style:font-name="JetBrains Mono" style:font-name-complex="JetBrains Mono" fo:color="#A9B7C6"/>
    </style:style>
    <style:style style:name="T953" style:parent-style-name="DefaultParagraphFont" style:family="text">
      <style:text-properties style:font-name="JetBrains Mono" style:font-name-complex="JetBrains Mono" fo:color="#A9B7C6"/>
    </style:style>
    <style:style style:name="T954" style:parent-style-name="DefaultParagraphFont" style:family="text">
      <style:text-properties style:font-name="JetBrains Mono" style:font-name-complex="JetBrains Mono" fo:color="#CC7832"/>
    </style:style>
    <style:style style:name="T955" style:parent-style-name="DefaultParagraphFont" style:family="text">
      <style:text-properties style:font-name="JetBrains Mono" style:font-name-complex="JetBrains Mono" fo:color="#A9B7C6"/>
    </style:style>
    <style:style style:name="T956" style:parent-style-name="DefaultParagraphFont" style:family="text">
      <style:text-properties style:font-name="JetBrains Mono" style:font-name-complex="JetBrains Mono" fo:color="#B09D79"/>
    </style:style>
    <style:style style:name="T957" style:parent-style-name="DefaultParagraphFont" style:family="text">
      <style:text-properties style:font-name="JetBrains Mono" style:font-name-complex="JetBrains Mono" fo:color="#A9B7C6"/>
    </style:style>
    <style:style style:name="T958" style:parent-style-name="DefaultParagraphFont" style:family="text">
      <style:text-properties style:font-name="JetBrains Mono" style:font-name-complex="JetBrains Mono" fo:color="#A9B7C6"/>
    </style:style>
    <style:style style:name="T959" style:parent-style-name="DefaultParagraphFont" style:family="text">
      <style:text-properties style:font-name="JetBrains Mono" style:font-name-complex="JetBrains Mono" fo:color="#A9B7C6"/>
    </style:style>
    <style:style style:name="T960" style:parent-style-name="DefaultParagraphFont" style:family="text">
      <style:text-properties style:font-name="JetBrains Mono" style:font-name-complex="JetBrains Mono" fo:color="#AFBF7E"/>
    </style:style>
    <style:style style:name="T961" style:parent-style-name="DefaultParagraphFont" style:family="text">
      <style:text-properties style:font-name="JetBrains Mono" style:font-name-complex="JetBrains Mono" fo:color="#A9B7C6"/>
    </style:style>
    <style:style style:name="T962" style:parent-style-name="DefaultParagraphFont" style:family="text">
      <style:text-properties style:font-name="JetBrains Mono" style:font-name-complex="JetBrains Mono" fo:color="#B09D79"/>
    </style:style>
    <style:style style:name="T963" style:parent-style-name="DefaultParagraphFont" style:family="text">
      <style:text-properties style:font-name="JetBrains Mono" style:font-name-complex="JetBrains Mono" fo:color="#A9B7C6"/>
    </style:style>
    <style:style style:name="T964" style:parent-style-name="DefaultParagraphFont" style:family="text">
      <style:text-properties style:font-name="JetBrains Mono" style:font-name-complex="JetBrains Mono" fo:color="#6A8759"/>
    </style:style>
    <style:style style:name="T965" style:parent-style-name="DefaultParagraphFont" style:family="text">
      <style:text-properties style:font-name="JetBrains Mono" style:font-name-complex="JetBrains Mono" fo:color="#CC7832"/>
    </style:style>
    <style:style style:name="T966" style:parent-style-name="DefaultParagraphFont" style:family="text">
      <style:text-properties style:font-name="JetBrains Mono" style:font-name-complex="JetBrains Mono" fo:color="#6A8759"/>
    </style:style>
    <style:style style:name="T967" style:parent-style-name="DefaultParagraphFont" style:family="text">
      <style:text-properties style:font-name="JetBrains Mono" style:font-name-complex="JetBrains Mono" fo:color="#CC7832"/>
    </style:style>
    <style:style style:name="T968" style:parent-style-name="DefaultParagraphFont" style:family="text">
      <style:text-properties style:font-name="JetBrains Mono" style:font-name-complex="JetBrains Mono" fo:color="#6A8759"/>
    </style:style>
    <style:style style:name="T969" style:parent-style-name="DefaultParagraphFont" style:family="text">
      <style:text-properties style:font-name="JetBrains Mono" style:font-name-complex="JetBrains Mono" fo:color="#CC7832"/>
    </style:style>
    <style:style style:name="T970" style:parent-style-name="DefaultParagraphFont" style:family="text">
      <style:text-properties style:font-name="JetBrains Mono" style:font-name-complex="JetBrains Mono" fo:color="#A9B7C6"/>
    </style:style>
    <style:style style:name="T971" style:parent-style-name="DefaultParagraphFont" style:family="text">
      <style:text-properties style:font-name="JetBrains Mono" style:font-name-complex="JetBrains Mono" fo:color="#A9B7C6"/>
    </style:style>
    <style:style style:name="T972" style:parent-style-name="DefaultParagraphFont" style:family="text">
      <style:text-properties style:font-name="JetBrains Mono" style:font-name-complex="JetBrains Mono" fo:color="#A9B7C6"/>
    </style:style>
    <style:style style:name="T973" style:parent-style-name="DefaultParagraphFont" style:family="text">
      <style:text-properties style:font-name="JetBrains Mono" style:font-name-complex="JetBrains Mono" fo:color="#CC7832"/>
    </style:style>
    <style:style style:name="T974" style:parent-style-name="DefaultParagraphFont" style:family="text">
      <style:text-properties style:font-name="JetBrains Mono" style:font-name-complex="JetBrains Mono" fo:color="#A9B7C6"/>
    </style:style>
    <style:style style:name="T975" style:parent-style-name="DefaultParagraphFont" style:family="text">
      <style:text-properties style:font-name="JetBrains Mono" style:font-name-complex="JetBrains Mono" fo:color="#CC7832"/>
    </style:style>
    <style:style style:name="T976" style:parent-style-name="DefaultParagraphFont" style:family="text">
      <style:text-properties style:font-name="JetBrains Mono" style:font-name-complex="JetBrains Mono" fo:color="#A9B7C6"/>
    </style:style>
    <style:style style:name="T977" style:parent-style-name="DefaultParagraphFont" style:family="text">
      <style:text-properties style:font-name="JetBrains Mono" style:font-name-complex="JetBrains Mono" fo:color="#CC7832"/>
    </style:style>
    <style:style style:name="T978" style:parent-style-name="DefaultParagraphFont" style:family="text">
      <style:text-properties style:font-name="JetBrains Mono" style:font-name-complex="JetBrains Mono" fo:color="#A9B7C6"/>
    </style:style>
    <style:style style:name="T979" style:parent-style-name="DefaultParagraphFont" style:family="text">
      <style:text-properties style:font-name="JetBrains Mono" style:font-name-complex="JetBrains Mono" fo:color="#A9B7C6"/>
    </style:style>
    <style:style style:name="T980" style:parent-style-name="DefaultParagraphFont" style:family="text">
      <style:text-properties style:font-name="JetBrains Mono" style:font-name-complex="JetBrains Mono" fo:color="#A9B7C6"/>
    </style:style>
    <style:style style:name="T981" style:parent-style-name="DefaultParagraphFont" style:family="text">
      <style:text-properties style:font-name="JetBrains Mono" style:font-name-complex="JetBrains Mono" fo:color="#AFBF7E"/>
    </style:style>
    <style:style style:name="T982" style:parent-style-name="DefaultParagraphFont" style:family="text">
      <style:text-properties style:font-name="JetBrains Mono" style:font-name-complex="JetBrains Mono" fo:color="#A9B7C6"/>
    </style:style>
    <style:style style:name="T983" style:parent-style-name="DefaultParagraphFont" style:family="text">
      <style:text-properties style:font-name="JetBrains Mono" style:font-name-complex="JetBrains Mono" fo:color="#B09D79"/>
    </style:style>
    <style:style style:name="T984" style:parent-style-name="DefaultParagraphFont" style:family="text">
      <style:text-properties style:font-name="JetBrains Mono" style:font-name-complex="JetBrains Mono" fo:color="#A9B7C6"/>
    </style:style>
    <style:style style:name="T985" style:parent-style-name="DefaultParagraphFont" style:family="text">
      <style:text-properties style:font-name="JetBrains Mono" style:font-name-complex="JetBrains Mono" fo:color="#6A8759"/>
    </style:style>
    <style:style style:name="T986" style:parent-style-name="DefaultParagraphFont" style:family="text">
      <style:text-properties style:font-name="JetBrains Mono" style:font-name-complex="JetBrains Mono" fo:color="#CC7832"/>
    </style:style>
    <style:style style:name="T987" style:parent-style-name="DefaultParagraphFont" style:family="text">
      <style:text-properties style:font-name="JetBrains Mono" style:font-name-complex="JetBrains Mono" fo:color="#6A8759"/>
    </style:style>
    <style:style style:name="T988" style:parent-style-name="DefaultParagraphFont" style:family="text">
      <style:text-properties style:font-name="JetBrains Mono" style:font-name-complex="JetBrains Mono" fo:color="#CC7832"/>
    </style:style>
    <style:style style:name="T989" style:parent-style-name="DefaultParagraphFont" style:family="text">
      <style:text-properties style:font-name="JetBrains Mono" style:font-name-complex="JetBrains Mono" fo:color="#6A8759"/>
    </style:style>
    <style:style style:name="T990" style:parent-style-name="DefaultParagraphFont" style:family="text">
      <style:text-properties style:font-name="JetBrains Mono" style:font-name-complex="JetBrains Mono" fo:color="#CC7832"/>
    </style:style>
    <style:style style:name="T991" style:parent-style-name="DefaultParagraphFont" style:family="text">
      <style:text-properties style:font-name="JetBrains Mono" style:font-name-complex="JetBrains Mono" fo:color="#A9B7C6"/>
    </style:style>
    <style:style style:name="T992" style:parent-style-name="DefaultParagraphFont" style:family="text">
      <style:text-properties style:font-name="JetBrains Mono" style:font-name-complex="JetBrains Mono" fo:color="#CC7832"/>
    </style:style>
    <style:style style:name="T993" style:parent-style-name="DefaultParagraphFont" style:family="text">
      <style:text-properties style:font-name="JetBrains Mono" style:font-name-complex="JetBrains Mono" fo:color="#A9B7C6"/>
    </style:style>
    <style:style style:name="T994" style:parent-style-name="DefaultParagraphFont" style:family="text">
      <style:text-properties style:font-name="JetBrains Mono" style:font-name-complex="JetBrains Mono" fo:color="#A9B7C6"/>
    </style:style>
    <style:style style:name="T995" style:parent-style-name="DefaultParagraphFont" style:family="text">
      <style:text-properties style:font-name="JetBrains Mono" style:font-name-complex="JetBrains Mono" fo:color="#A9B7C6"/>
    </style:style>
    <style:style style:name="T996" style:parent-style-name="DefaultParagraphFont" style:family="text">
      <style:text-properties style:font-name="JetBrains Mono" style:font-name-complex="JetBrains Mono" fo:color="#A9B7C6"/>
    </style:style>
    <style:style style:name="T997" style:parent-style-name="DefaultParagraphFont" style:family="text">
      <style:text-properties style:font-name="JetBrains Mono" style:font-name-complex="JetBrains Mono" fo:color="#A9B7C6"/>
    </style:style>
    <style:style style:name="T998" style:parent-style-name="DefaultParagraphFont" style:family="text">
      <style:text-properties style:font-name="JetBrains Mono" style:font-name-complex="JetBrains Mono" fo:color="#AFBF7E"/>
    </style:style>
    <style:style style:name="T999" style:parent-style-name="DefaultParagraphFont" style:family="text">
      <style:text-properties style:font-name="JetBrains Mono" style:font-name-complex="JetBrains Mono" fo:color="#A9B7C6"/>
    </style:style>
    <style:style style:name="T1000" style:parent-style-name="DefaultParagraphFont" style:family="text">
      <style:text-properties style:font-name="JetBrains Mono" style:font-name-complex="JetBrains Mono" fo:color="#B09D79"/>
    </style:style>
    <style:style style:name="T1001" style:parent-style-name="DefaultParagraphFont" style:family="text">
      <style:text-properties style:font-name="JetBrains Mono" style:font-name-complex="JetBrains Mono" fo:color="#A9B7C6"/>
    </style:style>
    <style:style style:name="T1002" style:parent-style-name="DefaultParagraphFont" style:family="text">
      <style:text-properties style:font-name="JetBrains Mono" style:font-name-complex="JetBrains Mono" fo:color="#6A8759"/>
    </style:style>
    <style:style style:name="T1003" style:parent-style-name="DefaultParagraphFont" style:family="text">
      <style:text-properties style:font-name="JetBrains Mono" style:font-name-complex="JetBrains Mono" fo:color="#CC7832"/>
    </style:style>
    <style:style style:name="T1004" style:parent-style-name="DefaultParagraphFont" style:family="text">
      <style:text-properties style:font-name="JetBrains Mono" style:font-name-complex="JetBrains Mono" fo:color="#6A8759"/>
    </style:style>
    <style:style style:name="T1005" style:parent-style-name="DefaultParagraphFont" style:family="text">
      <style:text-properties style:font-name="JetBrains Mono" style:font-name-complex="JetBrains Mono" fo:color="#A9B7C6"/>
    </style:style>
    <style:style style:name="T1006" style:parent-style-name="DefaultParagraphFont" style:family="text">
      <style:text-properties style:font-name="JetBrains Mono" style:font-name-complex="JetBrains Mono" fo:color="#A9B7C6"/>
    </style:style>
    <style:style style:name="T1007" style:parent-style-name="DefaultParagraphFont" style:family="text">
      <style:text-properties style:font-name="JetBrains Mono" style:font-name-complex="JetBrains Mono" fo:color="#A9B7C6"/>
    </style:style>
    <style:style style:name="T1008" style:parent-style-name="DefaultParagraphFont" style:family="text">
      <style:text-properties style:font-name="JetBrains Mono" style:font-name-complex="JetBrains Mono" fo:color="#A9B7C6"/>
    </style:style>
    <style:style style:name="T1009" style:parent-style-name="DefaultParagraphFont" style:family="text">
      <style:text-properties style:font-name="JetBrains Mono" style:font-name-complex="JetBrains Mono" fo:color="#A9B7C6"/>
    </style:style>
    <style:style style:name="P1010" style:parent-style-name="Textbody" style:family="paragraph">
      <style:text-properties fo:background-color="#FFF200" fo:language="de" fo:country="DE"/>
    </style:style>
  </office:automatic-styles>
  <office:body>
    <office:text text:use-soft-page-breaks="true">
      <text:p text:style-name="P1"><text:bookmark-start text:name="_top"/><text:bookmark-end text:name="_top"/>Junioraufgabe 1: Reimerei<text:bookmark-start text:name="Aufgabe"/><text:bookmark-end text:name="Aufgabe"/></text:p>
      <text:p text:style-name="P10">Team-ID: 00772<text:bookmark-start text:name="TeamID"/><text:bookmark-end text:name="TeamID"/></text:p>
      <text:p text:style-name="P11">Team: Aino Spring</text:p>
      <text:p text:style-name="P12">Bearbeiter/-innen dieser Aufgabe:<text:line-break/>Aino Spring</text:p>
      <text:p text:style-name="Subtitle">12. November 2022</text:p>
      <text:h text:style-name="TOCHeading" text:outline-level="1"><text:bookmark-start text:name="_Toc119177111"/><text:bookmark-start text:name="_Toc119233209"/><text:bookmark-start text:name="_Toc119939607"/>Inhaltsverzeichnis<text:bookmark-end text:name="_Toc119177111"/><text:bookmark-end text:name="_Toc119233209"/><text:bookmark-end text:name="_Toc119939607"/></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3"><text:a xlink:href="#_Toc119939607" office:target-frame-name="_top" xlink:show="replace"><text:span text:style-name="Hyperlink">Inhaltsverzeichnis</text:span><text:tab/>1</text:a></text:p>
          <text:p text:style-name="P14"><text:a xlink:href="#_Toc119939608" office:target-frame-name="_top" xlink:show="replace"><text:span text:style-name="T15">Lösungsidee</text:span><text:tab/>1</text:a></text:p>
          <text:p text:style-name="P16"><text:a xlink:href="#_Toc119939609" office:target-frame-name="_top" xlink:show="replace"><text:span text:style-name="T17">Umsetzung</text:span><text:tab/>1</text:a></text:p>
          <text:p text:style-name="P18"><text:a xlink:href="#_Toc119939610" office:target-frame-name="_top" xlink:show="replace"><text:span text:style-name="T19">Reimerkennung</text:span><text:tab/>1</text:a></text:p>
          <text:p text:style-name="P20"><text:a xlink:href="#_Toc119939611" office:target-frame-name="_top" xlink:show="replace"><text:span text:style-name="T21">Wortimportierung</text:span><text:tab/>2</text:a></text:p>
          <text:p text:style-name="P22"><text:a xlink:href="#_Toc119939612" office:target-frame-name="_top" xlink:show="replace"><text:span text:style-name="T23">Alles zusammenfügen</text:span><text:tab/>3</text:a></text:p>
          <text:p text:style-name="P24"><text:a xlink:href="#_Toc119939613" office:target-frame-name="_top" xlink:show="replace"><text:span text:style-name="T25">Beispiele</text:span><text:tab/>3</text:a></text:p>
          <text:p text:style-name="P26"><text:a xlink:href="#_Toc119939614" office:target-frame-name="_top" xlink:show="replace"><text:span text:style-name="T27">reimerei0.txt</text:span><text:tab/>3</text:a></text:p>
          <text:p text:style-name="P28"><text:a xlink:href="#_Toc119939615" office:target-frame-name="_top" xlink:show="replace"><text:span text:style-name="T29">reimerei1.txt</text:span><text:tab/>3</text:a></text:p>
          <text:p text:style-name="P30"><text:a xlink:href="#_Toc119939616" office:target-frame-name="_top" xlink:show="replace"><text:span text:style-name="T31">reimerei2.txt</text:span><text:tab/>3</text:a></text:p>
          <text:p text:style-name="P32"><text:a xlink:href="#_Toc119939617" office:target-frame-name="_top" xlink:show="replace"><text:span text:style-name="T33">reimerei3.txt</text:span><text:tab/>3</text:a></text:p>
          <text:p text:style-name="P34"><text:a xlink:href="#_Toc119939618" office:target-frame-name="_top" xlink:show="replace"><text:span text:style-name="T35">Eigene Wortliste</text:span><text:tab/>5</text:a></text:p>
          <text:p text:style-name="P36"><text:a xlink:href="#_Toc119939619" office:target-frame-name="_top" xlink:show="replace"><text:span text:style-name="T37">Quellcode</text:span><text:tab/>6</text:a></text:p>
          <text:p text:style-name="P38"><text:a xlink:href="#_Toc119939620" office:target-frame-name="_top" xlink:show="replace"><text:span text:style-name="T39">Reimerkennung</text:span><text:tab/>6</text:a></text:p>
          <text:p text:style-name="P40"><text:a xlink:href="#_Toc119939621" office:target-frame-name="_top" xlink:show="replace"><text:span text:style-name="T41">Wortimportierung</text:span><text:tab/>8</text:a></text:p>
          <text:p text:style-name="P42"><text:a xlink:href="#_Toc119939622" office:target-frame-name="_top" xlink:show="replace"><text:span text:style-name="T43">Alles zusammenfügen</text:span><text:tab/>9</text:a></text:p>
        </text:index-body>
      </text:table-of-content>
      <text:p text:style-name="Normal"/>
      <text:p text:style-name="P44"/>
      <text:h text:style-name="P45" text:outline-level="1"><text:bookmark-start text:name="__RefHeading___Toc2232_4178761632"/><text:bookmark-start text:name="_Toc119170538"/><text:bookmark-start text:name="_Toc119177112"/><text:bookmark-start text:name="_Toc119233210"/><text:bookmark-start text:name="_Toc119939608"/>Lösungsidee<text:bookmark-end text:name="__RefHeading___Toc2232_4178761632"/><text:bookmark-end text:name="_Toc119170538"/><text:bookmark-end text:name="_Toc119177112"/><text:bookmark-end text:name="_Toc119233210"/><text:bookmark-end text:name="_Toc119939608"/></text:h>
      <text:p text:style-name="P46">Die 3 Regeln sind einfache Funktionen. Um alle möglichen Reimpaare zu finden,<text:s/>werden alle möglichen Kombinationen überprüft. Die Wörter werden als Wortliste importiert.</text:p>
      <text:h text:style-name="P47" text:outline-level="1"><text:bookmark-start text:name="__RefHeading___Toc2234_4178761632"/><text:bookmark-start text:name="_Toc119170539"/><text:bookmark-start text:name="_Toc119177113"/><text:bookmark-start text:name="_Toc119233211"/><text:bookmark-start text:name="_Toc119939609"/>Umsetzung<text:bookmark-end text:name="__RefHeading___Toc2234_4178761632"/><text:bookmark-end text:name="_Toc119170539"/><text:bookmark-end text:name="_Toc119177113"/><text:bookmark-end text:name="_Toc119233211"/><text:bookmark-end text:name="_Toc119939609"/></text:h>
      <text:h text:style-name="P48" text:outline-level="2"><text:bookmark-start text:name="_Toc119170540"/><text:bookmark-start text:name="_Toc119177114"/><text:bookmark-start text:name="_Toc119233212"/><text:bookmark-start text:name="_Toc119939610"/>Reimerkennung<text:bookmark-end text:name="_Toc119170540"/><text:bookmark-end text:name="_Toc119177114"/><text:bookmark-end text:name="_Toc119233212"/><text:bookmark-end text:name="_Toc119939610"/></text:h>
      <text:p text:style-name="P49">Als erstes habe ich eine Funktion geschrieben, welche alle<text:s/>Vokalgruppen in einem Wort findet (GetVowelGroups(word string)). Diese gibt als Rückgabe eine „VowelGroup“. Dies ist ein<text:s/><text:soft-page-break/>struct, welches die Vokalgruppe und den Index, an dem die Vokalgruppe im Wort erscheint, angibt.</text:p>
      <text:p text:style-name="P50">Die nächste Funktion findet aus den Vokalgruppen die maßgebliche Vokalgruppe (GetEssentialVowelGroup(word string)). Dafür wird überprüft, wie viele Vokalgruppen es gibt. Gibt es eine, wird diese zurückgegeben. Gibt es mehrere, wird die Vorletzte zurückgegeben. Wenn es keine gibt, wird eine leere „VowelGroup“ zurückgegeben.</text:p>
      <text:p text:style-name="P51">Die Funktion „CheckIfEndSame(word1 string, word2 string)“ prüft, ob die maßgebliche Vokalgruppe und alle ihr folgenden Buchstaben der beiden Wörter gleich sind. Dafür wird der Index in der „VowelGroup“ genutzt, um in den in<text:s/>ein character array (in diesem Fall ein string slice) umgewandelten Wort-String alle Buchstaben der maßgeblichen Vokalgruppe und danach mit dem anderen Wort zu überprüfen.</text:p>
      <text:p text:style-name="P52">Die Funktion „CheckIfEssentialVowelGroupValid(word string)“ überprüft die in der Aufgabenstellung erwähnte Regel 2 und ob die „VowelGroup“ leer ist. Dazu wird erst überprüft, ob der Wert der maßgeblichen Vokalgruppe gleich null<text:s/>ist, da die Funktion „GetEssentialVowelGroup“, welche im 2. Punkt genannt wurde, eine leere Vokalgruppe zurückgibt, wenn keine im Wort vorhanden ist. Als nächstes wird überprüft, ob die Länge der maßgeblichen Vokalgruppe und allen ihr folgenden Buchstaben länger oder gleich ist, wie die Hälfte der Länge des Wortes. Dafür werden Fließkommazahlen verwendet, da sonst in manchen Fällen Fehler auftreten können.</text:p>
      <text:p text:style-name="P53">Die Funktion „CheckIfWordsIncludeThem(word1 string, word2 string)“ überprüft die in der Aufgabenstellung erwähnte Regel 3. Dafür wird überprüft, ob das erste Wort mit dem zweiten Wort endet oder ob das zweite<text:s/>Wort mit dem Ersten endet.</text:p>
      <text:p text:style-name="P54">Die Funktion „CheckIfRhyme(word1 string, word2 string)“ fügt alle Regeln zusammen und entfernt ein mögliches Leerzeichen am Ende der Wörter. Wichtig wäre noch hinzuzufügen, dass die Funktion „CheckIfEndSame“ nur ausgeführt wird,<text:s/>wenn die Funktion „CheckIfEssentialVowelGroupValid“ bei beiden Wörtern „true“ zurückgegeben hat. Wenn dies nicht der Fall wäre, könnte es zu Fehlern kommen, da der Index der „VowelGroup“ abgefragt wird und dieser nicht vorhanden ist, wenn es keine Vokalgruppe/keinen Vokal in dem Wort gibt. Dies wurde im Punkt zur Funktion „CheckIfEssentialVowelGroupValid“ ausführlicher verdeutlicht.</text:p>
      <text:p text:style-name="P55">Die Funktion „CalculateRhymes(words []string)” berechnet alle Reimpaare einer Liste aus Wörtern (strings). Dazu wird über jene<text:s/>Liste iteriert und jedes Mal wird noch einmal über alle Wörter nach dem aktuellen Wort iteriert und mit der Funktion „CheckIfRhyme“ überprüft, ob sich beide aktuellen Wörter reimen. Die sich reimenden Wörter werden als Liste aus Wörtern zurückgegeben.</text:p>
      <text:h text:style-name="P56" text:outline-level="2"><text:bookmark-start text:name="_Toc119170541"/><text:bookmark-start text:name="_Toc119177115"/><text:bookmark-start text:name="_Toc119233213"/><text:bookmark-start text:name="_Toc119939611"/>Wortimportierung<text:bookmark-end text:name="_Toc119170541"/><text:bookmark-end text:name="_Toc119177115"/><text:bookmark-end text:name="_Toc119233213"/><text:bookmark-end text:name="_Toc119939611"/><text:s/></text:h>
      <text:p text:style-name="P57"><text:bookmark-start text:name="__RefHeading___Toc2236_4178761632"/>Die Funktion „importFiles()“ importiert die Wortlisten aus den in der config-Datei angegebenen Dateien. Die Dateien sind in der config-Datei als relative Pfade angegeben, jedoch können es auch absolute Pfade sein. Diese Dateien werden eingelesen und jede Zeile des Inhalts ist ein Wort. Die Wortlisten werden als 2-dimensionales array aus strings (in diesem Fall wieder ein 2-dimensionaler slice aus strings) zurückgegeben.</text:p>
      <text:h text:style-name="P58" text:outline-level="2"><text:bookmark-start text:name="_Toc119170542"/><text:bookmark-start text:name="_Toc119177116"/><text:bookmark-start text:name="_Toc119233214"/><text:bookmark-start text:name="_Toc119939612"/><text:soft-page-break/>Alles zusammenfügen<text:bookmark-end text:name="_Toc119170542"/><text:bookmark-end text:name="_Toc119177116"/><text:bookmark-end text:name="_Toc119233214"/><text:bookmark-end text:name="_Toc119939612"/></text:h>
      <text:p text:style-name="P59">In der main-Funktion wird alles zusammengefügt. Die Wortlisten werden mithilfe der im obigen Punkt genannten Funktion „importFiles“ importiert und für jede Wortliste werden alle Reimpaare mit der „CalculateRhymes“ Funktion berechnet und diese werden mit dem Index der Wortliste über die Standartausgabe (stdout) ausgegeben.</text:p>
      <text:h text:style-name="P60" text:outline-level="1"><text:bookmark-start text:name="_Toc119170543"/><text:bookmark-start text:name="_Toc119177117"/><text:bookmark-start text:name="_Toc119233215"/><text:bookmark-start text:name="_Toc119939613"/>Beispiele<text:bookmark-end text:name="__RefHeading___Toc2236_4178761632"/><text:bookmark-end text:name="_Toc119170543"/><text:bookmark-end text:name="_Toc119177117"/><text:bookmark-end text:name="_Toc119233215"/><text:bookmark-end text:name="_Toc119939613"/></text:h>
      <text:h text:style-name="P61" text:outline-level="2"><text:bookmark-start text:name="_Toc119170544"/><text:bookmark-start text:name="_Toc119177118"/><text:bookmark-start text:name="_Toc119233216"/><text:bookmark-start text:name="_Toc119939614"/>reimerei0.txt<text:bookmark-end text:name="_Toc119170544"/><text:bookmark-end text:name="_Toc119177118"/><text:bookmark-end text:name="_Toc119233216"/><text:bookmark-end text:name="_Toc119939614"/></text:h>
      <text:p text:style-name="P62">"bemühen", "glühen"</text:p>
      <text:p text:style-name="Textbody"><text:span text:style-name="T63">"Biene", "Hygiene"</text:span><text:span text:style-name="T64"><text:tab/>Dieses Beispiel ist interessant, da es sich nicht reimt, wenn man es spricht, jedoch wenn man „Hygiene“ so ausspricht, wie man es schreibt und das „ie“ wie ein langes „i“<text:s/></text:span><text:span text:style-name="T65">spricht, reimt es sich. Es wird jedoch nicht so ausgesprochen, da es aus dem griechischen „</text:span><text:span text:style-name="T66">Hygieia“ kommt. Dies ist die griechische Göttin der Gesundheit.</text:span></text:p>
      <text:p text:style-name="P67">"Biene", "Schiene"</text:p>
      <text:p text:style-name="P68">"Hygiene", "Schiene"<text:tab/>Hier das gleiche wie bei „Biene“ und „Hygiene“.</text:p>
      <text:p text:style-name="P69">"Knecht",<text:s/>"Recht"</text:p>
      <text:p text:style-name="P70"/>
      <text:h text:style-name="P71" text:outline-level="2"><text:bookmark-start text:name="_Toc119170545"/><text:bookmark-start text:name="_Toc119177119"/><text:bookmark-start text:name="_Toc119233217"/><text:bookmark-start text:name="_Toc119939615"/>reimerei1.txt<text:bookmark-end text:name="_Toc119170545"/><text:bookmark-end text:name="_Toc119177119"/><text:bookmark-end text:name="_Toc119233217"/><text:bookmark-end text:name="_Toc119939615"/></text:h>
      <text:p text:style-name="P72">"Bildnis", "Wildnis"</text:p>
      <text:p text:style-name="P73">"Brote", "Note"</text:p>
      <text:p text:style-name="P74"/>
      <text:h text:style-name="P75" text:outline-level="2"><text:bookmark-start text:name="_Toc119170546"/><text:bookmark-start text:name="_Toc119177120"/><text:bookmark-start text:name="_Toc119233218"/><text:bookmark-start text:name="_Toc119939616"/>reimerei2.txt<text:bookmark-end text:name="_Toc119170546"/><text:bookmark-end text:name="_Toc119177120"/><text:bookmark-end text:name="_Toc119233218"/><text:bookmark-end text:name="_Toc119939616"/></text:h>
      <text:p text:style-name="P76">"Epsilon", "Ypsilon"</text:p>
      <text:p text:style-name="P77"/>
      <text:h text:style-name="P78" text:outline-level="2"><text:bookmark-start text:name="_Toc119170547"/><text:bookmark-start text:name="_Toc119177121"/><text:bookmark-start text:name="_Toc119233219"/><text:bookmark-start text:name="_Toc119939617"/>reimerei3.txt<text:bookmark-end text:name="_Toc119170547"/><text:bookmark-end text:name="_Toc119177121"/><text:bookmark-end text:name="_Toc119233219"/><text:bookmark-end text:name="_Toc119939617"/><text:s/></text:h>
      <text:p text:style-name="P79">"Absender", "Kalender"</text:p>
      <text:p text:style-name="P80">"Ansage", "Frage"</text:p>
      <text:p text:style-name="P81">"Ansage", "Garage"<text:tab/>Das „g“ wird unterschiedlich ausgesprochen. Bei „Garage“ ist es ein ​[⁠ʒ⁠]​(stimmhafter postalveolarer Frikativ), bei „ansage“ ist es in normales [g].</text:p>
      <text:p text:style-name="P82">"Bahn", "Zahn"</text:p>
      <text:p text:style-name="P83">"Bank", "Dank"</text:p>
      <text:p text:style-name="P84">"Baum", "Raum"</text:p>
      <text:p text:style-name="P85">"Bein", "Wein"</text:p>
      <text:p text:style-name="P86">"Bier", "Tier"</text:p>
      <text:soft-page-break/>
      <text:p text:style-name="P87">"Bild", "Schild"</text:p>
      <text:p text:style-name="P88">"Bitte", "Mitte"</text:p>
      <text:p text:style-name="P89">"Butter", "Großmutter"</text:p>
      <text:p text:style-name="P90">"Butter", "Mutter"</text:p>
      <text:p text:style-name="P91">"Dame", "Name"</text:p>
      <text:p text:style-name="P92">"Dezember", "November"</text:p>
      <text:p text:style-name="P93">"Dezember", "September"</text:p>
      <text:p text:style-name="P94">"Drucker", "Zucker"</text:p>
      <text:p text:style-name="P95">"Durst", "Wurst"</text:p>
      <text:p text:style-name="P96">"Ermäßigung", "Kündigung"</text:p>
      <text:p text:style-name="P97">"Ermäßigung", "Reinigung"</text:p>
      <text:p text:style-name="P98">"Fest", "Test"</text:p>
      <text:p text:style-name="P99">"Feuer", "Steuer"</text:p>
      <text:p text:style-name="P100">"Fisch", "Tisch"</text:p>
      <text:p text:style-name="P101">"Flasche", "Tasche"</text:p>
      <text:p text:style-name="P102">"Frage", "Garage"<text:tab/>Das gleiche wie bei „Garage“ und „ansage“</text:p>
      <text:p text:style-name="P103">"Fuß",<text:s/>"Gruß"</text:p>
      <text:p text:style-name="P104">"Gas", "Glas"</text:p>
      <text:p text:style-name="P105">"Glück", "Stück"</text:p>
      <text:p text:style-name="P106">"Gleis", "Kreis"</text:p>
      <text:p text:style-name="P107">"Gleis", "Preis"</text:p>
      <text:p text:style-name="P108">"Gleis", "Reis"</text:p>
      <text:p text:style-name="P109">"Großmutter", "Mutter"</text:p>
      <text:p text:style-name="P110">"Gruppe", "Suppe"</text:p>
      <text:p text:style-name="P111">"Hand", "Land"</text:p>
      <text:p text:style-name="P112">"Hand", "Strand"</text:p>
      <text:p text:style-name="P113">"Hose", "Rose"</text:p>
      <text:p text:style-name="P114">"Hund", "Mund"</text:p>
      <text:p text:style-name="P115">"Kündigung", "Reinigung"</text:p>
      <text:p text:style-name="P116">"Kanne", "Panne"</text:p>
      <text:p text:style-name="P117">"Kasse", "Klasse"</text:p>
      <text:soft-page-break/>
      <text:p text:style-name="P118">"Kasse", "Tasse"</text:p>
      <text:p text:style-name="P119">"Kassette", "Kette"</text:p>
      <text:p text:style-name="P120">"Kassette", "Toilette"</text:p>
      <text:p text:style-name="P121">"Keller", "Teller"</text:p>
      <text:p text:style-name="Textbody">"Kette", "Toilette"</text:p>
      <text:p text:style-name="Textbody">"Kind", "Rind"</text:p>
      <text:p text:style-name="Textbody">"Kind", "Wind"</text:p>
      <text:p text:style-name="P122">"Klasse", "Tasse"</text:p>
      <text:p text:style-name="P123">"Kopf", "Topf"</text:p>
      <text:p text:style-name="P124">"Kreis", "Preis"</text:p>
      <text:p text:style-name="P125">"Kunde", "Stunde"</text:p>
      <text:p text:style-name="P126">"Land", "Strand"</text:p>
      <text:p text:style-name="P127">"Lohn", "Sohn"</text:p>
      <text:p text:style-name="P128">"Magen", "Wagen"</text:p>
      <text:p text:style-name="P129">"Nachmittag", "Vormittag"</text:p>
      <text:p text:style-name="P130">"November", "September"</text:p>
      <text:p text:style-name="P131">"Platz", "Satz"</text:p>
      <text:p text:style-name="P132">"Rind", "Wind"</text:p>
      <text:p text:style-name="P133">"Rock", "Stock"</text:p>
      <text:p text:style-name="P134">"S-Bahn", "Zahn"</text:p>
      <text:p text:style-name="P135">"Sache", "Sprache"<text:tab/>Das „a“ wird bei „Sache“ kurz gesprochen und bei „Sprache“ lang.</text:p>
      <text:p text:style-name="P136">"See", "Tee"</text:p>
      <text:p text:style-name="P137">"Sekunde", "Stunde"</text:p>
      <text:p text:style-name="P138"/>
      <text:h text:style-name="P139" text:outline-level="2"><text:bookmark-start text:name="_Toc119170548"/><text:bookmark-start text:name="_Toc119177122"/><text:bookmark-start text:name="_Toc119233220"/><text:bookmark-start text:name="_Toc119939618"/>Eigene Wortliste<text:bookmark-end text:name="_Toc119170548"/><text:bookmark-end text:name="_Toc119177122"/><text:bookmark-end text:name="_Toc119233220"/><text:bookmark-end text:name="_Toc119939618"/></text:h>
      <text:p text:style-name="P140">"Löwe",<text:s/>"Möwe"<text:tab/>Hier habe ich getestet, ob Umlaute auch als Vokale erkannt werden.</text:p>
      <text:p text:style-name="P141">"Tür", "Für "<text:tab/>Hier habe ich getestet, ob Leerzeichen am Ende eines Wortes entfernt werden.</text:p>
      <text:p text:style-name="P142">In dieser Wortliste sind auch andere Wörter enthalten, welche bestimmte Regeln verletzen:</text:p>
      <text:list text:style-name="LFO2" text:continue-numbering="true">
        <text:list-item>
          <text:p text:style-name="P143"><text:span text:style-name="T144">Wörter mit maßgeblicher Vokalgruppe nach der Mitte Bsp.: Überasch</text:span><text:span text:style-name="T145">u</text:span><text:span text:style-name="T146">ngsei</text:span></text:p>
        </text:list-item>
        <text:list-item>
          <text:p text:style-name="P147">Wörter mit keinem Vokal Bsp.: Fynn (Name), Nyx (griech. Göttin der Nacht)</text:p>
        </text:list-item>
        <text:list-item>
          <text:p text:style-name="P148">Wörter, welche mit anderen Wörtern enden Bsp.: laufen und verlaufen<text:bookmark-start text:name="__RefHeading___Toc2238_4178761632"/><text:bookmark-start text:name="_Toc119170549"/></text:p>
        </text:list-item>
      </text:list>
      <text:h text:style-name="P149" text:outline-level="1"><text:bookmark-start text:name="_Toc119177123"/><text:bookmark-start text:name="_Toc119233221"/><text:bookmark-start text:name="_Toc119939619"/><text:soft-page-break/>Quellcode<text:bookmark-end text:name="__RefHeading___Toc2238_4178761632"/><text:bookmark-end text:name="_Toc119170549"/><text:bookmark-end text:name="_Toc119177123"/><text:bookmark-end text:name="_Toc119233221"/><text:bookmark-end text:name="_Toc119939619"/></text:h>
      <text:h text:style-name="P150" text:outline-level="2"><text:bookmark-start text:name="_Toc119177124"/><text:bookmark-start text:name="_Toc119233222"/><text:bookmark-start text:name="_Toc119939620"/>Reimerkennung<text:bookmark-end text:name="_Toc119177124"/><text:bookmark-end text:name="_Toc119233222"/><text:bookmark-end text:name="_Toc119939620"/></text:h>
      <text:p text:style-name="P151">Alle<text:s/>Vokale:</text:p>
      <text:p text:style-name="P152"><text:span text:style-name="T153">var<text:s/></text:span><text:span text:style-name="T154">(</text:span><text:span text:style-name="T155"><text:line-break/></text:span><text:span text:style-name="T156"><text:s text:c="3"/>VOWELS = []</text:span><text:span text:style-name="T157">string</text:span><text:span text:style-name="T158">{</text:span><text:span text:style-name="T159">"a"</text:span><text:span text:style-name="T160">,<text:s/></text:span><text:span text:style-name="T161">"e"</text:span><text:span text:style-name="T162">,<text:s/></text:span><text:span text:style-name="T163">"i"</text:span><text:span text:style-name="T164">,<text:s/></text:span><text:span text:style-name="T165">"o"</text:span><text:span text:style-name="T166">,<text:s/></text:span><text:span text:style-name="T167">"u"</text:span><text:span text:style-name="T168">,<text:s/></text:span><text:span text:style-name="T169">"ä"</text:span><text:span text:style-name="T170">,<text:s/></text:span><text:span text:style-name="T171">"ö"</text:span><text:span text:style-name="T172">,<text:s/></text:span><text:span text:style-name="T173">"ü"</text:span><text:span text:style-name="T174">}</text:span><text:span text:style-name="T175"><text:line-break/></text:span><text:span text:style-name="T176">)</text:span></text:p>
      <text:p text:style-name="P177"/>
      <text:p text:style-name="Normal">Das VowelGroup struct:</text:p>
      <text:p text:style-name="P178"><text:span text:style-name="T179">type<text:s/></text:span><text:span text:style-name="T180">VowelGroup<text:s/></text:span><text:span text:style-name="T181">struct<text:s/></text:span><text:span text:style-name="T182">{</text:span><text:span text:style-name="T183"><text:line-break/></text:span><text:span text:style-name="T184"><text:s text:c="3"/>value<text:s/></text:span><text:span text:style-name="T185">string</text:span><text:span text:style-name="T186"><text:line-break/></text:span><text:span text:style-name="T187"><text:s text:c="3"/></text:span><text:span text:style-name="T188">idx <text:s text:c="2"/></text:span><text:span text:style-name="T189">uint</text:span><text:span text:style-name="T190"><text:line-break/></text:span><text:span text:style-name="T191">}</text:span></text:p>
      <text:p text:style-name="Normal"/>
      <text:p text:style-name="Normal">Das Rhyme struct:</text:p>
      <text:p text:style-name="P192"><text:span text:style-name="T193">type<text:s/></text:span><text:span text:style-name="T194">Rhyme<text:s/></text:span><text:span text:style-name="T195">struct<text:s/></text:span><text:span text:style-name="T196">{</text:span><text:span text:style-name="T197"><text:line-break/></text:span><text:span text:style-name="T198"><text:s text:c="3"/>word1<text:s/></text:span><text:span text:style-name="T199">string</text:span><text:span text:style-name="T200"><text:line-break/></text:span><text:span text:style-name="T201"><text:s text:c="3"/></text:span><text:span text:style-name="T202">word2<text:s/></text:span><text:span text:style-name="T203">string</text:span><text:span text:style-name="T204"><text:line-break/></text:span><text:span text:style-name="T205">}</text:span></text:p>
      <text:p text:style-name="Normal"/>
      <text:p text:style-name="P206">Die Funktion, um die<text:s/>Vokalgruppen eines Wortes erkennen:</text:p>
      <text:p text:style-name="P207"><text:span text:style-name="T208">func<text:s/></text:span><text:span text:style-name="T209">GetVowelGroups</text:span><text:span text:style-name="T210">(word<text:s/></text:span><text:span text:style-name="T211">string</text:span><text:span text:style-name="T212">) (vowelGroups []</text:span><text:span text:style-name="T213">VowelGroup</text:span><text:span text:style-name="T214">) {</text:span><text:span text:style-name="T215"><text:line-break/></text:span><text:span text:style-name="T216"><text:s text:c="3"/>word +=<text:s/></text:span><text:span text:style-name="T217">" "</text:span><text:span text:style-name="T218"><text:line-break/></text:span><text:span text:style-name="T219"><text:s text:c="3"/></text:span><text:span text:style-name="T220">vowelGroups =<text:s/></text:span><text:span text:style-name="T221">make</text:span><text:span text:style-name="T222">([]</text:span><text:span text:style-name="T223">VowelGroup</text:span><text:span text:style-name="T224">,<text:s/></text:span><text:span text:style-name="T225">0</text:span><text:span text:style-name="T226">)</text:span><text:span text:style-name="T227"><text:line-break/></text:span><text:span text:style-name="T228"><text:s text:c="3"/></text:span><text:span text:style-name="T229">var<text:s/></text:span><text:span text:style-name="T230">currentVowelGroup<text:s/></text:span><text:span text:style-name="T231">VowelGroup<text:s/></text:span><text:span text:style-name="T232">=<text:s/></text:span><text:span text:style-name="T233">VowelGroup</text:span><text:span text:style-name="T234">{value:<text:s/></text:span><text:span text:style-name="T235">""</text:span><text:span text:style-name="T236">}</text:span><text:span text:style-name="T237"><text:line-break/></text:span><text:span text:style-name="T238"><text:s text:c="3"/></text:span><text:span text:style-name="T239">for<text:s/></text:span><text:span text:style-name="T240">idx</text:span><text:span text:style-name="T241">,<text:s/></text:span><text:span text:style-name="T242">character :=<text:s/></text:span><text:span text:style-name="T243">range<text:s/></text:span><text:span text:style-name="T244">strings</text:span><text:span text:style-name="T245">.</text:span><text:span text:style-name="T246">Split</text:span><text:span text:style-name="T247">(word</text:span><text:span text:style-name="T248">,<text:s/></text:span><text:span text:style-name="T249">""</text:span><text:span text:style-name="T250">) {</text:span><text:span text:style-name="T251"><text:line-break/></text:span><text:span text:style-name="T252"><text:s text:c="6"/></text:span><text:span text:style-name="T253">if<text:s/></text:span><text:span text:style-name="T254">slices</text:span><text:span text:style-name="T255">.</text:span><text:span text:style-name="T256">Contains</text:span><text:span text:style-name="T257">(VOWELS</text:span><text:span text:style-name="T258">,<text:s/></text:span><text:span text:style-name="T259">strings</text:span><text:span text:style-name="T260">.</text:span><text:span text:style-name="T261">ToLower</text:span><text:span text:style-name="T262">(character)) {</text:span><text:span text:style-name="T263"><text:line-break/></text:span><text:span text:style-name="T264"><text:s text:c="9"/></text:span><text:span text:style-name="T265">if<text:s/></text:span><text:span text:style-name="T266">""<text:s/></text:span><text:span text:style-name="T267">== currentVowelGroup.value {</text:span><text:span text:style-name="T268"><text:line-break/></text:span><text:span text:style-name="T269"><text:s text:c="12"/>currentVowelGroup =<text:s/></text:span><text:span text:style-name="T270">VowelGroup</text:span><text:span text:style-name="T271">{</text:span><text:span text:style-name="T272"><text:line-break/></text:span><text:span text:style-name="T273"><text:s text:c="15"/>value: character</text:span><text:span text:style-name="T274">,</text:span><text:span text:style-name="T275"><text:line-break/></text:span><text:span text:style-name="T276"><text:s text:c="15"/></text:span><text:span text:style-name="T277">idx: <text:s text:c="2"/></text:span><text:span text:style-name="T278">uint</text:span><text:span text:style-name="T279">(idx)</text:span><text:span text:style-name="T280">,</text:span><text:span text:style-name="T281"><text:line-break/></text:span><text:span text:style-name="T282"><text:s text:c="12"/></text:span><text:span text:style-name="T283">}</text:span><text:span text:style-name="T284"><text:line-break/></text:span><text:span text:style-name="T285"><text:s text:c="9"/>}<text:s/></text:span><text:span text:style-name="T286">else<text:s/></text:span><text:span text:style-name="T287">{</text:span><text:span text:style-name="T288"><text:line-break/></text:span><text:span text:style-name="T289"><text:s text:c="12"/>currentVowelGroup.value += character</text:span><text:span text:style-name="T290"><text:line-break/></text:span><text:span text:style-name="T291"><text:s text:c="9"/>}</text:span><text:span text:style-name="T292"><text:line-break/></text:span><text:span text:style-name="T293"><text:s text:c="6"/>}<text:s/></text:span><text:span text:style-name="T294">else<text:s/></text:span><text:span text:style-name="T295">{</text:span><text:span text:style-name="T296"><text:line-break/></text:span><text:span text:style-name="T297"><text:s text:c="9"/></text:span><text:span text:style-name="T298">if<text:s/></text:span><text:span text:style-name="T299">""<text:s/></text:span><text:span text:style-name="T300">== currentVowelGroup.value {</text:span><text:span text:style-name="T301"><text:line-break/></text:span><text:span text:style-name="T302"><text:s text:c="12"/></text:span><text:span text:style-name="T303">continue</text:span><text:span text:style-name="T304"><text:line-break/></text:span><text:span text:style-name="T305"><text:s text:c="9"/></text:span><text:span text:style-name="T306">}</text:span><text:span text:style-name="T307"><text:line-break/></text:span><text:span text:style-name="T308"><text:s text:c="9"/>vowelGroups =<text:s/></text:span><text:span text:style-name="T309">append</text:span><text:span text:style-name="T310">(vowelGroups</text:span><text:span text:style-name="T311">,<text:s/></text:span><text:span text:style-name="T312">currentVowelGroup)</text:span><text:span text:style-name="T313"><text:line-break/></text:span><text:span text:style-name="T314"><text:s text:c="9"/>currentVowelGroup =<text:s/></text:span><text:span text:style-name="T315">VowelGroup</text:span><text:span text:style-name="T316">{value:<text:s/></text:span><text:span text:style-name="T317">""</text:span><text:span text:style-name="T318">}</text:span><text:span text:style-name="T319"><text:line-break/></text:span><text:span text:style-name="T320"><text:s text:c="6"/>}</text:span><text:span text:style-name="T321"><text:line-break/></text:span><text:span text:style-name="T322"><text:s text:c="3"/>}</text:span><text:span text:style-name="T323"><text:line-break/></text:span><text:span text:style-name="T324"><text:s text:c="3"/></text:span><text:span text:style-name="T325">return</text:span><text:span text:style-name="T326"><text:line-break/></text:span><text:span text:style-name="T327">}</text:span></text:p>
      <text:p text:style-name="P328"/>
      <text:p text:style-name="P329">Die Funktion, um maßgebliche Vokalgruppe zu erkennen:</text:p>
      <text:p text:style-name="P330"><text:span text:style-name="T331">func<text:s/></text:span><text:span text:style-name="T332">GetEssentialVowelGroup</text:span><text:span text:style-name="T333">(word<text:s/></text:span><text:span text:style-name="T334">string</text:span><text:span text:style-name="T335">)<text:s/></text:span><text:span text:style-name="T336">VowelGroup<text:s/></text:span><text:span text:style-name="T337">{</text:span><text:span text:style-name="T338"><text:line-break/></text:span><text:span text:style-name="T339"><text:s text:c="3"/></text:span><text:span text:style-name="T340">var<text:s/></text:span><text:span text:style-name="T341">vowelGroups =<text:s/></text:span><text:span text:style-name="T342">GetVowelGroups</text:span><text:span text:style-name="T343">(word)</text:span><text:span text:style-name="T344"><text:line-break/></text:span><text:span text:style-name="T345"><text:s text:c="3"/></text:span><text:span text:style-name="T346">if len</text:span><text:span text:style-name="T347">(vowelGroups) &gt;<text:s/></text:span><text:span text:style-name="T348">1<text:s/></text:span><text:span text:style-name="T349">{</text:span><text:span text:style-name="T350"><text:line-break/></text:span><text:span text:style-name="T351"><text:s text:c="6"/></text:span><text:span text:style-name="T352">return<text:s/></text:span><text:span text:style-name="T353">vowelGroups[</text:span><text:span text:style-name="T354">len</text:span><text:span text:style-name="T355">(vowelGroups)-</text:span><text:span text:style-name="T356">2</text:span><text:span text:style-name="T357">]</text:span><text:span text:style-name="T358"><text:line-break/></text:span><text:span text:style-name="T359"><text:s text:c="3"/>}</text:span><text:span text:style-name="T360"><text:line-break/></text:span><text:soft-page-break/><text:span text:style-name="T361"><text:s text:c="3"/></text:span><text:span text:style-name="T362">if len</text:span><text:span text:style-name="T363">(vowelGroups) &lt;<text:s/></text:span><text:span text:style-name="T364">1<text:s/></text:span><text:span text:style-name="T365">{</text:span><text:span text:style-name="T366"><text:line-break/></text:span><text:span text:style-name="T367"><text:s text:c="6"/></text:span><text:span text:style-name="T368">return<text:s/></text:span><text:span text:style-name="T369">VowelGroup</text:span><text:span text:style-name="T370">{value:<text:s/></text:span><text:span text:style-name="T371">""</text:span><text:span text:style-name="T372">}</text:span><text:span text:style-name="T373"><text:line-break/></text:span><text:span text:style-name="T374"><text:s text:c="3"/>}</text:span><text:span text:style-name="T375"><text:line-break/></text:span><text:span text:style-name="T376"><text:s text:c="3"/></text:span><text:span text:style-name="T377">return<text:s/></text:span><text:span text:style-name="T378">vowelGroups[</text:span><text:span text:style-name="T379">0</text:span><text:span text:style-name="T380">]</text:span><text:span text:style-name="T381"><text:line-break/></text:span><text:span text:style-name="T382">}</text:span></text:p>
      <text:p text:style-name="P383"/>
      <text:p text:style-name="P384">Die Funktion, um zu prüfen, ob die maßgebliche Vokalgruppe und alle folgenden Buchstaben gleich sind:</text:p>
      <text:p text:style-name="P385"><text:span text:style-name="T386">func<text:s/></text:span><text:span text:style-name="T387">CheckIfEndSame</text:span><text:span text:style-name="T388">(word1<text:s/></text:span><text:span text:style-name="T389">string,<text:s/></text:span><text:span text:style-name="T390">word2<text:s/></text:span><text:span text:style-name="T391">string</text:span><text:span text:style-name="T392">)<text:s/></text:span><text:span text:style-name="T393">bool<text:s/></text:span><text:span text:style-name="T394">{</text:span><text:span text:style-name="T395"><text:line-break/></text:span><text:span text:style-name="T396"><text:s text:c="3"/></text:span><text:span text:style-name="T397">var<text:s/></text:span><text:span text:style-name="T398">word1EssentialVowelGroup =<text:s/></text:span><text:span text:style-name="T399">GetEssentialVowelGroup</text:span><text:span text:style-name="T400">(word1)</text:span><text:span text:style-name="T401"><text:line-break/></text:span><text:span text:style-name="T402"><text:s text:c="3"/></text:span><text:span text:style-name="T403">var<text:s/></text:span><text:span text:style-name="T404">word2EssentialVowelGroup =<text:s/></text:span><text:span text:style-name="T405">GetEssentialVowelGroup</text:span><text:span text:style-name="T406">(word2)</text:span><text:span text:style-name="T407"><text:line-break/></text:span><text:span text:style-name="T408"><text:s text:c="3"/></text:span><text:span text:style-name="T409">return<text:s/></text:span><text:span text:style-name="T410">strings</text:span><text:span text:style-name="T411">.</text:span><text:span text:style-name="T412">Join</text:span><text:span text:style-name="T413">(</text:span><text:span text:style-name="T414">strings</text:span><text:span text:style-name="T415">.</text:span><text:span text:style-name="T416">Split</text:span><text:span text:style-name="T417">(word1</text:span><text:span text:style-name="T418">,<text:s/></text:span><text:span text:style-name="T419">""</text:span><text:span text:style-name="T420">)[word1EssentialVowelGroup.idx:]</text:span><text:span text:style-name="T421">,<text:s/></text:span><text:span text:style-name="T422">""</text:span><text:span text:style-name="T423">) ==<text:s/></text:span><text:span text:style-name="T424">strings</text:span><text:span text:style-name="T425">.</text:span><text:span text:style-name="T426">Join</text:span><text:span text:style-name="T427">(</text:span><text:span text:style-name="T428">strings</text:span><text:span text:style-name="T429">.</text:span><text:span text:style-name="T430">Split</text:span><text:span text:style-name="T431">(word2</text:span><text:span text:style-name="T432">,<text:s/></text:span><text:span text:style-name="T433">""</text:span><text:span text:style-name="T434">)[word2EssentialVowelGroup.idx:]</text:span><text:span text:style-name="T435">,<text:s/></text:span><text:span text:style-name="T436">""</text:span><text:span text:style-name="T437">)</text:span><text:span text:style-name="T438"><text:line-break/></text:span><text:span text:style-name="T439">}</text:span></text:p>
      <text:p text:style-name="Normal"/>
      <text:p text:style-name="P440">Die Funktion, um zu prüfen, ob die maßgebliche Vokalgruppe vorhanden ist und die maßgebliche Vokalgruppe und alle folgenden Buchstaben mindestens die Mitte des Wortes sind:</text:p>
      <text:p text:style-name="P441"><text:span text:style-name="T442">func<text:s/></text:span><text:span text:style-name="T443">CheckIfEssentialVowelGroupValid</text:span><text:span text:style-name="T444">(word<text:s/></text:span><text:span text:style-name="T445">string</text:span><text:span text:style-name="T446">)<text:s/></text:span><text:span text:style-name="T447">bool<text:s/></text:span><text:span text:style-name="T448">{</text:span><text:span text:style-name="T449"><text:line-break/></text:span><text:span text:style-name="T450"><text:s text:c="3"/></text:span><text:span text:style-name="T451">var<text:s/></text:span><text:span text:style-name="T452">essentialVowelGroup =<text:s/></text:span><text:span text:style-name="T453">GetEssentialVowelGroup</text:span><text:span text:style-name="T454">(word)</text:span><text:span text:style-name="T455"><text:line-break/></text:span><text:span text:style-name="T456"><text:s text:c="3"/></text:span><text:span text:style-name="T457">if<text:s/></text:span><text:span text:style-name="T458">""<text:s/></text:span><text:span text:style-name="T459">== essentialVowelGroup.value {</text:span><text:span text:style-name="T460"><text:line-break/></text:span><text:span text:style-name="T461"><text:s text:c="6"/></text:span><text:span text:style-name="T462">return false</text:span><text:span text:style-name="T463"><text:line-break/></text:span><text:span text:style-name="T464"><text:s text:c="3"/></text:span><text:span text:style-name="T465">}</text:span><text:span text:style-name="T466"><text:line-break/></text:span><text:span text:style-name="T467"><text:s text:c="3"/></text:span><text:span text:style-name="T468">return float32</text:span><text:span text:style-name="T469">(</text:span><text:span text:style-name="T470">len</text:span><text:span text:style-name="T471">(</text:span><text:span text:style-name="T472">strings</text:span><text:span text:style-name="T473">.</text:span><text:span text:style-name="T474">Split</text:span><text:span text:style-name="T475">(word</text:span><text:span text:style-name="T476">,<text:s/></text:span><text:span text:style-name="T477">""</text:span><text:span text:style-name="T478">)[essentialVowelGroup.idx:])) &gt;= ((</text:span><text:span text:style-name="T479">float32</text:span><text:span text:style-name="T480">(</text:span><text:span text:style-name="T481">len</text:span><text:span text:style-name="T482">(</text:span><text:span text:style-name="T483">strings</text:span><text:span text:style-name="T484">.</text:span><text:span text:style-name="T485">Split</text:span><text:span text:style-name="T486">(word</text:span><text:span text:style-name="T487">,<text:s/></text:span><text:span text:style-name="T488">""</text:span><text:span text:style-name="T489">)))) /<text:s/></text:span><text:span text:style-name="T490">2</text:span><text:span text:style-name="T491">)</text:span><text:span text:style-name="T492"><text:line-break/></text:span><text:span text:style-name="T493">}</text:span></text:p>
      <text:p text:style-name="Normal"/>
      <text:p text:style-name="P494">Die Funktion, um zu prüfen, ob ein Wort mit dem anderen endet:</text:p>
      <text:p text:style-name="P495"><text:span text:style-name="T496">func<text:s/></text:span><text:span text:style-name="T497">CheckIfWordsIncludeThem</text:span><text:span text:style-name="T498">(word1<text:s/></text:span><text:span text:style-name="T499">string,<text:s/></text:span><text:span text:style-name="T500">word2<text:s/></text:span><text:span text:style-name="T501">string</text:span><text:span text:style-name="T502">)<text:s/></text:span><text:span text:style-name="T503">bool<text:s/></text:span><text:span text:style-name="T504">{</text:span><text:span text:style-name="T505"><text:line-break/></text:span><text:span text:style-name="T506"><text:s text:c="3"/>word1 =<text:s/></text:span><text:span text:style-name="T507">strings</text:span><text:span text:style-name="T508">.</text:span><text:span text:style-name="T509">ToLower</text:span><text:span text:style-name="T510">(word1)</text:span><text:span text:style-name="T511"><text:line-break/></text:span><text:span text:style-name="T512"><text:s text:c="3"/></text:span><text:span text:style-name="T513">word2 =<text:s/></text:span><text:span text:style-name="T514">strings</text:span><text:span text:style-name="T515">.</text:span><text:span text:style-name="T516">ToLower</text:span><text:span text:style-name="T517">(word2)</text:span><text:span text:style-name="T518"><text:line-break/></text:span><text:span text:style-name="T519"><text:s text:c="3"/></text:span><text:span text:style-name="T520">var<text:s/></text:span><text:span text:style-name="T521">word1Length =<text:s/></text:span><text:span text:style-name="T522">len</text:span><text:span text:style-name="T523">(</text:span><text:span text:style-name="T524">strings</text:span><text:span text:style-name="T525">.</text:span><text:span text:style-name="T526">Split</text:span><text:span text:style-name="T527">(word1</text:span><text:span text:style-name="T528">,<text:s/></text:span><text:span text:style-name="T529">""</text:span><text:span text:style-name="T530">))</text:span><text:span text:style-name="T531"><text:line-break/></text:span><text:span text:style-name="T532"><text:s text:c="3"/></text:span><text:span text:style-name="T533">var<text:s/></text:span><text:span text:style-name="T534">word2Length =<text:s/></text:span><text:span text:style-name="T535">len</text:span><text:span text:style-name="T536">(</text:span><text:span text:style-name="T537">strings</text:span><text:span text:style-name="T538">.</text:span><text:span text:style-name="T539">Split</text:span><text:span text:style-name="T540">(word2</text:span><text:span text:style-name="T541">,<text:s/></text:span><text:span text:style-name="T542">""</text:span><text:span text:style-name="T543">))</text:span><text:span text:style-name="T544"><text:line-break/></text:span><text:span text:style-name="T545"><text:s text:c="3"/></text:span><text:span text:style-name="T546">if<text:s/></text:span><text:span text:style-name="T547">word1Length &gt;= word2Length {</text:span><text:span text:style-name="T548"><text:line-break/></text:span><text:span text:style-name="T549"><text:s text:c="6"/></text:span><text:span text:style-name="T550">return<text:s/></text:span><text:span text:style-name="T551">word1[word1Length-word2Length:] == word2</text:span><text:span text:style-name="T552"><text:line-break/></text:span><text:span text:style-name="T553"><text:s text:c="3"/>}<text:s/></text:span><text:span text:style-name="T554">else if<text:s/></text:span><text:span text:style-name="T555">word1Length &lt; word2Le</text:span><text:span text:style-name="T556">ngth {</text:span><text:span text:style-name="T557"><text:line-break/></text:span><text:span text:style-name="T558"><text:s text:c="6"/></text:span><text:span text:style-name="T559">return<text:s/></text:span><text:span text:style-name="T560">word1 == word2[word2Length-word1Length:]</text:span><text:span text:style-name="T561"><text:line-break/></text:span><text:span text:style-name="T562"><text:s text:c="3"/>}<text:s/></text:span><text:span text:style-name="T563">else<text:s/></text:span><text:span text:style-name="T564">{</text:span><text:span text:style-name="T565"><text:line-break/></text:span><text:span text:style-name="T566"><text:s text:c="6"/></text:span><text:span text:style-name="T567">return false</text:span><text:span text:style-name="T568"><text:line-break/></text:span><text:span text:style-name="T569"><text:s text:c="3"/></text:span><text:span text:style-name="T570">}</text:span><text:span text:style-name="T571"><text:line-break/></text:span><text:span text:style-name="T572">}</text:span></text:p>
      <text:p text:style-name="Normal"/>
      <text:p text:style-name="P573">Die Funktion, die alle anderen Funktionen zusammenfügt und damit prüft, ob sich zwei Wörter reimen:</text:p>
      <text:p text:style-name="P574"><text:span text:style-name="T575">func<text:s/></text:span><text:span text:style-name="T576">CheckIfRhyme</text:span><text:span text:style-name="T577">(word1<text:s/></text:span><text:span text:style-name="T578">string,<text:s/></text:span><text:span text:style-name="T579">word2<text:s/></text:span><text:span text:style-name="T580">string</text:span><text:span text:style-name="T581">) (</text:span><text:span text:style-name="T582">bool,<text:s/></text:span><text:span text:style-name="T583">[]</text:span><text:span text:style-name="T584">uint8</text:span><text:span text:style-name="T585">) {</text:span><text:span text:style-name="T586"><text:line-break/></text:span><text:span text:style-name="T587"><text:s text:c="3"/>word1 =<text:s/></text:span><text:span text:style-name="T588">strings</text:span><text:span text:style-name="T589">.</text:span><text:span text:style-name="T590">TrimSuffix</text:span><text:span text:style-name="T591">(word1</text:span><text:span text:style-name="T592">,<text:s/></text:span><text:span text:style-name="T593">" "</text:span><text:span text:style-name="T594">)</text:span><text:span text:style-name="T595"><text:line-break/></text:span><text:span text:style-name="T596"><text:s text:c="3"/>word2 =<text:s/></text:span><text:span text:style-name="T597">strings</text:span><text:span text:style-name="T598">.</text:span><text:span text:style-name="T599">TrimSuffix</text:span><text:span text:style-name="T600">(word2</text:span><text:span text:style-name="T601">,<text:s/></text:span><text:span text:style-name="T602">" "</text:span><text:span text:style-name="T603">)</text:span><text:span text:style-name="T604"><text:line-break/></text:span><text:span text:style-name="T605"><text:s text:c="3"/></text:span><text:span text:style-name="T606">var<text:s/></text:span><text:span text:style-name="T607">rhyme =<text:s/></text:span><text:span text:style-name="T608">true</text:span><text:span text:style-name="T609"><text:line-break/></text:span><text:span text:style-name="T610"><text:s text:c="3"/>var<text:s/></text:span><text:span text:style-name="T611">rules =<text:s/></text:span><text:span text:style-name="T612">make</text:span><text:span text:style-name="T613">([]</text:span><text:span text:style-name="T614">uint8,<text:s/></text:span><text:span text:style-name="T615">0</text:span><text:span text:style-name="T616">)</text:span><text:span text:style-name="T617"><text:line-break/></text:span><text:span text:style-name="T618"><text:s text:c="3"/></text:span><text:span text:style-name="T619">for<text:s/></text:span><text:span text:style-name="T620">_</text:span><text:span text:style-name="T621">,<text:s/></text:span><text:span text:style-name="T622">word :=<text:s/></text:span><text:span text:style-name="T623">range<text:s/></text:span><text:span text:style-name="T624">[]</text:span><text:span text:style-name="T625">string</text:span><text:span text:style-name="T626">{word1</text:span><text:span text:style-name="T627">,<text:s/></text:span><text:span text:style-name="T628">word2} {</text:span><text:span text:style-name="T629"><text:line-break/></text:span><text:span text:style-name="T630"><text:s text:c="6"/></text:span><text:span text:style-name="T631">if<text:s/></text:span><text:span text:style-name="T632">!</text:span><text:span text:style-name="T633">CheckIfEssentialVowelGroupValid</text:span><text:span text:style-name="T634">(word) {</text:span><text:span text:style-name="T635"><text:line-break/></text:span><text:span text:style-name="T636"><text:s text:c="9"/>rhyme =<text:s/></text:span><text:span text:style-name="T637">false</text:span><text:span text:style-name="T638"><text:line-break/></text:span><text:soft-page-break/><text:span text:style-name="T639"><text:s text:c="9"/></text:span><text:span text:style-name="T640">rules =<text:s/></text:span><text:span text:style-name="T641">append</text:span><text:span text:style-name="T642">(rules</text:span><text:span text:style-name="T643">,<text:s/></text:span><text:span text:style-name="T644">2</text:span><text:span text:style-name="T645">)</text:span><text:span text:style-name="T646"><text:line-break/></text:span><text:span text:style-name="T647"><text:s text:c="6"/>}</text:span><text:span text:style-name="T648"><text:line-break/></text:span><text:span text:style-name="T649"><text:s text:c="3"/>}</text:span><text:span text:style-name="T650"><text:line-break/></text:span><text:span text:style-name="T651"><text:s text:c="3"/></text:span><text:span text:style-name="T652">if<text:s/></text:span><text:span text:style-name="T653">rhyme {</text:span><text:span text:style-name="T654"><text:line-break/></text:span><text:span text:style-name="T655"><text:s text:c="6"/></text:span><text:span text:style-name="T656">if<text:s/></text:span><text:span text:style-name="T657">!</text:span><text:span text:style-name="T658">CheckIfEndSame</text:span><text:span text:style-name="T659">(word1</text:span><text:span text:style-name="T660">,<text:s/></text:span><text:span text:style-name="T661">word2) {</text:span><text:span text:style-name="T662"><text:line-break/></text:span><text:span text:style-name="T663"><text:s text:c="9"/>rhyme =<text:s/></text:span><text:span text:style-name="T664">false</text:span><text:span text:style-name="T665"><text:line-break/></text:span><text:span text:style-name="T666"><text:s text:c="9"/></text:span><text:span text:style-name="T667">rules =<text:s/></text:span><text:span text:style-name="T668">append</text:span><text:span text:style-name="T669">(rules</text:span><text:span text:style-name="T670">,<text:s/></text:span><text:span text:style-name="T671">1</text:span><text:span text:style-name="T672">)</text:span><text:span text:style-name="T673"><text:line-break/></text:span><text:span text:style-name="T674"><text:s text:c="6"/>}</text:span><text:span text:style-name="T675"><text:line-break/></text:span><text:span text:style-name="T676"><text:s text:c="3"/>}</text:span><text:span text:style-name="T677"><text:line-break/></text:span><text:span text:style-name="T678"><text:s text:c="3"/></text:span><text:span text:style-name="T679">if<text:s/></text:span><text:span text:style-name="T680">CheckIfWordsIncludeThem</text:span><text:span text:style-name="T681">(word1</text:span><text:span text:style-name="T682">,<text:s/></text:span><text:span text:style-name="T683">word2) {</text:span><text:span text:style-name="T684"><text:line-break/></text:span><text:span text:style-name="T685"><text:s text:c="6"/>rhyme =<text:s/></text:span><text:span text:style-name="T686">f</text:span><text:span text:style-name="T687">alse</text:span><text:span text:style-name="T688"><text:line-break/></text:span><text:span text:style-name="T689"><text:s text:c="6"/></text:span><text:span text:style-name="T690">rules =<text:s/></text:span><text:span text:style-name="T691">append</text:span><text:span text:style-name="T692">(rules</text:span><text:span text:style-name="T693">,<text:s/></text:span><text:span text:style-name="T694">3</text:span><text:span text:style-name="T695">)</text:span><text:span text:style-name="T696"><text:line-break/></text:span><text:span text:style-name="T697"><text:s text:c="3"/>}</text:span><text:span text:style-name="T698"><text:line-break/></text:span><text:span text:style-name="T699"><text:s text:c="3"/></text:span><text:span text:style-name="T700">return<text:s/></text:span><text:span text:style-name="T701">rhyme</text:span><text:span text:style-name="T702">,<text:s/></text:span><text:span text:style-name="T703">rules</text:span><text:span text:style-name="T704"><text:line-break/></text:span><text:span text:style-name="T705">}</text:span></text:p>
      <text:p text:style-name="Normal"/>
      <text:p text:style-name="P706">Die Funktion, welche alle Reimpaare einer Wortliste berechnet:</text:p>
      <text:p text:style-name="P707"><text:span text:style-name="T708">func<text:s/></text:span><text:span text:style-name="T709">CalculateRhymes</text:span><text:span text:style-name="T710">(words []</text:span><text:span text:style-name="T711">string</text:span><text:span text:style-name="T712">) []</text:span><text:span text:style-name="T713">Rhyme<text:s/></text:span><text:span text:style-name="T714">{</text:span><text:span text:style-name="T715"><text:line-break/></text:span><text:span text:style-name="T716"><text:s text:c="3"/></text:span><text:span text:style-name="T717">var<text:s/></text:span><text:span text:style-name="T718">rhymes =<text:s/></text:span><text:span text:style-name="T719">make</text:span><text:span text:style-name="T720">([]</text:span><text:span text:style-name="T721">Rhyme</text:span><text:span text:style-name="T722">,<text:s/></text:span><text:span text:style-name="T723">0</text:span><text:span text:style-name="T724">)</text:span><text:span text:style-name="T725"><text:line-break/></text:span><text:span text:style-name="T726"><text:s text:c="3"/></text:span><text:span text:style-name="T727">for<text:s/></text:span><text:span text:style-name="T728">idx</text:span><text:span text:style-name="T729">,<text:s/></text:span><text:span text:style-name="T730">word :=<text:s/></text:span><text:span text:style-name="T731">range<text:s/></text:span><text:span text:style-name="T732">words {</text:span><text:span text:style-name="T733"><text:line-break/></text:span><text:span text:style-name="T734"><text:s text:c="6"/></text:span><text:span text:style-name="T735">for<text:s/></text:span><text:span text:style-name="T736">i</text:span><text:span text:style-name="T737"><text:s/>:= idx +<text:s/></text:span><text:span text:style-name="T738">1</text:span><text:span text:style-name="T739">;<text:s/></text:span><text:span text:style-name="T740">i &lt;<text:s/></text:span><text:span text:style-name="T741">len</text:span><text:span text:style-name="T742">(words)</text:span><text:span text:style-name="T743">;<text:s/></text:span><text:span text:style-name="T744">i++ {</text:span><text:span text:style-name="T745"><text:line-break/></text:span><text:span text:style-name="T746"><text:s text:c="9"/></text:span><text:span text:style-name="T747">if<text:s/></text:span><text:span text:style-name="T748">ok</text:span><text:span text:style-name="T749">,<text:s/></text:span><text:span text:style-name="T750">_ :=<text:s/></text:span><text:span text:style-name="T751">CheckIfRhyme</text:span><text:span text:style-name="T752">(word</text:span><text:span text:style-name="T753">,<text:s/></text:span><text:span text:style-name="T754">words[i])</text:span><text:span text:style-name="T755">;<text:s/></text:span><text:span text:style-name="T756">ok {</text:span><text:span text:style-name="T757"><text:line-break/></text:span><text:span text:style-name="T758"><text:s text:c="12"/>rhymes =<text:s/></text:span><text:span text:style-name="T759">append</text:span><text:span text:style-name="T760">(rhymes</text:span><text:span text:style-name="T761">,<text:s/></text:span><text:span text:style-name="T762">Rhyme</text:span><text:span text:style-name="T763">{word1: word</text:span><text:span text:style-name="T764">,<text:s/></text:span><text:span text:style-name="T765">word2: words[i]})</text:span><text:span text:style-name="T766"><text:line-break/></text:span><text:span text:style-name="T767"><text:s text:c="9"/>}</text:span><text:span text:style-name="T768"><text:line-break/></text:span><text:span text:style-name="T769"><text:s text:c="6"/>}</text:span><text:span text:style-name="T770"><text:line-break/></text:span><text:span text:style-name="T771"><text:s text:c="3"/>}</text:span><text:span text:style-name="T772"><text:line-break/></text:span><text:span text:style-name="T773"><text:s text:c="3"/></text:span><text:span text:style-name="T774">return<text:s/></text:span><text:span text:style-name="T775">rhymes</text:span><text:span text:style-name="T776"><text:line-break/></text:span><text:span text:style-name="T777">}</text:span></text:p>
      <text:h text:style-name="Heading2" text:outline-level="2"/>
      <text:h text:style-name="P778" text:outline-level="2"><text:bookmark-start text:name="_Toc119177125"/><text:bookmark-start text:name="_Toc119233223"/><text:bookmark-start text:name="_Toc119939621"/>Wortimportierung<text:bookmark-end text:name="_Toc119177125"/><text:bookmark-end text:name="_Toc119233223"/><text:bookmark-end text:name="_Toc119939621"/></text:h>
      <text:p text:style-name="P779"/>
      <text:p text:style-name="P780">Der Pfad zur config-Datei:</text:p>
      <text:p text:style-name="P781"><text:span text:style-name="T782">con</text:span><text:span text:style-name="T783">st<text:s/></text:span><text:span text:style-name="T784">(</text:span><text:span text:style-name="T785"><text:line-break/></text:span><text:span text:style-name="T786"><text:s text:c="3"/></text:span><text:span text:style-name="T787">CONFIG<text:s/></text:span><text:span text:style-name="T788">=<text:s/></text:span><text:span text:style-name="T789">"config"</text:span><text:span text:style-name="T790"><text:line-break/></text:span><text:span text:style-name="T791">)</text:span></text:p>
      <text:p text:style-name="P792"/>
      <text:p text:style-name="P793">Die Funktion, welche die Wortlisten, welche in der config-Datei angegeben sind, importiert:</text:p>
      <text:p text:style-name="P794"><text:span text:style-name="T795">func<text:s/></text:span><text:span text:style-name="T796">importFiles</text:span><text:span text:style-name="T797">() [][]</text:span><text:span text:style-name="T798">string<text:s/></text:span><text:span text:style-name="T799">{</text:span><text:span text:style-name="T800"><text:line-break/></text:span><text:span text:style-name="T801"><text:s text:c="3"/></text:span><text:span text:style-name="T802">var<text:s/></text:span><text:span text:style-name="T803">wordLists =<text:s/></text:span><text:span text:style-name="T804">make</text:span><text:span text:style-name="T805">([][]</text:span><text:span text:style-name="T806">string,<text:s/></text:span><text:span text:style-name="T807">0</text:span><text:span text:style-name="T808">)</text:span><text:span text:style-name="T809"><text:line-break/></text:span><text:span text:style-name="T810"><text:s text:c="3"/>data</text:span><text:span text:style-name="T811">,<text:s/></text:span><text:span text:style-name="T812">err :=<text:s/></text:span><text:span text:style-name="T813">os</text:span><text:span text:style-name="T814">.</text:span><text:span text:style-name="T815">ReadFile</text:span><text:span text:style-name="T816">(</text:span><text:span text:style-name="T817">CONFIG</text:span><text:span text:style-name="T818">)</text:span><text:span text:style-name="T819"><text:line-break/></text:span><text:span text:style-name="T820"><text:s text:c="3"/></text:span><text:span text:style-name="T821">if<text:s/></text:span><text:span text:style-name="T822">err !=<text:s/></text:span><text:span text:style-name="T823">nil<text:s/></text:span><text:span text:style-name="T824">{</text:span><text:span text:style-name="T825"><text:line-break/></text:span><text:span text:style-name="T826"><text:s text:c="6"/></text:span><text:span text:style-name="T827">log</text:span><text:span text:style-name="T828">.</text:span><text:span text:style-name="T829">Panic</text:span><text:span text:style-name="T830">(err)</text:span><text:span text:style-name="T831"><text:line-break/></text:span><text:span text:style-name="T832"><text:s text:c="3"/>}</text:span><text:span text:style-name="T833"><text:line-break/></text:span><text:span text:style-name="T834"><text:s text:c="3"/></text:span><text:span text:style-name="T835">for<text:s/></text:span><text:span text:style-name="T836">_</text:span><text:span text:style-name="T837">,<text:s/></text:span><text:span text:style-name="T838">line :=<text:s/></text:span><text:span text:style-name="T839">range<text:s/></text:span><text:span text:style-name="T840">strings</text:span><text:span text:style-name="T841">.</text:span><text:span text:style-name="T842">Split</text:span><text:span text:style-name="T843">(</text:span><text:span text:style-name="T844">string</text:span><text:span text:style-name="T845">(data)</text:span><text:span text:style-name="T846">,<text:s/></text:span><text:span text:style-name="T847">"</text:span><text:span text:style-name="T848">\n</text:span><text:span text:style-name="T849">"</text:span><text:span text:style-name="T850">) {</text:span><text:span text:style-name="T851"><text:line-break/></text:span><text:span text:style-name="T852"><text:s text:c="6"/>line =<text:s/></text:span><text:span text:style-name="T853">strings</text:span><text:span text:style-name="T854">.</text:span><text:span text:style-name="T855">TrimSuffix</text:span><text:span text:style-name="T856">(line</text:span><text:span text:style-name="T857">,<text:s/></text:span><text:span text:style-name="T858">"</text:span><text:span text:style-name="T859">\r</text:span><text:span text:style-name="T860">"</text:span><text:span text:style-name="T861">)</text:span><text:span text:style-name="T862"><text:line-break/></text:span><text:span text:style-name="T863"><text:s text:c="6"/>wordListData</text:span><text:span text:style-name="T864">,<text:s/></text:span><text:span text:style-name="T865">wordListErr :=<text:s/></text:span><text:span text:style-name="T866">os</text:span><text:span text:style-name="T867">.</text:span><text:span text:style-name="T868">ReadFile</text:span><text:span text:style-name="T869">(line)</text:span><text:span text:style-name="T870"><text:line-break/></text:span><text:span text:style-name="T871"><text:s text:c="6"/></text:span><text:span text:style-name="T872">if<text:s/></text:span><text:span text:style-name="T873">wordListErr !=<text:s/></text:span><text:span text:style-name="T874">nil<text:s/></text:span><text:span text:style-name="T875">{</text:span><text:span text:style-name="T876"><text:line-break/></text:span><text:span text:style-name="T877"><text:s text:c="9"/></text:span><text:span text:style-name="T878">log</text:span><text:span text:style-name="T879">.</text:span><text:span text:style-name="T880">Panicf</text:span><text:span text:style-name="T881">(</text:span><text:span text:style-name="T882">"</text:span><text:span text:style-name="T883">%#v</text:span><text:span text:style-name="T884">:<text:s/></text:span><text:span text:style-name="T885">%v</text:span><text:span text:style-name="T886">"</text:span><text:span text:style-name="T887">,<text:s/></text:span><text:span text:style-name="T888">line</text:span><text:span text:style-name="T889">,<text:s/></text:span><text:span text:style-name="T890">wordListErr)</text:span><text:span text:style-name="T891"><text:line-break/></text:span><text:span text:style-name="T892"><text:s text:c="6"/>}</text:span><text:span text:style-name="T893"><text:line-break/></text:span><text:span text:style-name="T894"><text:s text:c="6"/>wordLists =<text:s/></text:span><text:span text:style-name="T895">append</text:span><text:span text:style-name="T896">(wordLists</text:span><text:span text:style-name="T897">,<text:s/></text:span><text:span text:style-name="T898">strings</text:span><text:span text:style-name="T899">.</text:span><text:span text:style-name="T900">Split</text:span><text:span text:style-name="T901">(</text:span><text:span text:style-name="T902">strings</text:span><text:span text:style-name="T903">.</text:span><text:span text:style-name="T904">Replace</text:span><text:span text:style-name="T905">(</text:span><text:span text:style-name="T906">string</text:span><text:span text:style-name="T907">(wordListData)</text:span><text:span text:style-name="T908">,<text:s/></text:span><text:span text:style-name="T909">"</text:span><text:span text:style-name="T910">\r</text:span><text:span text:style-name="T911">"</text:span><text:span text:style-name="T912">,<text:s/></text:span><text:span text:style-name="T913">""</text:span><text:span text:style-name="T914">,<text:s/></text:span><text:span text:style-name="T915">-</text:span><text:span text:style-name="T916">1</text:span><text:span text:style-name="T917">)</text:span><text:span text:style-name="T918">,<text:s/></text:span><text:span text:style-name="T919">"</text:span><text:span text:style-name="T920">\n</text:span><text:span text:style-name="T921">"</text:span><text:span text:style-name="T922">))</text:span><text:span text:style-name="T923"><text:line-break/></text:span><text:soft-page-break/><text:span text:style-name="T924"><text:s text:c="3"/>}</text:span><text:span text:style-name="T925"><text:line-break/></text:span><text:span text:style-name="T926"><text:s text:c="3"/></text:span><text:span text:style-name="T927">return<text:s/></text:span><text:span text:style-name="T928">wordLists</text:span><text:span text:style-name="T929"><text:line-break/></text:span><text:span text:style-name="T930">}</text:span></text:p>
      <text:h text:style-name="Heading2" text:outline-level="2"/>
      <text:h text:style-name="P931" text:outline-level="2"><text:bookmark-start text:name="_Toc119177126"/><text:bookmark-start text:name="_Toc119233224"/><text:bookmark-start text:name="_Toc119939622"/>Alles zusammenfügen<text:bookmark-end text:name="_Toc119177126"/><text:bookmark-end text:name="_Toc119233224"/><text:bookmark-end text:name="_Toc119939622"/></text:h>
      <text:p text:style-name="P932"/>
      <text:p text:style-name="P933">Die main-Funktion, welche alle Reimpaare aus den importierten Wortlisten berechnet:</text:p>
      <text:p text:style-name="P934"><text:span text:style-name="T935">func<text:s/></text:span><text:span text:style-name="T936">main</text:span><text:span text:style-name="T937">() {</text:span><text:span text:style-name="T938"><text:line-break/></text:span><text:span text:style-name="T939"><text:s text:c="3"/></text:span><text:span text:style-name="T940">var<text:s/></text:span><text:span text:style-name="T941">wordLists =<text:s/></text:span><text:span text:style-name="T942">importFiles</text:span><text:span text:style-name="T943">()</text:span><text:span text:style-name="T944"><text:line-break/></text:span><text:span text:style-name="T945"><text:s text:c="3"/></text:span><text:span text:style-name="T946">for<text:s/></text:span><text:span text:style-name="T947">idx</text:span><text:span text:style-name="T948">,<text:s/></text:span><text:span text:style-name="T949">wordList :=<text:s/></text:span><text:span text:style-name="T950">range<text:s/></text:span><text:span text:style-name="T951">wordLists {</text:span><text:span text:style-name="T952"><text:line-break/></text:span><text:span text:style-name="T953"><text:s text:c="6"/></text:span><text:span text:style-name="T954">var<text:s/></text:span><text:span text:style-name="T955">rhymes =<text:s/></text:span><text:span text:style-name="T956">CalculateRhymes</text:span><text:span text:style-name="T957">(wordList)</text:span><text:span text:style-name="T958"><text:line-break/></text:span><text:span text:style-name="T959"><text:s text:c="6"/></text:span><text:span text:style-name="T960">fmt</text:span><text:span text:style-name="T961">.</text:span><text:span text:style-name="T962">Printf</text:span><text:span text:style-name="T963">(</text:span><text:span text:style-name="T964">"Rhymes from wordlist<text:s/></text:span><text:span text:style-name="T965">%v</text:span><text:span text:style-name="T966">:<text:s/></text:span><text:span text:style-name="T967">\n</text:span><text:span text:style-name="T968">"</text:span><text:span text:style-name="T969">,<text:s/></text:span><text:span text:style-name="T970">idx)</text:span><text:span text:style-name="T971"><text:line-break/></text:span><text:span text:style-name="T972"><text:s text:c="6"/></text:span><text:span text:style-name="T973">for<text:s/></text:span><text:span text:style-name="T974">_</text:span><text:span text:style-name="T975">,<text:s/></text:span><text:span text:style-name="T976">rhyme :=<text:s/></text:span><text:span text:style-name="T977">range<text:s/></text:span><text:span text:style-name="T978">rhymes {</text:span><text:span text:style-name="T979"><text:line-break/></text:span><text:span text:style-name="T980"><text:s text:c="9"/></text:span><text:span text:style-name="T981">fmt</text:span><text:span text:style-name="T982">.</text:span><text:span text:style-name="T983">Printf</text:span><text:span text:style-name="T984">(</text:span><text:span text:style-name="T985">"</text:span><text:span text:style-name="T986">%#v</text:span><text:span text:style-name="T987">,<text:s/></text:span><text:span text:style-name="T988">%#v\n</text:span><text:span text:style-name="T989">"</text:span><text:span text:style-name="T990">,<text:s/></text:span><text:span text:style-name="T991">rhyme.word1</text:span><text:span text:style-name="T992">,<text:s/></text:span><text:span text:style-name="T993">rhyme.word2)</text:span><text:span text:style-name="T994"><text:line-break/></text:span><text:span text:style-name="T995"><text:s text:c="6"/>}</text:span><text:span text:style-name="T996"><text:line-break/></text:span><text:span text:style-name="T997"><text:s text:c="6"/></text:span><text:span text:style-name="T998">fmt</text:span><text:span text:style-name="T999">.</text:span><text:span text:style-name="T1000">Print</text:span><text:span text:style-name="T1001">(</text:span><text:span text:style-name="T1002">"</text:span><text:span text:style-name="T1003">\n</text:span><text:span text:style-name="T1004">"</text:span><text:span text:style-name="T1005">)</text:span><text:span text:style-name="T1006"><text:line-break/></text:span><text:span text:style-name="T1007"><text:s text:c="3"/>}</text:span><text:span text:style-name="T1008"><text:line-break/></text:span><text:span text:style-name="T1009">}</text:span></text:p>
      <text:p text:style-name="P101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FreeSans" svg:font-family="FreeSans" style:font-family-generic="system" style:font-pitch="variable"/>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JetBrains Mono" svg:font-family="JetBrains Mono" style:font-family-generic="modern" style:font-pitch="fixed" svg:panose-1="2 0 0 9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AR PL SungtiL GB"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default-outline-level="2">
      <style:text-properties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Sprechblasentext" style:display-name="Sprechblasentext" style:family="paragraph" style:parent-style-name="Standard">
      <style:text-properties style:font-name="Tahoma" style:font-name-asian="Mangal" style:font-name-complex="Tahoma" fo:font-size="8pt" style:font-size-asian="8pt" style:language-asian="hi" style:country-asian="IN" fo:hyphenate="false"/>
    </style:style>
    <style:style style:name="Verzeichnis2" style:display-name="Verzeichnis 2" style:family="paragraph">
      <style:paragraph-properties fo:margin-left="0.1965in">
        <style:tab-stops>
          <style:tab-stop style:type="right" style:leader-style="dotted" style:leader-text="." style:position="6.2701in"/>
        </style:tab-stops>
      </style:paragraph-properties>
      <style:text-properties style:font-name-asian="FreeSans" style:font-name-complex="Liberation Serif" fo:font-size="10pt" style:font-size-asian="10pt" style:language-asian="hi" style:country-asian="IN" fo:hyphenate="false"/>
    </style:style>
    <style:style style:name="Verzeichnis1" style:display-name="Verzeichnis 1" style:family="paragraph">
      <style:paragraph-properties>
        <style:tab-stops>
          <style:tab-stop style:type="right" style:leader-style="dotted" style:leader-text="." style:position="6.2701in"/>
        </style:tab-stops>
      </style:paragraph-properties>
      <style:text-properties style:font-name-asian="FreeSans" style:font-name-complex="Liberation Serif" fo:font-size="10pt" style:font-size-asian="10pt" style:language-asian="hi" style:country-asian="IN" fo:hyphenate="false"/>
    </style:style>
    <style:style style:name="RGV-Überschrift" style:display-name="RGV-Überschrift" style:family="paragraph">
      <style:paragraph-properties fo:keep-with-next="always" fo:margin-top="0.1666in" fo:margin-bottom="0.0833in"/>
      <style:text-properties style:font-name-asian="FreeSans" style:font-name-complex="Liberation Serif" fo:font-weight="bold" style:font-weight-asian="bold" fo:font-size="16pt" style:font-size-asian="16pt" style:language-asian="hi" style:country-asian="IN"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SprechblasentextZchn" style:display-name="Sprechblasentext Zchn" style:family="text">
      <style:text-properties style:font-name="Tahoma" style:font-name-asian="Mangal" style:font-name-complex="Tahoma" style:letter-kerning="true" fo:font-size="8pt" style:font-size-asian="8pt" style:language-asian="hi" style:country-asian="IN"/>
    </style:style>
    <style:style style:name="Absatz-Standardschriftart" style:display-name="Absatz-Standardschriftart"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TOCHeading" style:display-name="TOC Heading" style:family="paragraph" style:parent-style-name="Heading1" style:next-style-name="Normal" style:default-outline-level="1">
      <style:paragraph-properties fo:keep-together="always" style:vertical-align="auto" fo:margin-bottom="0in" fo:line-height="104%"/>
      <style:text-properties style:font-name="Calibri Light" style:font-name-asian="Times New Roman" style:font-name-complex="Times New Roman" fo:font-weight="normal" style:font-weight-asian="normal" style:font-weight-complex="normal" fo:color="#2F5496" style:letter-kerning="false" fo:font-size="16pt" style:font-size-asian="16pt" style:font-size-complex="16pt" style:language-asian="en" style:country-asian="US" style:language-complex="ar" style:country-complex="SA" fo:hyphenate="true"/>
    </style:style>
    <style:style style:name="TOC1" style:display-name="TOC 1" style:family="paragraph" style:parent-style-name="Normal" style:next-style-name="Normal" style:auto-update="true">
      <style:paragraph-properties fo:margin-bottom="0.0694in"/>
      <style:text-properties style:font-name-complex="Mangal" style:font-size-complex="10.5pt"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gkelc" style:display-name="hgkelc" style:family="text" style:parent-style-name="DefaultParagraphFont"/>
    <style:style style:name="ipa" style:display-name="ipa" style:family="text" style:parent-style-name="DefaultParagraphFont"/>
    <style:style style:name="HTMLPreformatted" style:display-name="HTML Preformatted" style:family="paragraph" style:parent-style-name="Normal">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text:list-style style:name="WWNum1" style:display-name="WWNum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2LVL1" style:family="text">
      <style:text-properties style:font-name="Liberation Serif" style:font-name-asian="AR PL SungtiL GB" style:font-name-complex="Lohit Devanaga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0416in" text:min-label-width="0.25in" text:list-level-position-and-space-mode="label-alignment">
          <style:list-level-label-alignment text:label-followed-by="listtab" fo:margin-left="0.2916in" fo:text-indent="-0.25in"/>
        </style:list-level-properties>
        <style:text-properties style:font-name="Liberation Serif"/>
      </text:list-level-style-bullet>
      <text:list-level-style-bullet text:level="2" text:style-name="WW_CharLFO2LVL2" text:bullet-char="o">
        <style:list-level-properties text:space-before="0.5416in" text:min-label-width="0.25in" text:list-level-position-and-space-mode="label-alignment">
          <style:list-level-label-alignment text:label-followed-by="listtab" fo:margin-left="0.7916in" fo:text-indent="-0.25in"/>
        </style:list-level-properties>
        <style:text-properties style:font-name="Courier New"/>
      </text:list-level-style-bullet>
      <text:list-level-style-bullet text:level="3" text:style-name="WW_CharLFO2LVL3"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Wingdings"/>
      </text:list-level-style-bullet>
      <text:list-level-style-bullet text:level="4" text:style-name="WW_CharLFO2LVL4"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Symbol"/>
      </text:list-level-style-bullet>
      <text:list-level-style-bullet text:level="5" text:style-name="WW_CharLFO2LVL5" text:bullet-char="o">
        <style:list-level-properties text:space-before="2.0416in" text:min-label-width="0.25in" text:list-level-position-and-space-mode="label-alignment">
          <style:list-level-label-alignment text:label-followed-by="listtab" fo:margin-left="2.2916in" fo:text-indent="-0.25in"/>
        </style:list-level-properties>
        <style:text-properties style:font-name="Courier New"/>
      </text:list-level-style-bullet>
      <text:list-level-style-bullet text:level="6" text:style-name="WW_CharLFO2LVL6" text:bullet-char="">
        <style:list-level-properties text:space-before="2.5416in" text:min-label-width="0.25in" text:list-level-position-and-space-mode="label-alignment">
          <style:list-level-label-alignment text:label-followed-by="listtab" fo:margin-left="2.7916in" fo:text-indent="-0.25in"/>
        </style:list-level-properties>
        <style:text-properties style:font-name="Wingdings"/>
      </text:list-level-style-bullet>
      <text:list-level-style-bullet text:level="7" text:style-name="WW_CharLFO2LVL7"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Symbol"/>
      </text:list-level-style-bullet>
      <text:list-level-style-bullet text:level="8" text:style-name="WW_CharLFO2LVL8" text:bullet-char="o">
        <style:list-level-properties text:space-before="3.5416in" text:min-label-width="0.25in" text:list-level-position-and-space-mode="label-alignment">
          <style:list-level-label-alignment text:label-followed-by="listtab" fo:margin-left="3.7916in" fo:text-indent="-0.25in"/>
        </style:list-level-properties>
        <style:text-properties style:font-name="Courier New"/>
      </text:list-level-style-bullet>
      <text:list-level-style-bullet text:level="9" text:style-name="WW_CharLFO2LVL9" text:bullet-char="">
        <style:list-level-properties text:space-before="4.0416in" text:min-label-width="0.25in" text:list-level-position-and-space-mode="label-alignment">
          <style:list-level-label-alignment text:label-followed-by="listtab" fo:margin-left="4.2916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style:style style:name="P2" style:parent-style-name="Header" style:family="paragraph">
      <style:paragraph-properties>
        <style:tab-stops>
          <style:tab-stop style:type="right" style:position="6.3in"/>
        </style:tab-stops>
      </style:paragraph-properties>
    </style:style>
    <style:style style:name="T3" style:parent-style-name="Hyperlink" style:family="text">
      <style:text-properties fo:language="de" fo:country="DE"/>
    </style:style>
    <style:style style:name="T4" style:parent-style-name="Hyperlink" style:family="text">
      <style:text-properties fo:language="de" fo:country="DE"/>
    </style:style>
    <style:style style:name="T5" style:parent-style-name="Hyperlink" style:family="text">
      <style:text-properties fo:language="de" fo:country="DE"/>
    </style:style>
    <style:style style:name="T6" style:parent-style-name="DefaultParagraphFont" style:family="text">
      <style:text-properties fo:language="de" fo:country="DE"/>
    </style:style>
    <style:style style:name="T7" style:parent-style-name="Hyperlink" style:family="text">
      <style:text-properties fo:language="de" fo:country="DE"/>
    </style:style>
    <style:style style:name="T8" style:parent-style-name="Hyperlink" style:family="text">
      <style:text-properties fo:language="de" fo:country="DE"/>
    </style:style>
    <style:style style:name="T9" style:parent-style-name="Hyperlink" style:family="text">
      <style:text-properties fo:language="de" fo:country="DE"/>
    </style:style>
  </office:automatic-styles>
  <office:master-styles>
    <style:master-page style:name="MP0" style:page-layout-name="PL0">
      <style:header>
        <text:p text:style-name="P2"><text:a xlink:href="#Aufgabe" office:target-frame-name="_top" xlink:show="replace"><text:span text:style-name="T3">Junioraufgabe1: Re</text:span><text:bookmark-start text:name="_Hlt119178918"/><text:span text:style-name="T4">i</text:span><text:bookmark-end text:name="_Hlt119178918"/><text:span text:style-name="T5">merei</text:span></text:a><text:span text:style-name="T6"><text:tab/>Team-ID:<text:s/></text:span><text:a xlink:href="#TeamID" office:target-frame-name="_top" xlink:show="replace"><text:span text:style-name="T7">007</text:span><text:bookmark-start text:name="_Hlt119178856"/><text:bookmark-start text:name="_Hlt119178857"/><text:span text:style-name="T8">7</text:span><text:bookmark-end text:name="_Hlt119178856"/><text:bookmark-end text:name="_Hlt119178857"/><text:span text:style-name="T9">2</text:span></text:a></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Aino Spring</meta:initial-creator>
    <dc:creator>Aino Spring</dc:creator>
    <meta:creation-date>2022-11-12T19:25:00Z</meta:creation-date>
    <dc:date>2022-11-21T15:13:00Z</dc:date>
    <meta:print-date>2022-11-21T15:13:00Z</meta:print-date>
    <meta:template xlink:href="Normal.dotm" xlink:type="simple"/>
    <meta:editing-cycles>13</meta:editing-cycles>
    <meta:editing-duration>PT0S</meta:editing-duration>
    <meta:document-statistic meta:page-count="9" meta:paragraph-count="25" meta:word-count="1767" meta:character-count="12875" meta:row-count="92" meta:non-whitespace-character-count="11133"/>
  </office:meta>
</office:document-meta>
</file>